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ET" svg:font-family="TimesET, 'Times New Roman'"/>
    <style:font-face style:name="Courier New" svg:font-family="'Courier New'" style:font-family-generic="modern"/>
    <style:font-face style:name="Lucida Sans1" svg:font-family="'Lucida Sans'" style:font-family-generic="swiss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SchoolBook" svg:font-family="SchoolBook, 'Courier New'" style:font-family-generic="swiss" style:font-pitch="variable"/>
    <style:font-face style:name="Tahoma" svg:font-family="Tahoma" style:font-family-generic="swiss" style:font-pitch="variable"/>
    <style:font-face style:name="AR PL UMing CN" svg:font-family="'AR PL UMing CN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Таблица1" style:family="table">
      <style:table-properties style:width="16.895cm" table:align="left" style:writing-mode="lr-tb"/>
    </style:style>
    <style:style style:name="Таблица1.A" style:family="table-column">
      <style:table-column-properties style:column-width="5.477cm"/>
    </style:style>
    <style:style style:name="Таблица1.B" style:family="table-column">
      <style:table-column-properties style:column-width="5.218cm"/>
    </style:style>
    <style:style style:name="Таблица1.C" style:family="table-column">
      <style:table-column-properties style:column-width="6.2cm"/>
    </style:style>
    <style:style style:name="Таблица1.1" style:family="table-row">
      <style:table-row-properties style:min-row-height="1.101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1.C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.5pt solid #000000" style:writing-mode="lr-tb"/>
    </style:style>
    <style:style style:name="Таблица1.3" style:family="table-row">
      <style:table-row-properties style:min-row-height="2.004cm" fo:keep-together="auto"/>
    </style:style>
    <style:style style:name="Таблица1.A3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.C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.4" style:family="table-row">
      <style:table-row-properties style:min-row-height="2cm" fo:keep-together="auto"/>
    </style:style>
    <style:style style:name="Таблица1.5" style:family="table-row">
      <style:table-row-properties style:min-row-height="1.3cm" fo:keep-together="auto"/>
    </style:style>
    <style:style style:name="Таблица1.A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" style:family="table">
      <style:table-properties style:width="16.999cm" style:rel-width="100%" table:align="center" style:writing-mode="lr-tb"/>
    </style:style>
    <style:style style:name="Таблица2.A" style:family="table-column">
      <style:table-column-properties style:column-width="7.172cm" style:rel-column-width="4066*"/>
    </style:style>
    <style:style style:name="Таблица2.B" style:family="table-column">
      <style:table-column-properties style:column-width="1.764cm" style:rel-column-width="1000*"/>
    </style:style>
    <style:style style:name="Таблица2.C" style:family="table-column">
      <style:table-column-properties style:column-width="1.635cm" style:rel-column-width="927*"/>
    </style:style>
    <style:style style:name="Таблица2.D" style:family="table-column">
      <style:table-column-properties style:column-width="1.388cm" style:rel-column-width="787*"/>
    </style:style>
    <style:style style:name="Таблица2.E" style:family="table-column">
      <style:table-column-properties style:column-width="1.379cm" style:rel-column-width="782*"/>
    </style:style>
    <style:style style:name="Таблица2.G" style:family="table-column">
      <style:table-column-properties style:column-width="2.272cm" style:rel-column-width="1288*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Таблица2.B1" style:family="table-cell">
      <style:table-cell-properties style:vertical-align="top" fo:padding-left="0.101cm" fo:padding-right="0.101cm" fo:padding-top="0cm" fo:padding-bottom="0cm" fo:border="0.5pt solid #000000" style:writing-mode="lr-tb"/>
    </style:style>
    <style:style style:name="Таблица2.A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Таблица9" style:family="table">
      <style:table-properties style:width="16.999cm" style:rel-width="100%" table:align="center" style:writing-mode="lr-tb"/>
    </style:style>
    <style:style style:name="Таблица9.A" style:family="table-column">
      <style:table-column-properties style:column-width="7.172cm" style:rel-column-width="4066*"/>
    </style:style>
    <style:style style:name="Таблица9.B" style:family="table-column">
      <style:table-column-properties style:column-width="1.764cm" style:rel-column-width="1000*"/>
    </style:style>
    <style:style style:name="Таблица9.C" style:family="table-column">
      <style:table-column-properties style:column-width="1.635cm" style:rel-column-width="927*"/>
    </style:style>
    <style:style style:name="Таблица9.D" style:family="table-column">
      <style:table-column-properties style:column-width="1.388cm" style:rel-column-width="787*"/>
    </style:style>
    <style:style style:name="Таблица9.E" style:family="table-column">
      <style:table-column-properties style:column-width="1.379cm" style:rel-column-width="782*"/>
    </style:style>
    <style:style style:name="Таблица9.G" style:family="table-column">
      <style:table-column-properties style:column-width="2.272cm" style:rel-column-width="1288*"/>
    </style:style>
    <style:style style:name="Таблица9.1" style:family="table-row">
      <style:table-row-properties fo:keep-together="always"/>
    </style:style>
    <style:style style:name="Таблица9.A1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Таблица9.G1" style:family="table-cell">
      <style:table-cell-properties style:vertical-align="top" fo:padding-left="0.101cm" fo:padding-right="0.101cm" fo:padding-top="0cm" fo:padding-bottom="0cm" fo:border="0.5pt solid #000000" style:writing-mode="lr-tb"/>
    </style:style>
    <style:style style:name="Таблица9.3" style:family="table-row">
      <style:table-row-properties style:min-row-height="0.534cm" fo:keep-together="always"/>
    </style:style>
    <style:style style:name="Таблица9.B4" style:family="table-cell" style:data-style-name="N0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Таблица9.A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B7" style:family="table-cell" style:data-style-name="N0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D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F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G7" style:family="table-cell" style:data-style-name="N0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9.A8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9.A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C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D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E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F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G9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9.A10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C10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D10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E10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F10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G10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9.A1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C1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D1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E1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F1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G11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9.A12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C12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D12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E12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F12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G12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9.G13" style:family="table-cell" style:data-style-name="N0">
      <style:table-cell-properties style:vertical-align="top" fo:padding-left="0.101cm" fo:padding-right="0.101cm" fo:padding-top="0cm" fo:padding-bottom="0cm" fo:border="0.5pt solid #000000" style:writing-mode="lr-tb"/>
    </style:style>
    <style:style style:name="Таблица9.A14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9.A16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C16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D16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E16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F16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G16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9.A1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C1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D1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E1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F1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G17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9.A18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C18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D18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E18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F18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G18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9.A1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D1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F1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G19" style:family="table-cell" style:data-style-name="N10001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9.A20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9.A2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C2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D2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E2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F2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G21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9.A22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C22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D22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E22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F22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G22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9.A2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D2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9.F2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3" style:family="table">
      <style:table-properties style:width="17.122cm" table:align="center" style:writing-mode="lr-tb"/>
    </style:style>
    <style:style style:name="Таблица3.A" style:family="table-column">
      <style:table-column-properties style:column-width="0.947cm"/>
    </style:style>
    <style:style style:name="Таблица3.B" style:family="table-column">
      <style:table-column-properties style:column-width="13.795cm"/>
    </style:style>
    <style:style style:name="Таблица3.C" style:family="table-column">
      <style:table-column-properties style:column-width="2.379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6.999cm" style:rel-width="100%" table:align="center" style:writing-mode="lr-tb"/>
    </style:style>
    <style:style style:name="Таблица4.A" style:family="table-column">
      <style:table-column-properties style:column-width="1.337cm" style:rel-column-width="758*"/>
    </style:style>
    <style:style style:name="Таблица4.B" style:family="table-column">
      <style:table-column-properties style:column-width="13.305cm" style:rel-column-width="7543*"/>
    </style:style>
    <style:style style:name="Таблица4.C" style:family="table-column">
      <style:table-column-properties style:column-width="2.357cm" style:rel-column-width="1336*"/>
    </style:style>
    <style:style style:name="Таблица4.1" style:family="table-row">
      <style:table-row-properties style:min-row-height="1.099cm"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" style:family="table">
      <style:table-properties style:width="16.999cm" style:rel-width="100%" table:align="center" style:writing-mode="lr-tb"/>
    </style:style>
    <style:style style:name="Таблица10.A" style:family="table-column">
      <style:table-column-properties style:column-width="1.337cm" style:rel-column-width="758*"/>
    </style:style>
    <style:style style:name="Таблица10.B" style:family="table-column">
      <style:table-column-properties style:column-width="13.305cm" style:rel-column-width="7543*"/>
    </style:style>
    <style:style style:name="Таблица10.C" style:family="table-column">
      <style:table-column-properties style:column-width="2.357cm" style:rel-column-width="1336*"/>
    </style:style>
    <style:style style:name="Таблица10.1" style:family="table-row">
      <style:table-row-properties fo:keep-together="always"/>
    </style:style>
    <style:style style:name="Таблица10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0.C1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5" style:family="table">
      <style:table-properties style:width="17.122cm" table:align="center" style:writing-mode="lr-tb"/>
    </style:style>
    <style:style style:name="Таблица5.A" style:family="table-column">
      <style:table-column-properties style:column-width="0.947cm"/>
    </style:style>
    <style:style style:name="Таблица5.B" style:family="table-column">
      <style:table-column-properties style:column-width="13.795cm"/>
    </style:style>
    <style:style style:name="Таблица5.C" style:family="table-column">
      <style:table-column-properties style:column-width="2.379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6" style:family="table">
      <style:table-properties style:width="15.644cm" table:align="center" style:writing-mode="lr-tb"/>
    </style:style>
    <style:style style:name="Таблица6.A" style:family="table-column">
      <style:table-column-properties style:column-width="1cm"/>
    </style:style>
    <style:style style:name="Таблица6.B" style:family="table-column">
      <style:table-column-properties style:column-width="6.251cm"/>
    </style:style>
    <style:style style:name="Таблица6.C" style:family="table-column">
      <style:table-column-properties style:column-width="4.501cm"/>
    </style:style>
    <style:style style:name="Таблица6.D" style:family="table-column">
      <style:table-column-properties style:column-width="1.249cm"/>
    </style:style>
    <style:style style:name="Таблица6.E" style:family="table-column">
      <style:table-column-properties style:column-width="2.642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Таблица6.E1" style:family="table-cell">
      <style:table-cell-properties style:vertical-align="middle" fo:padding-left="0.049cm" fo:padding-right="0.049cm" fo:padding-top="0cm" fo:padding-bottom="0cm" fo:border="0.5pt solid #000000" style:writing-mode="lr-tb"/>
    </style:style>
    <style:style style:name="Таблица6.3" style:family="table-row">
      <style:table-row-properties fo:keep-together="always"/>
    </style:style>
    <style:style style:name="Таблица6.A4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Таблица6.E4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 style:writing-mode="lr-tb"/>
    </style:style>
    <style:style style:name="Таблица7" style:family="table">
      <style:table-properties style:width="15.469cm" table:align="center" style:writing-mode="lr-tb"/>
    </style:style>
    <style:style style:name="Таблица7.A" style:family="table-column">
      <style:table-column-properties style:column-width="0.751cm"/>
    </style:style>
    <style:style style:name="Таблица7.B" style:family="table-column">
      <style:table-column-properties style:column-width="8.199cm"/>
    </style:style>
    <style:style style:name="Таблица7.C" style:family="table-column">
      <style:table-column-properties style:column-width="2.166cm"/>
    </style:style>
    <style:style style:name="Таблица7.D" style:family="table-column">
      <style:table-column-properties style:column-width="2.085cm"/>
    </style:style>
    <style:style style:name="Таблица7.E" style:family="table-column">
      <style:table-column-properties style:column-width="2.268cm"/>
    </style:style>
    <style:style style:name="Таблица7.1" style:family="table-row">
      <style:table-row-properties fo:keep-together="always"/>
    </style:style>
    <style:style style:name="Таблица7.A1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Таблица7.B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Таблица7.E1" style:family="table-cell">
      <style:table-cell-properties style:vertical-align="middle" fo:padding-left="0.049cm" fo:padding-right="0.049cm" fo:padding-top="0cm" fo:padding-bottom="0cm" fo:border="0.5pt solid #000000" style:writing-mode="lr-tb"/>
    </style:style>
    <style:style style:name="Таблица7.A2" style:family="table-cell">
      <style:table-cell-properties style:vertical-align="top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Таблица7.E2" style:family="table-cell">
      <style:table-cell-properties style:vertical-align="top" fo:padding-left="0.049cm" fo:padding-right="0.049cm" fo:padding-top="0cm" fo:padding-bottom="0cm" fo:border-left="0.5pt solid #000000" fo:border-right="0.5pt solid #000000" fo:border-top="none" fo:border-bottom="0.5pt solid #000000" style:writing-mode="lr-tb"/>
    </style:style>
    <style:style style:name="Таблица7.A3" style:family="table-cell">
      <style:table-cell-properties style:vertical-align="top" fo:background-color="transparent" fo:padding-left="0.049cm" fo:padding-right="0.049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8" style:family="table">
      <style:table-properties style:width="15.859cm" table:align="center" style:writing-mode="lr-tb"/>
    </style:style>
    <style:style style:name="Таблица8.A" style:family="table-column">
      <style:table-column-properties style:column-width="3.316cm"/>
    </style:style>
    <style:style style:name="Таблица8.B" style:family="table-column">
      <style:table-column-properties style:column-width="2.902cm"/>
    </style:style>
    <style:style style:name="Таблица8.C" style:family="table-column">
      <style:table-column-properties style:column-width="2.974cm"/>
    </style:style>
    <style:style style:name="Таблица8.D" style:family="table-column">
      <style:table-column-properties style:column-width="1.251cm"/>
    </style:style>
    <style:style style:name="Таблица8.E" style:family="table-column">
      <style:table-column-properties style:column-width="5.417cm"/>
    </style:style>
    <style:style style:name="Таблица8.1" style:family="table-row">
      <style:table-row-properties fo:keep-together="always"/>
    </style:style>
    <style:style style:name="Таблица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.2" style:family="table-row">
      <style:table-row-properties fo:keep-together="auto"/>
    </style:style>
    <style:style style:name="Таблица8.D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E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fo:language="uk" fo:country="UA"/>
    </style:style>
    <style:style style:name="P2" style:family="paragraph" style:parent-style-name="Footer">
      <style:text-properties fo:language="uk" fo:country="UA"/>
    </style:style>
    <style:style style:name="P3" style:family="paragraph" style:parent-style-name="Header">
      <style:paragraph-properties fo:margin-left="0cm" fo:margin-right="0.635cm" fo:text-indent="0cm" style:auto-text-indent="false"/>
      <style:text-properties fo:language="uk" fo:country="UA"/>
    </style:style>
    <style:style style:name="P4" style:family="paragraph" style:parent-style-name="Footer" style:master-page-name="">
      <style:paragraph-properties fo:margin-left="0cm" fo:margin-right="0cm" fo:text-align="end" style:justify-single-word="false" fo:text-indent="0cm" style:auto-text-indent="false" style:page-number="auto"/>
      <style:text-properties fo:language="uk" fo:country="UA"/>
    </style:style>
    <style:style style:name="P5" style:family="paragraph" style:parent-style-name="FR2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use-window-font-color="true" style:font-name="Times New Roman" fo:font-size="10pt" fo:language="uk" fo:country="UA" fo:font-weight="bold" style:font-size-asian="10pt" style:font-weight-asian="bold" style:font-name-complex="Times New Roman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snap-to-layout-grid="false"/>
      <style:text-properties style:use-window-font-color="true" fo:font-size="12pt" fo:language="uk" fo:country="UA" fo:font-weight="normal" officeooo:rsid="003e8274" officeooo:paragraph-rsid="003e8274" style:font-size-asian="12pt" style:font-weight-asian="normal" style:font-size-complex="12pt"/>
    </style:style>
    <style:style style:name="P7" style:family="paragraph" style:parent-style-name="Text_20_body_20_indent">
      <style:paragraph-properties fo:margin-left="0cm" fo:margin-right="0cm" fo:margin-top="0cm" fo:margin-bottom="0.212cm" style:contextual-spacing="false" fo:text-align="center" style:justify-single-word="false" fo:text-indent="0cm" style:auto-text-indent="false"/>
      <style:text-properties style:use-window-font-color="true" fo:font-size="11pt" fo:language="uk" fo:country="UA" fo:font-weight="bold" style:font-size-asian="11pt" style:font-weight-asian="bold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use-window-font-color="true" fo:font-size="12pt" fo:language="uk" fo:country="UA" officeooo:rsid="003cf60c" officeooo:paragraph-rsid="0044645f" style:font-size-asian="12pt" style:font-size-complex="12pt"/>
    </style:style>
    <style:style style:name="P9" style:family="paragraph" style:parent-style-name="Standard">
      <style:text-properties style:use-window-font-color="true"/>
    </style:style>
    <style:style style:name="P10" style:family="paragraph" style:parent-style-name="Standard">
      <style:paragraph-properties fo:text-align="center" style:justify-single-word="false"/>
      <style:text-properties style:use-window-font-color="true" fo:font-size="16pt" fo:language="uk" fo:country="UA" style:font-size-asian="16pt" style:font-size-complex="16pt"/>
    </style:style>
    <style:style style:name="P11" style:family="paragraph" style:parent-style-name="Standard">
      <style:text-properties style:use-window-font-color="true" fo:font-size="14pt" fo:language="uk" fo:country="UA" style:font-size-asian="14pt"/>
    </style:style>
    <style:style style:name="P12" style:family="paragraph" style:parent-style-name="Standard">
      <style:paragraph-properties fo:text-align="center" style:justify-single-word="false"/>
      <style:text-properties style:use-window-font-color="true" fo:font-size="14pt" fo:language="uk" fo:country="UA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style:use-window-font-color="true" fo:font-size="14pt" fo:language="uk" fo:country="UA" style:font-size-asian="14pt"/>
    </style:style>
    <style:style style:name="P14" style:family="paragraph" style:parent-style-name="Standard">
      <style:paragraph-properties fo:text-align="center" style:justify-single-word="false"/>
      <style:text-properties style:use-window-font-color="true" fo:font-size="14pt" fo:language="uk" fo:country="UA" style:font-size-asian="14pt"/>
    </style:style>
    <style:style style:name="P15" style:family="paragraph" style:parent-style-name="Standard">
      <style:paragraph-properties fo:text-align="center" style:justify-single-word="false"/>
      <style:text-properties style:use-window-font-color="true" fo:font-size="14pt" fo:language="uk" fo:country="UA" fo:font-weight="bold" officeooo:rsid="00181977" officeooo:paragraph-rsid="00181977" style:font-size-asian="14pt" style:font-weight-asian="bold" style:font-size-complex="14pt"/>
    </style:style>
    <style:style style:name="P16" style:family="paragraph" style:parent-style-name="Standard">
      <style:paragraph-properties fo:text-align="end" style:justify-single-word="false"/>
      <style:text-properties style:use-window-font-color="true" fo:font-size="12pt" fo:language="uk" fo:country="UA" style:font-size-asian="12pt"/>
    </style:style>
    <style:style style:name="P17" style:family="paragraph" style:parent-style-name="Standard">
      <style:text-properties style:use-window-font-color="true" fo:font-size="12pt" fo:language="uk" fo:country="UA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use-window-font-color="true" fo:font-size="12pt" fo:language="uk" fo:country="UA" style:font-size-asian="12pt" style:font-size-complex="12pt"/>
    </style:style>
    <style:style style:name="P19" style:family="paragraph" style:parent-style-name="Standard">
      <style:paragraph-properties fo:text-align="justify" style:justify-single-word="false" style:snap-to-layout-grid="false"/>
      <style:text-properties style:use-window-font-color="true" fo:font-size="12pt" fo:language="uk" fo:country="UA" style:font-size-asian="12pt" style:font-size-complex="12pt"/>
    </style:style>
    <style:style style:name="P20" style:family="paragraph" style:parent-style-name="Standard">
      <style:paragraph-properties fo:line-height="150%"/>
      <style:text-properties style:use-window-font-color="true" fo:font-size="12pt" fo:language="uk" fo:country="UA" style:font-size-asian="12pt" style:font-size-complex="12pt"/>
    </style:style>
    <style:style style:name="P21" style:family="paragraph" style:parent-style-name="Standard">
      <style:paragraph-properties style:snap-to-layout-grid="false"/>
      <style:text-properties style:use-window-font-color="true" fo:font-size="12pt" fo:language="uk" fo:country="UA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use-window-font-color="true" fo:font-size="12pt" fo:language="uk" fo:country="UA" style:font-size-asian="12pt" style:font-size-complex="12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use-window-font-color="true" fo:font-size="12pt" fo:language="uk" fo:country="UA" style:font-size-asian="12pt" style:font-size-complex="12pt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use-window-font-color="true" fo:font-size="12pt" fo:language="uk" fo:country="UA" style:font-size-asian="12pt" style:font-size-complex="12pt" style:font-weight-complex="bold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use-window-font-color="true" fo:font-size="12pt" fo:language="uk" fo:country="UA" officeooo:rsid="00364598" officeooo:paragraph-rsid="00364598" style:font-size-asian="12pt" style:font-size-complex="12pt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use-window-font-color="true" fo:font-size="12pt" fo:language="uk" fo:country="UA" officeooo:rsid="00358627" officeooo:paragraph-rsid="00358627" style:font-size-asian="12pt" style:font-size-complex="12pt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use-window-font-color="true" fo:font-size="12pt" fo:language="uk" fo:country="UA" officeooo:rsid="0037cb23" style:font-size-asian="12pt" style:font-size-complex="12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use-window-font-color="true" fo:font-size="12pt" fo:language="uk" fo:country="UA" officeooo:rsid="0037cb23" officeooo:paragraph-rsid="0037cb23" style:font-size-asian="12pt" style:font-size-complex="12pt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use-window-font-color="true" fo:font-size="12pt" fo:language="uk" fo:country="UA" officeooo:rsid="0044645f" officeooo:paragraph-rsid="0044645f" style:font-size-asian="12pt" style:font-size-complex="12pt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use-window-font-color="true" fo:font-size="12pt" fo:language="uk" fo:country="UA" officeooo:rsid="0044645f" officeooo:paragraph-rsid="0044645f" style:font-size-asian="12pt" style:font-size-complex="12pt"/>
    </style:style>
    <style:style style:name="P31" style:family="paragraph" style:parent-style-name="Standard">
      <style:paragraph-properties style:snap-to-layout-grid="false"/>
      <style:text-properties style:use-window-font-color="true" fo:font-size="12pt" fo:language="uk" fo:country="UA" officeooo:rsid="00428e7a" officeooo:paragraph-rsid="00428e7a" style:font-size-asian="12pt" style:font-size-complex="12pt"/>
    </style:style>
    <style:style style:name="P32" style:family="paragraph" style:parent-style-name="Standard">
      <style:paragraph-properties style:snap-to-layout-grid="false"/>
      <style:text-properties style:use-window-font-color="true" fo:font-size="12pt" fo:language="uk" fo:country="UA" officeooo:rsid="0044371b" officeooo:paragraph-rsid="0044371b" style:font-size-asian="12pt" style:font-size-complex="12pt"/>
    </style:style>
    <style:style style:name="P33" style:family="paragraph" style:parent-style-name="Standard">
      <style:paragraph-properties fo:text-align="justify" style:justify-single-word="false" style:snap-to-layout-grid="false"/>
      <style:text-properties style:use-window-font-color="true" fo:font-size="12pt" fo:language="uk" fo:country="UA" officeooo:rsid="0044371b" officeooo:paragraph-rsid="0044645f" style:font-size-asian="12pt" style:font-size-complex="12pt"/>
    </style:style>
    <style:style style:name="P34" style:family="paragraph" style:parent-style-name="Standard">
      <style:paragraph-properties fo:text-align="justify" style:justify-single-word="false" style:snap-to-layout-grid="false"/>
      <style:text-properties style:use-window-font-color="true" fo:font-size="12pt" fo:language="uk" fo:country="UA" officeooo:rsid="003e8274" officeooo:paragraph-rsid="003e8274" style:font-size-asian="12pt" style:font-size-complex="12pt"/>
    </style:style>
    <style:style style:name="P35" style:family="paragraph" style:parent-style-name="Standard">
      <style:paragraph-properties fo:text-align="justify" style:justify-single-word="false" style:snap-to-layout-grid="false"/>
      <style:text-properties style:use-window-font-color="true" fo:font-size="12pt" fo:language="uk" fo:country="UA" officeooo:rsid="003e8274" officeooo:paragraph-rsid="004d3546" style:font-size-asian="12pt" style:font-size-complex="12pt"/>
    </style:style>
    <style:style style:name="P36" style:family="paragraph" style:parent-style-name="Standard">
      <style:paragraph-properties fo:text-align="center" style:justify-single-word="false" style:snap-to-layout-grid="false"/>
      <style:text-properties style:use-window-font-color="true" fo:font-size="12pt" fo:language="uk" fo:country="UA" officeooo:rsid="003e8274" officeooo:paragraph-rsid="003e8274" style:font-size-asian="12pt" style:font-size-complex="12pt"/>
    </style:style>
    <style:style style:name="P37" style:family="paragraph" style:parent-style-name="Standard">
      <style:paragraph-properties fo:text-align="center" style:justify-single-word="false" style:snap-to-layout-grid="false"/>
      <style:text-properties style:use-window-font-color="true" fo:font-size="12pt" fo:language="uk" fo:country="UA" officeooo:rsid="003e8274" officeooo:paragraph-rsid="004d3546" style:font-size-asian="12pt" style:font-size-complex="12pt"/>
    </style:style>
    <style:style style:name="P38" style:family="paragraph" style:parent-style-name="Standard">
      <style:paragraph-properties fo:text-align="center" style:justify-single-word="false" style:snap-to-layout-grid="false"/>
      <style:text-properties style:use-window-font-color="true" fo:font-size="12pt" fo:language="uk" fo:country="UA" officeooo:rsid="004c0aa0" officeooo:paragraph-rsid="004c0aa0" style:font-size-asian="12pt" style:font-size-complex="12pt"/>
    </style:style>
    <style:style style:name="P39" style:family="paragraph" style:parent-style-name="Standard">
      <style:paragraph-properties fo:text-align="center" style:justify-single-word="false" style:snap-to-layout-grid="false"/>
      <style:text-properties style:use-window-font-color="true" fo:font-size="12pt" fo:language="uk" fo:country="UA" officeooo:rsid="004d3546" officeooo:paragraph-rsid="004d3546" style:font-size-asian="12pt" style:font-size-complex="12pt"/>
    </style:style>
    <style:style style:name="P40" style:family="paragraph" style:parent-style-name="Standard">
      <style:paragraph-properties fo:text-align="center" style:justify-single-word="false" style:snap-to-layout-grid="false"/>
      <style:text-properties style:use-window-font-color="true" fo:font-size="12pt" fo:language="uk" fo:country="UA" officeooo:rsid="004e793e" style:font-size-asian="12pt" style:font-size-complex="12pt"/>
    </style:style>
    <style:style style:name="P41" style:family="paragraph" style:parent-style-name="Standard">
      <style:paragraph-properties fo:text-align="center" style:justify-single-word="false" style:snap-to-layout-grid="false"/>
      <style:text-properties style:use-window-font-color="true" fo:font-size="12pt" fo:language="uk" fo:country="UA" officeooo:rsid="004e793e" officeooo:paragraph-rsid="00364598" style:font-size-asian="12pt" style:font-size-complex="12pt"/>
    </style:style>
    <style:style style:name="P42" style:family="paragraph" style:parent-style-name="Standard">
      <style:paragraph-properties fo:text-align="center" style:justify-single-word="false" style:snap-to-layout-grid="false"/>
      <style:text-properties style:use-window-font-color="true" fo:font-size="12pt" fo:language="uk" fo:country="UA" officeooo:rsid="004e793e" officeooo:paragraph-rsid="004c0aa0" style:font-size-asian="12pt" style:font-size-complex="12pt"/>
    </style:style>
    <style:style style:name="P43" style:family="paragraph" style:parent-style-name="Standard">
      <style:text-properties style:use-window-font-color="true" fo:font-size="12pt" fo:language="uk" fo:country="UA" fo:font-style="italic" fo:font-weight="bold" style:font-size-asian="12pt" style:font-style-asian="italic" style:font-weight-asian="bold" style:font-size-complex="12pt"/>
    </style:style>
    <style:style style:name="P44" style:family="paragraph" style:parent-style-name="Standard">
      <style:paragraph-properties fo:text-align="center" style:justify-single-word="false" style:snap-to-layout-grid="false"/>
      <style:text-properties style:use-window-font-color="true" fo:font-size="12pt" fo:language="uk" fo:country="UA" fo:font-style="italic" style:font-size-asian="12pt" style:font-style-asian="italic" style:font-size-complex="12pt"/>
    </style:style>
    <style:style style:name="P45" style:family="paragraph" style:parent-style-name="Standard">
      <style:paragraph-properties style:snap-to-layout-grid="false"/>
      <style:text-properties style:use-window-font-color="true" fo:font-size="12pt" fo:language="uk" fo:country="UA" fo:font-style="italic" style:font-size-asian="12pt" style:font-style-asian="italic" style:font-size-complex="12pt" style:font-weight-complex="bold"/>
    </style:style>
    <style:style style:name="P46" style:family="paragraph" style:parent-style-name="Standard">
      <style:paragraph-properties fo:text-align="center" style:justify-single-word="false" style:snap-to-layout-grid="false"/>
      <style:text-properties style:use-window-font-color="true" fo:font-size="12pt" fo:language="uk" fo:country="UA" fo:font-style="italic" officeooo:rsid="004e793e" style:font-size-asian="12pt" style:font-style-asian="italic" style:font-size-complex="12pt"/>
    </style:style>
    <style:style style:name="P47" style:family="paragraph" style:parent-style-name="Standard">
      <style:paragraph-properties fo:text-align="center" style:justify-single-word="false" style:snap-to-layout-grid="false"/>
      <style:text-properties style:use-window-font-color="true" fo:font-size="12pt" fo:language="uk" fo:country="UA" fo:font-style="italic" officeooo:rsid="004e793e" officeooo:paragraph-rsid="00386a6a" style:font-size-asian="12pt" style:font-style-asian="italic" style:font-size-complex="12pt"/>
    </style:style>
    <style:style style:name="P48" style:family="paragraph" style:parent-style-name="Standard">
      <style:paragraph-properties fo:text-align="center" style:justify-single-word="false" style:snap-to-layout-grid="false"/>
      <style:text-properties style:use-window-font-color="true" fo:font-size="12pt" fo:language="uk" fo:country="UA" fo:font-style="italic" officeooo:rsid="004e793e" officeooo:paragraph-rsid="004c0aa0" style:font-size-asian="12pt" style:font-style-asian="italic" style:font-size-complex="12pt"/>
    </style:style>
    <style:style style:name="P49" style:family="paragraph" style:parent-style-name="Standard">
      <style:paragraph-properties fo:text-align="center" style:justify-single-word="false" style:snap-to-layout-grid="false"/>
      <style:text-properties style:use-window-font-color="true" fo:font-size="12pt" fo:language="uk" fo:country="UA" fo:font-weight="bold" style:font-size-asian="12pt" style:font-weight-asian="bold" style:font-size-complex="12pt"/>
    </style:style>
    <style:style style:name="P50" style:family="paragraph" style:parent-style-name="Standard">
      <style:paragraph-properties fo:text-align="center" style:justify-single-word="false" style:snap-to-layout-grid="false"/>
      <style:text-properties style:use-window-font-color="true" fo:font-size="12pt" fo:language="uk" fo:country="UA" fo:font-weight="bold" style:font-size-asian="12pt" style:font-weight-asian="bold" style:font-size-complex="12pt" style:font-weight-complex="bold"/>
    </style:style>
    <style:style style:name="P51" style:family="paragraph" style:parent-style-name="Standard">
      <style:paragraph-properties style:snap-to-layout-grid="false">
        <style:tab-stops>
          <style:tab-stop style:position="3.752cm"/>
          <style:tab-stop style:position="15.503cm"/>
        </style:tab-stops>
      </style:paragraph-properties>
      <style:text-properties style:use-window-font-color="true" fo:font-size="12pt" fo:language="uk" fo:country="UA" fo:font-weight="bold" officeooo:paragraph-rsid="00364598" style:font-size-asian="12pt" style:font-weight-asian="bold" style:font-size-complex="12pt"/>
    </style:style>
    <style:style style:name="P52" style:family="paragraph" style:parent-style-name="Standard">
      <style:paragraph-properties fo:text-align="center" style:justify-single-word="false"/>
      <style:text-properties style:use-window-font-color="true" fo:font-size="12pt" fo:language="uk" fo:country="UA" fo:font-weight="bold" officeooo:rsid="00458aec" officeooo:paragraph-rsid="00458aec" style:font-size-asian="12pt" style:font-weight-asian="bold" style:font-size-complex="12pt"/>
    </style:style>
    <style:style style:name="P53" style:family="paragraph" style:parent-style-name="Standard">
      <style:text-properties style:use-window-font-color="true" fo:language="uk" fo:country="UA"/>
    </style:style>
    <style:style style:name="P54" style:family="paragraph" style:parent-style-name="Standard">
      <style:paragraph-properties fo:text-align="center" style:justify-single-word="false"/>
      <style:text-properties style:use-window-font-color="true" fo:language="uk" fo:country="UA" fo:font-weight="bold" style:font-weight-asian="bold"/>
    </style:style>
    <style:style style:name="P55" style:family="paragraph" style:parent-style-name="Standard">
      <style:paragraph-properties fo:text-align="center" style:justify-single-word="false" style:snap-to-layout-grid="false"/>
      <style:text-properties style:use-window-font-color="true" fo:language="uk" fo:country="UA" fo:font-weight="bold" style:font-weight-asian="bold"/>
    </style:style>
    <style:style style:name="P56" style:family="paragraph" style:parent-style-name="Standard">
      <style:paragraph-properties fo:text-align="center" style:justify-single-word="false" style:snap-to-layout-grid="false"/>
      <style:text-properties style:use-window-font-color="true" fo:language="uk" fo:country="UA" fo:font-weight="bold" style:font-weight-asian="bold" style:font-size-complex="14pt"/>
    </style:style>
    <style:style style:name="P57" style:family="paragraph" style:parent-style-name="Standard">
      <style:paragraph-properties fo:text-align="justify" style:justify-single-word="false"/>
      <style:text-properties style:use-window-font-color="true" fo:language="uk" fo:country="UA"/>
    </style:style>
    <style:style style:name="P58" style:family="paragraph" style:parent-style-name="Standard">
      <style:paragraph-properties fo:text-align="center" style:justify-single-word="false" style:snap-to-layout-grid="false"/>
      <style:text-properties style:use-window-font-color="true" fo:language="uk" fo:country="UA" style:font-size-complex="14pt"/>
    </style:style>
    <style:style style:name="P59" style:family="paragraph" style:parent-style-name="Standard">
      <style:paragraph-properties fo:text-align="center" style:justify-single-word="false" style:snap-to-layout-grid="false"/>
      <style:text-properties style:use-window-font-color="true" fo:language="uk" fo:country="UA" fo:font-style="italic" style:font-style-asian="italic" style:font-size-complex="14pt"/>
    </style:style>
    <style:style style:name="P60" style:family="paragraph" style:parent-style-name="Standard">
      <style:paragraph-properties fo:text-align="center" style:justify-single-word="false"/>
      <style:text-properties style:use-window-font-color="true" fo:font-size="18pt" fo:language="uk" fo:country="UA" fo:font-weight="bold" style:font-size-asian="18pt" style:font-weight-asian="bold"/>
    </style:style>
    <style:style style:name="P61" style:family="paragraph" style:parent-style-name="Standard">
      <style:paragraph-properties fo:text-align="center" style:justify-single-word="false"/>
      <style:text-properties style:use-window-font-color="true"/>
    </style:style>
    <style:style style:name="P62" style:family="paragraph" style:parent-style-name="Standard">
      <style:paragraph-properties fo:text-align="center" style:justify-single-word="false"/>
      <style:text-properties style:use-window-font-color="true" officeooo:paragraph-rsid="0019d712"/>
    </style:style>
    <style:style style:name="P63" style:family="paragraph" style:parent-style-name="Standard">
      <style:paragraph-properties fo:text-align="center" style:justify-single-word="false" style:snap-to-layout-grid="false"/>
      <style:text-properties style:use-window-font-color="true"/>
    </style:style>
    <style:style style:name="P64" style:family="paragraph" style:parent-style-name="Standard">
      <style:paragraph-properties fo:text-align="justify" style:justify-single-word="false"/>
      <style:text-properties style:use-window-font-color="true"/>
    </style:style>
    <style:style style:name="P65" style:family="paragraph" style:parent-style-name="Standard">
      <style:paragraph-properties fo:text-align="justify" style:justify-single-word="false"/>
      <style:text-properties style:use-window-font-color="true" officeooo:paragraph-rsid="0019d712"/>
    </style:style>
    <style:style style:name="P66" style:family="paragraph" style:parent-style-name="Standard">
      <style:paragraph-properties fo:text-align="justify" style:justify-single-word="false" style:snap-to-layout-grid="false"/>
      <style:text-properties style:use-window-font-color="true" officeooo:paragraph-rsid="00261622"/>
    </style:style>
    <style:style style:name="P67" style:family="paragraph" style:parent-style-name="Standard">
      <style:paragraph-properties style:snap-to-layout-grid="false"/>
      <style:text-properties style:use-window-font-color="true"/>
    </style:style>
    <style:style style:name="P68" style:family="paragraph" style:parent-style-name="Standard">
      <style:paragraph-properties fo:text-align="justify" style:justify-single-word="false" style:snap-to-layout-grid="false"/>
      <style:text-properties style:use-window-font-color="true" fo:font-size="11pt" fo:language="uk" fo:country="UA" officeooo:paragraph-rsid="00364598" style:font-size-asian="11pt" style:font-size-complex="11pt"/>
    </style:style>
    <style:style style:name="P69" style:family="paragraph" style:parent-style-name="Standard">
      <style:paragraph-properties fo:text-align="justify" style:justify-single-word="false" style:snap-to-layout-grid="false"/>
      <style:text-properties style:use-window-font-color="true" fo:font-size="11pt" fo:language="uk" fo:country="UA" officeooo:paragraph-rsid="0037cb23" style:font-size-asian="11pt" style:font-size-complex="11pt"/>
    </style:style>
    <style:style style:name="P70" style:family="paragraph" style:parent-style-name="Standard">
      <style:paragraph-properties fo:text-align="justify" style:justify-single-word="false" style:snap-to-layout-grid="false"/>
      <style:text-properties style:use-window-font-color="true" fo:font-size="11pt" fo:language="uk" fo:country="UA" officeooo:paragraph-rsid="0040c584" style:font-size-asian="11pt" style:font-size-complex="11pt"/>
    </style:style>
    <style:style style:name="P71" style:family="paragraph" style:parent-style-name="Standard">
      <style:paragraph-properties fo:text-align="justify" style:justify-single-word="false" style:snap-to-layout-grid="false"/>
      <style:text-properties style:use-window-font-color="true" fo:font-size="11pt" fo:language="uk" fo:country="UA" officeooo:paragraph-rsid="00428e7a" style:font-size-asian="11pt" style:font-size-complex="11pt"/>
    </style:style>
    <style:style style:name="P72" style:family="paragraph" style:parent-style-name="Standard">
      <style:paragraph-properties fo:text-align="justify" style:justify-single-word="false" style:snap-to-layout-grid="false"/>
      <style:text-properties style:use-window-font-color="true" fo:font-size="11pt" fo:language="uk" fo:country="UA" officeooo:rsid="00428e7a" officeooo:paragraph-rsid="00428e7a" style:font-size-asian="11pt" style:font-size-complex="11pt"/>
    </style:style>
    <style:style style:name="P73" style:family="paragraph" style:parent-style-name="Standard">
      <style:paragraph-properties fo:text-align="justify" style:justify-single-word="false" style:snap-to-layout-grid="false"/>
      <style:text-properties style:use-window-font-color="true" fo:font-size="11pt" fo:language="uk" fo:country="UA" officeooo:rsid="0044645f" officeooo:paragraph-rsid="0044645f" style:font-size-asian="11pt" style:font-size-complex="11pt"/>
    </style:style>
    <style:style style:name="P74" style:family="paragraph" style:parent-style-name="Standard">
      <style:paragraph-properties fo:text-align="center" style:justify-single-word="false" style:snap-to-layout-grid="false"/>
      <style:text-properties style:use-window-font-color="true" style:font-name="Times New Roman" fo:font-size="12pt" fo:language="uk" fo:country="UA" style:font-size-asian="12pt" style:font-name-complex="Times New Roman" style:font-size-complex="12pt"/>
    </style:style>
    <style:style style:name="P75" style:family="paragraph" style:parent-style-name="Standard">
      <style:paragraph-properties style:snap-to-layout-grid="false"/>
      <style:text-properties style:use-window-font-color="true" style:font-name="Times New Roman" fo:font-size="12pt" fo:language="uk" fo:country="UA" style:font-size-asian="12pt" style:font-name-complex="Times New Roman" style:font-size-complex="12pt"/>
    </style:style>
    <style:style style:name="P76" style:family="paragraph" style:parent-style-name="Standard">
      <style:paragraph-properties fo:text-align="justify" style:justify-single-word="false" style:snap-to-layout-grid="false"/>
      <style:text-properties style:use-window-font-color="true" style:font-name="Times New Roman" fo:font-size="12pt" fo:language="uk" fo:country="UA" officeooo:rsid="00261622" officeooo:paragraph-rsid="00261622" style:font-size-asian="12pt" style:font-name-complex="Times New Roman" style:font-size-complex="12pt"/>
    </style:style>
    <style:style style:name="P77" style:family="paragraph" style:parent-style-name="Standard">
      <style:paragraph-properties fo:text-align="justify" style:justify-single-word="false" style:snap-to-layout-grid="false"/>
      <style:text-properties style:use-window-font-color="true" style:font-name="Times New Roman" fo:font-size="12pt" fo:language="uk" fo:country="UA" officeooo:rsid="00261622" officeooo:paragraph-rsid="0044645f" style:font-size-asian="12pt" style:font-name-complex="Times New Roman" style:font-size-complex="12pt"/>
    </style:style>
    <style:style style:name="P78" style:family="paragraph" style:parent-style-name="Standard">
      <style:paragraph-properties fo:text-align="center" style:justify-single-word="false" style:snap-to-layout-grid="false"/>
      <style:text-properties style:use-window-font-color="true" style:font-name="Times New Roman" fo:font-size="12pt" fo:language="uk" fo:country="UA" officeooo:rsid="00271030" officeooo:paragraph-rsid="00271030" style:font-size-asian="12pt" style:font-name-complex="Times New Roman" style:font-size-complex="12pt"/>
    </style:style>
    <style:style style:name="P79" style:family="paragraph" style:parent-style-name="Standard">
      <style:paragraph-properties fo:text-align="justify" style:justify-single-word="false" style:snap-to-layout-grid="false"/>
      <style:text-properties style:use-window-font-color="true" style:font-name="Times New Roman" fo:font-size="12pt" fo:language="uk" fo:country="UA" officeooo:rsid="00271030" officeooo:paragraph-rsid="00271030" style:font-size-asian="12pt" style:font-name-complex="Times New Roman" style:font-size-complex="12pt"/>
    </style:style>
    <style:style style:name="P80" style:family="paragraph" style:parent-style-name="Standard">
      <style:paragraph-properties fo:text-align="justify" style:justify-single-word="false" style:snap-to-layout-grid="false"/>
      <style:text-properties style:use-window-font-color="true" style:font-name="Times New Roman" fo:font-size="12pt" fo:language="uk" fo:country="UA" officeooo:rsid="00428e7a" officeooo:paragraph-rsid="00428e7a" style:font-size-asian="12pt" style:font-name-complex="Times New Roman" style:font-size-complex="12pt"/>
    </style:style>
    <style:style style:name="P81" style:family="paragraph" style:parent-style-name="Standard">
      <style:paragraph-properties fo:text-align="center" style:justify-single-word="false" style:snap-to-layout-grid="false"/>
      <style:text-properties style:use-window-font-color="true" style:font-name="Times New Roman" fo:font-size="12pt" fo:language="uk" fo:country="UA" officeooo:rsid="004d3546" officeooo:paragraph-rsid="004d3546" style:font-size-asian="12pt" style:font-name-complex="Times New Roman" style:font-size-complex="12pt"/>
    </style:style>
    <style:style style:name="P82" style:family="paragraph" style:parent-style-name="Standard">
      <style:paragraph-properties fo:text-align="justify" style:justify-single-word="false" style:snap-to-layout-grid="false"/>
      <style:text-properties style:use-window-font-color="true" style:font-name="Times New Roman" fo:font-size="12pt" fo:language="uk" fo:country="UA" fo:font-style="normal" officeooo:rsid="00261622" officeooo:paragraph-rsid="00261622" style:font-size-asian="12pt" style:font-style-asian="normal" style:font-name-complex="Times New Roman" style:font-size-complex="12pt" style:font-style-complex="normal"/>
    </style:style>
    <style:style style:name="P83" style:family="paragraph" style:parent-style-name="Standard">
      <style:paragraph-properties fo:text-align="justify" style:justify-single-word="false" style:snap-to-layout-grid="false"/>
      <style:text-properties style:use-window-font-color="true" style:font-name="Times New Roman" fo:font-size="12pt" officeooo:rsid="00261622" officeooo:paragraph-rsid="00261622" style:font-size-asian="12pt" style:font-name-complex="Times New Roman" style:font-size-complex="12pt"/>
    </style:style>
    <style:style style:name="P84" style:family="paragraph" style:parent-style-name="Standard">
      <style:paragraph-properties fo:text-align="justify" style:justify-single-word="false">
        <style:tab-stops>
          <style:tab-stop style:position="1cm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name-complex="Times New Roman" style:font-size-complex="12pt"/>
    </style:style>
    <style:style style:name="P85" style:family="paragraph" style:parent-style-name="Standard">
      <style:paragraph-properties fo:text-align="center" style:justify-single-word="false" style:snap-to-layout-grid="false"/>
      <style:text-properties style:use-window-font-color="true" style:font-name="Times New Roman" fo:font-size="12pt" fo:font-weight="normal" officeooo:rsid="003a0a91" officeooo:paragraph-rsid="003a0a91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justify" style:justify-single-word="false"/>
    </style:style>
    <style:style style:name="P87" style:family="paragraph" style:parent-style-name="Standard">
      <style:paragraph-properties fo:text-align="center" style:justify-single-word="false"/>
      <style:text-properties fo:font-size="11pt" officeooo:paragraph-rsid="003e8274" style:font-size-asian="11pt"/>
    </style:style>
    <style:style style:name="P88" style:family="paragraph" style:parent-style-name="Standard">
      <style:paragraph-properties fo:text-align="center" style:justify-single-word="false" style:snap-to-layout-grid="false"/>
      <style:text-properties fo:font-size="12pt" officeooo:paragraph-rsid="003e8274" style:font-size-asian="12pt" style:font-size-complex="12pt"/>
    </style:style>
    <style:style style:name="P89" style:family="paragraph" style:parent-style-name="Standard">
      <style:paragraph-properties fo:text-align="center" style:justify-single-word="false"/>
      <style:text-properties fo:font-size="12pt" officeooo:paragraph-rsid="003e8274" style:font-size-asian="12pt" style:font-size-complex="12pt"/>
    </style:style>
    <style:style style:name="P90" style:family="paragraph" style:parent-style-name="Standard">
      <style:paragraph-properties fo:text-align="center" style:justify-single-word="false"/>
      <style:text-properties fo:font-size="12pt" officeooo:rsid="003e8274" officeooo:paragraph-rsid="003e8274" style:font-size-asian="12pt" style:font-size-complex="12pt"/>
    </style:style>
    <style:style style:name="P91" style:family="paragraph" style:parent-style-name="Standard">
      <style:paragraph-properties fo:text-align="center" style:justify-single-word="false"/>
      <style:text-properties fo:font-size="12pt" officeooo:rsid="004d3546" officeooo:paragraph-rsid="004d3546" style:font-size-asian="12pt" style:font-size-complex="12pt"/>
    </style:style>
    <style:style style:name="P92" style:family="paragraph" style:parent-style-name="Standard">
      <style:paragraph-properties fo:margin-left="0cm" fo:margin-right="0cm" fo:text-indent="1.501cm" style:auto-text-indent="false"/>
      <style:text-properties style:use-window-font-color="true" fo:font-size="12pt" fo:language="uk" fo:country="UA" style:font-size-asian="12pt" style:font-size-complex="12pt"/>
    </style:style>
    <style:style style:name="P93" style:family="paragraph" style:parent-style-name="Standard">
      <style:paragraph-properties fo:margin-left="0cm" fo:margin-right="0cm" fo:line-height="150%" fo:text-indent="1.501cm" style:auto-text-indent="false"/>
      <style:text-properties style:use-window-font-color="true" fo:font-size="12pt" fo:language="uk" fo:country="UA" style:font-size-asian="12pt" style:font-size-complex="12pt"/>
    </style:style>
    <style:style style:name="P94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/>
      <style:text-properties style:use-window-font-color="true" fo:font-size="12pt" fo:language="uk" fo:country="UA" officeooo:paragraph-rsid="003e8274" style:font-size-asian="12pt" style:font-size-complex="12pt"/>
    </style:style>
    <style:style style:name="P95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/>
      <style:text-properties style:use-window-font-color="true" fo:font-size="12pt" fo:language="uk" fo:country="UA" officeooo:paragraph-rsid="004d3546" style:font-size-asian="12pt" style:font-size-complex="12pt"/>
    </style:style>
    <style:style style:name="P96" style:family="paragraph" style:parent-style-name="Standard">
      <style:paragraph-properties fo:margin-left="0cm" fo:margin-right="0cm" fo:text-align="justify" style:justify-single-word="false" fo:hyphenation-ladder-count="no-limit" fo:text-indent="1.501cm" style:auto-text-indent="false"/>
      <style:text-properties style:use-window-font-color="true" fo:font-size="12pt" fo:language="uk" fo:country="UA" style:font-size-asian="12pt" style:font-size-complex="12pt" fo:hyphenate="false" fo:hyphenation-remain-char-count="2" fo:hyphenation-push-char-count="2"/>
    </style:style>
    <style:style style:name="P97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use-window-font-color="true" fo:font-size="12pt" fo:language="uk" fo:country="UA" officeooo:paragraph-rsid="003c8c96" style:font-size-asian="12pt" style:font-size-complex="12pt"/>
    </style:style>
    <style:style style:name="P98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/>
      <style:text-properties style:use-window-font-color="true" fo:font-size="12pt" fo:language="uk" fo:country="UA" officeooo:rsid="003e8274" officeooo:paragraph-rsid="003e8274" style:font-size-asian="12pt" style:font-size-complex="12pt"/>
    </style:style>
    <style:style style:name="P99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use-window-font-color="true" fo:font-size="12pt" fo:language="uk" fo:country="UA" officeooo:rsid="003c8c96" officeooo:paragraph-rsid="003c8c96" style:font-size-asian="12pt" style:font-size-complex="12pt"/>
    </style:style>
    <style:style style:name="P100" style:family="paragraph" style:parent-style-name="Standard">
      <style:paragraph-properties fo:margin-left="0cm" fo:margin-right="0cm" fo:text-indent="1.501cm" style:auto-text-indent="false"/>
      <style:text-properties style:use-window-font-color="true" fo:font-size="12pt" fo:language="uk" fo:country="UA" officeooo:paragraph-rsid="00446b90" style:font-size-asian="12pt" style:font-size-complex="12pt"/>
    </style:style>
    <style:style style:name="P101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use-window-font-color="true"/>
    </style:style>
    <style:style style:name="P102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use-window-font-color="true" officeooo:paragraph-rsid="00255254"/>
    </style:style>
    <style:style style:name="P103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1.501cm" style:auto-text-indent="false"/>
      <style:text-properties fo:font-variant="normal" fo:text-transform="none" style:use-window-font-color="true" style:font-name="Times New Roman" fo:font-size="12pt" fo:letter-spacing="normal" fo:language="uk" fo:country="UA" fo:font-style="normal" fo:font-weight="normal" officeooo:rsid="00323869" officeooo:paragraph-rsid="00323869" style:font-size-asian="12pt" style:font-style-asian="normal" style:font-weight-asian="normal" style:font-name-complex="Times New Roman" style:font-size-complex="12pt"/>
    </style:style>
    <style:style style:name="P104" style:family="paragraph" style:parent-style-name="Standard">
      <style:paragraph-properties fo:margin-left="0cm" fo:margin-right="0cm" fo:margin-top="0cm" fo:margin-bottom="0.212cm" style:contextual-spacing="false" fo:text-align="center" style:justify-single-word="false" fo:text-indent="1.501cm" style:auto-text-indent="false"/>
      <style:text-properties style:use-window-font-color="true" fo:language="uk" fo:country="UA" fo:font-weight="bold" style:language-asian="uk" style:country-asian="UA" style:font-weight-asian="bold"/>
    </style:style>
    <style:style style:name="P105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1.501cm" style:auto-text-indent="false"/>
      <style:text-properties style:use-window-font-color="true" style:font-name="Times New Roman" fo:font-size="12pt" fo:language="uk" fo:country="UA" fo:font-style="italic" fo:font-weight="bold" style:font-size-asian="12pt" style:font-style-asian="italic" style:font-weight-asian="bold" style:font-size-complex="12pt"/>
    </style:style>
    <style:style style:name="P106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1.501cm" style:auto-text-indent="false"/>
      <style:text-properties style:use-window-font-color="true" style:font-name="Times New Roman" fo:font-size="12pt" fo:language="uk" fo:country="UA" fo:font-style="italic" fo:font-weight="bold" officeooo:rsid="00218ec6" officeooo:paragraph-rsid="00218ec6" style:font-size-asian="12pt" style:font-style-asian="italic" style:font-weight-asian="bold" style:font-size-complex="12pt"/>
    </style:style>
    <style:style style:name="P107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1.501cm" style:auto-text-indent="false"/>
      <style:text-properties style:use-window-font-color="true" style:font-name="Times New Roman" fo:font-size="12pt" fo:language="uk" fo:country="UA" officeooo:rsid="002b7982" officeooo:paragraph-rsid="002b7982" style:font-size-asian="12pt" style:font-size-complex="12pt"/>
    </style:style>
    <style:style style:name="P108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1.501cm" style:auto-text-indent="false"/>
      <style:text-properties style:use-window-font-color="true" style:font-name="Times New Roman" fo:font-size="12pt" fo:language="uk" fo:country="UA" fo:font-style="normal" fo:font-weight="normal" officeooo:rsid="00218ec6" officeooo:paragraph-rsid="0029c257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1.501cm" style:auto-text-indent="false"/>
      <style:text-properties style:use-window-font-color="true" style:font-name="Times New Roman" fo:font-size="12pt" fo:language="uk" fo:country="UA" fo:font-style="normal" fo:font-weight="normal" officeooo:rsid="00218ec6" officeooo:paragraph-rsid="002b7982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1.501cm" style:auto-text-indent="false"/>
      <style:text-properties style:use-window-font-color="true" style:font-name="Times New Roman" fo:font-size="12pt" fo:language="uk" fo:country="UA" fo:font-style="normal" fo:font-weight="normal" officeooo:rsid="00218ec6" officeooo:paragraph-rsid="00218ec6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1.501cm" style:auto-text-indent="false"/>
      <style:text-properties style:use-window-font-color="true" fo:font-size="12pt" fo:language="uk" fo:country="UA" style:font-size-asian="12pt" style:font-size-complex="12pt"/>
    </style:style>
    <style:style style:name="P112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1.501cm" style:auto-text-indent="false"/>
      <style:text-properties style:use-window-font-color="true" fo:font-size="12pt" fo:language="uk" fo:country="UA" officeooo:paragraph-rsid="002b7982" style:font-size-asian="12pt" style:font-size-complex="12pt"/>
    </style:style>
    <style:style style:name="P113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1.501cm" style:auto-text-indent="false"/>
      <style:text-properties style:use-window-font-color="true" fo:font-size="12pt" fo:language="uk" fo:country="UA" officeooo:paragraph-rsid="002cef29" style:font-size-asian="12pt" style:font-size-complex="12pt"/>
    </style:style>
    <style:style style:name="P114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1.501cm" style:auto-text-indent="false"/>
      <style:text-properties style:use-window-font-color="true" fo:font-size="12pt" fo:language="uk" fo:country="UA" officeooo:rsid="002b7982" officeooo:paragraph-rsid="002b7982" style:font-size-asian="12pt" style:font-size-complex="12pt"/>
    </style:style>
    <style:style style:name="P115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1.501cm" style:auto-text-indent="false"/>
      <style:text-properties style:use-window-font-color="true" fo:font-size="12pt" fo:language="uk" fo:country="UA" officeooo:rsid="002e6de2" officeooo:paragraph-rsid="002e6de2" style:font-size-asian="12pt" style:font-size-complex="12pt"/>
    </style:style>
    <style:style style:name="P116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1.501cm" style:auto-text-indent="false"/>
      <style:text-properties style:use-window-font-color="true" fo:font-size="12pt" fo:language="uk" fo:country="UA" officeooo:rsid="003037fa" officeooo:paragraph-rsid="003037fa" style:font-size-asian="12pt" style:font-size-complex="12pt"/>
    </style:style>
    <style:style style:name="P117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1.501cm" style:auto-text-indent="false"/>
      <style:text-properties style:use-window-font-color="true" fo:font-size="12pt" fo:language="uk" fo:country="UA" officeooo:rsid="00323869" officeooo:paragraph-rsid="00323869" style:font-size-asian="12pt" style:font-size-complex="12pt"/>
    </style:style>
    <style:style style:name="P118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1.501cm" style:auto-text-indent="false"/>
      <style:text-properties style:use-window-font-color="true" fo:font-size="12pt" fo:language="uk" fo:country="UA" fo:font-weight="bold" officeooo:paragraph-rsid="002e6de2" style:font-size-asian="12pt" style:font-weight-asian="bold" style:font-size-complex="12pt"/>
    </style:style>
    <style:style style:name="P119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1.501cm" style:auto-text-indent="false"/>
      <style:text-properties style:use-window-font-color="true" fo:font-size="12pt" fo:language="uk" fo:country="UA" fo:font-style="normal" fo:font-weight="normal" officeooo:rsid="00218ec6" officeooo:paragraph-rsid="00218ec6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1.501cm" style:auto-text-indent="false"/>
      <style:text-properties style:use-window-font-color="true" fo:font-size="12pt" fo:language="uk" fo:country="UA" fo:font-style="normal" fo:font-weight="normal" officeooo:rsid="00218ec6" officeooo:paragraph-rsid="003037fa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1.501cm" style:auto-text-indent="false"/>
      <style:text-properties style:use-window-font-color="true" fo:font-size="12pt" fo:language="uk" fo:country="UA" fo:font-style="italic" fo:font-weight="bold" officeooo:rsid="00218ec6" officeooo:paragraph-rsid="00218ec6" style:font-size-asian="12pt" style:font-style-asian="italic" style:font-weight-asian="bold" style:font-size-complex="12pt"/>
    </style:style>
    <style:style style:name="P122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1.501cm" style:auto-text-indent="false"/>
      <style:text-properties style:use-window-font-color="true"/>
    </style:style>
    <style:style style:name="P123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1.501cm" style:auto-text-indent="false" fo:keep-with-next="always"/>
      <style:text-properties style:use-window-font-color="true" fo:font-size="12pt" fo:language="uk" fo:country="UA" fo:font-style="normal" fo:font-weight="normal" officeooo:rsid="00218ec6" officeooo:paragraph-rsid="003037fa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margin-left="0cm" fo:margin-right="0cm" fo:margin-top="0.212cm" fo:margin-bottom="0.141cm" style:contextual-spacing="false" fo:text-align="justify" style:justify-single-word="false" fo:orphans="0" fo:widows="0" fo:text-indent="1.501cm" style:auto-text-indent="false"/>
      <style:text-properties style:use-window-font-color="true"/>
    </style:style>
    <style:style style:name="P125" style:family="paragraph" style:parent-style-name="Standard">
      <style:paragraph-properties fo:margin-left="0cm" fo:margin-right="0cm" fo:margin-top="0.212cm" fo:margin-bottom="0.141cm" style:contextual-spacing="false" fo:text-align="justify" style:justify-single-word="false" fo:orphans="0" fo:widows="0" fo:text-indent="1.501cm" style:auto-text-indent="false"/>
      <style:text-properties style:use-window-font-color="true" officeooo:paragraph-rsid="001c0f9f"/>
    </style:style>
    <style:style style:name="P126" style:family="paragraph" style:parent-style-name="Standard">
      <style:paragraph-properties fo:margin-left="0cm" fo:margin-right="0cm" fo:margin-top="0.212cm" fo:margin-bottom="0.141cm" style:contextual-spacing="false" fo:text-align="justify" style:justify-single-word="false" fo:orphans="0" fo:widows="0" fo:text-indent="1.501cm" style:auto-text-indent="false"/>
      <style:text-properties style:use-window-font-color="true" officeooo:paragraph-rsid="0022bcea"/>
    </style:style>
    <style:style style:name="P127" style:family="paragraph" style:parent-style-name="Standard">
      <style:paragraph-properties fo:margin-left="0cm" fo:margin-right="0cm" fo:margin-top="0.212cm" fo:margin-bottom="0.141cm" style:contextual-spacing="false" fo:text-align="justify" style:justify-single-word="false" fo:orphans="0" fo:widows="0" fo:text-indent="1.501cm" style:auto-text-indent="false"/>
      <style:text-properties style:use-window-font-color="true" fo:font-size="11pt" fo:letter-spacing="0.007cm" fo:language="uk" fo:country="UA" fo:font-style="italic" fo:font-weight="bold" style:font-size-asian="11pt" style:font-style-asian="italic" style:font-weight-asian="bold"/>
    </style:style>
    <style:style style:name="P128" style:family="paragraph" style:parent-style-name="Standard">
      <style:paragraph-properties fo:margin-left="0cm" fo:margin-right="0cm" fo:margin-top="0.212cm" fo:margin-bottom="0.141cm" style:contextual-spacing="false" fo:text-align="justify" style:justify-single-word="false" fo:text-indent="1.501cm" style:auto-text-indent="false" fo:keep-with-next="always"/>
      <style:text-properties style:use-window-font-color="true" fo:font-size="11pt" fo:language="uk" fo:country="UA" fo:font-weight="bold" style:font-size-asian="11pt" style:font-weight-asian="bold"/>
    </style:style>
    <style:style style:name="P129" style:family="paragraph" style:parent-style-name="Body_20_Text_20_Indent_20_3">
      <style:paragraph-properties fo:margin-left="0cm" fo:margin-right="0cm" fo:margin-top="0.212cm" fo:margin-bottom="0.141cm" style:contextual-spacing="false" fo:orphans="0" fo:widows="0" fo:text-indent="1.501cm" style:auto-text-indent="false"/>
      <style:text-properties style:use-window-font-color="true" officeooo:paragraph-rsid="001c0f9f"/>
    </style:style>
    <style:style style:name="P130" style:family="paragraph" style:parent-style-name="Standard">
      <style:paragraph-properties fo:margin-left="0cm" fo:margin-right="0cm" fo:text-align="center" style:justify-single-word="false" fo:keep-together="always" fo:text-indent="1.501cm" style:auto-text-indent="false" fo:keep-with-next="always"/>
      <style:text-properties style:use-window-font-color="true"/>
    </style:style>
    <style:style style:name="P131" style:family="paragraph" style:parent-style-name="Standard">
      <style:paragraph-properties fo:text-align="justify" style:justify-single-word="false" text:number-lines="true" text:line-number="0">
        <style:tab-stops>
          <style:tab-stop style:position="1cm"/>
        </style:tab-stops>
      </style:paragraph-properties>
      <style:text-properties style:use-window-font-color="true" style:font-name="Times New Roman" fo:font-size="12pt" style:font-size-asian="12pt" style:font-name-complex="Times New Roman" style:font-size-complex="12pt"/>
    </style:style>
    <style:style style:name="P132" style:family="paragraph" style:parent-style-name="Standard">
      <style:paragraph-properties fo:margin-left="1.501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style:font-name="Times New Roman" fo:font-size="12pt" fo:language="uk" fo:country="UA" fo:font-weight="bold" officeooo:paragraph-rsid="0029c257" style:font-size-asian="12pt" style:font-weight-asian="bold" style:font-size-complex="12pt"/>
    </style:style>
    <style:style style:name="P133" style:family="paragraph" style:parent-style-name="Standard">
      <style:paragraph-properties fo:margin-left="1.501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fo:font-size="12pt" fo:language="uk" fo:country="UA" officeooo:paragraph-rsid="002b7982" style:font-size-asian="12pt" style:font-size-complex="12pt"/>
    </style:style>
    <style:style style:name="P134" style:family="paragraph" style:parent-style-name="Standard">
      <style:paragraph-properties fo:margin-left="1.501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fo:font-size="12pt" fo:language="uk" fo:country="UA" fo:font-weight="bold" officeooo:paragraph-rsid="002e6de2" style:font-size-asian="12pt" style:font-weight-asian="bold" style:font-size-complex="12pt"/>
    </style:style>
    <style:style style:name="P135" style:family="paragraph" style:parent-style-name="Standard">
      <style:paragraph-properties fo:margin-left="1.501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fo:font-size="12pt" fo:language="uk" fo:country="UA" fo:font-weight="bold" officeooo:paragraph-rsid="003037fa" style:font-size-asian="12pt" style:font-weight-asian="bold" style:font-size-complex="12pt"/>
    </style:style>
    <style:style style:name="P136" style:family="paragraph" style:parent-style-name="Standard">
      <style:paragraph-properties fo:margin-left="1.501cm" fo:margin-right="0cm" fo:margin-top="0cm" fo:margin-bottom="0.212cm" style:contextual-spacing="false" fo:text-align="justify" style:justify-single-word="false" fo:text-indent="0cm" style:auto-text-indent="false" fo:keep-with-next="always"/>
      <style:text-properties style:use-window-font-color="true" fo:font-size="12pt" fo:language="uk" fo:country="UA" fo:font-weight="bold" style:font-size-asian="12pt" style:font-weight-asian="bold" style:font-size-complex="12pt"/>
    </style:style>
    <style:style style:name="P137" style:family="paragraph" style:parent-style-name="Standard">
      <style:paragraph-properties fo:margin-left="1.501cm" fo:margin-right="0cm" fo:margin-top="0cm" fo:margin-bottom="0.212cm" style:contextual-spacing="false" fo:text-align="justify" style:justify-single-word="false" fo:text-indent="0cm" style:auto-text-indent="false" fo:keep-with-next="always"/>
      <style:text-properties style:use-window-font-color="true" fo:font-size="12pt" fo:language="uk" fo:country="UA" fo:font-weight="bold" officeooo:paragraph-rsid="003037fa" style:font-size-asian="12pt" style:font-weight-asian="bold" style:font-size-complex="12pt"/>
    </style:style>
    <style:style style:name="P138" style:family="paragraph" style:parent-style-name="Standard">
      <style:paragraph-properties fo:margin-left="1.501cm" fo:margin-right="0cm" fo:margin-top="0cm" fo:margin-bottom="0.212cm" style:contextual-spacing="false" fo:text-align="justify" style:justify-single-word="false" fo:text-indent="0cm" style:auto-text-indent="false" fo:keep-with-next="always"/>
      <style:text-properties style:use-window-font-color="true" fo:language="uk" fo:country="UA"/>
    </style:style>
    <style:style style:name="P139" style:family="paragraph" style:parent-style-name="Standard">
      <style:paragraph-properties fo:margin-left="11.753cm" fo:margin-right="0cm" fo:text-align="center" style:justify-single-word="false" fo:text-indent="0cm" style:auto-text-indent="false"/>
      <style:text-properties style:use-window-font-color="true"/>
    </style:style>
    <style:style style:name="P140" style:family="paragraph" style:parent-style-name="Standard">
      <style:paragraph-properties fo:margin-left="11.749cm" fo:margin-right="0cm" fo:text-align="center" style:justify-single-word="false" fo:text-indent="0cm" style:auto-text-indent="false"/>
      <style:text-properties style:use-window-font-color="true" fo:font-size="12pt" fo:language="uk" fo:country="UA" style:font-size-asian="12pt"/>
    </style:style>
    <style:style style:name="P141" style:family="paragraph" style:parent-style-name="Standard">
      <style:paragraph-properties fo:margin-left="11.753cm" fo:margin-right="0cm" fo:text-align="center" style:justify-single-word="false" fo:text-indent="-1cm" style:auto-text-indent="false"/>
      <style:text-properties style:use-window-font-color="true" fo:font-size="12pt" fo:language="uk" fo:country="UA" style:font-size-asian="12pt"/>
    </style:style>
    <style:style style:name="P142" style:family="paragraph" style:parent-style-name="Standard">
      <style:paragraph-properties fo:margin-left="11.853cm" fo:margin-right="0cm" fo:text-indent="0cm" style:auto-text-indent="false"/>
      <style:text-properties style:use-window-font-color="true"/>
    </style:style>
    <style:style style:name="P143" style:family="paragraph" style:parent-style-name="Standard">
      <style:paragraph-properties fo:margin-left="11.853cm" fo:margin-right="0cm" fo:text-indent="0cm" style:auto-text-indent="false"/>
      <style:text-properties style:use-window-font-color="true" fo:font-size="14pt" fo:language="uk" fo:country="UA" style:font-size-asian="14pt" style:font-size-complex="14pt"/>
    </style:style>
    <style:style style:name="P144" style:family="paragraph" style:parent-style-name="Standard">
      <style:paragraph-properties fo:margin-left="13.252cm" fo:margin-right="0cm" fo:text-indent="-0.75cm" style:auto-text-indent="false" fo:break-before="page"/>
      <style:text-properties style:use-window-font-color="true" fo:language="uk" fo:country="UA"/>
    </style:style>
    <style:style style:name="P145" style:family="paragraph" style:parent-style-name="Standard">
      <style:paragraph-properties fo:margin-left="2.54cm" fo:margin-right="0cm" fo:text-align="end" style:justify-single-word="false" fo:text-indent="-2.54cm" style:auto-text-indent="false"/>
      <style:text-properties style:use-window-font-color="true" fo:language="uk" fo:country="UA"/>
    </style:style>
    <style:style style:name="P146" style:family="paragraph" style:parent-style-name="Standard">
      <style:paragraph-properties fo:margin-left="0cm" fo:margin-right="0cm" fo:text-align="center" style:justify-single-word="false" fo:text-indent="1.251cm" style:auto-text-indent="false" fo:keep-with-next="always"/>
      <style:text-properties style:use-window-font-color="true"/>
    </style:style>
    <style:style style:name="P147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use-window-font-color="true"/>
    </style:style>
    <style:style style:name="P148" style:family="paragraph" style:parent-style-name="Standard">
      <style:paragraph-properties fo:margin-left="0cm" fo:margin-right="0cm" fo:text-align="center" style:justify-single-word="false" fo:text-indent="1.249cm" style:auto-text-indent="false" fo:keep-with-next="always"/>
      <style:text-properties style:use-window-font-color="true" fo:language="uk" fo:country="UA" fo:font-weight="bold" style:font-weight-asian="bold" style:font-weight-complex="bold"/>
    </style:style>
    <style:style style:name="P149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style:use-window-font-color="true"/>
    </style:style>
    <style:style style:name="P150" style:family="paragraph" style:parent-style-name="Standard">
      <style:paragraph-properties fo:margin-left="0.25cm" fo:margin-right="0cm" fo:text-align="center" style:justify-single-word="false" fo:text-indent="-0.25cm" style:auto-text-indent="false"/>
      <style:text-properties style:use-window-font-color="true" fo:font-size="12pt" fo:language="uk" fo:country="UA" style:font-size-asian="12pt" style:font-size-complex="12pt"/>
    </style:style>
    <style:style style:name="P151" style:family="paragraph" style:parent-style-name="Standard">
      <style:paragraph-properties fo:margin-left="0.25cm" fo:margin-right="0cm" fo:text-align="center" style:justify-single-word="false" fo:text-indent="-0.25cm" style:auto-text-indent="false" style:snap-to-layout-grid="false"/>
      <style:text-properties style:use-window-font-color="true" fo:font-size="12pt" fo:language="uk" fo:country="UA" style:font-size-asian="12pt" style:font-size-complex="12pt"/>
    </style:style>
    <style:style style:name="P152" style:family="paragraph" style:parent-style-name="Standard">
      <style:paragraph-properties fo:margin-left="0.25cm" fo:margin-right="0cm" fo:text-align="center" style:justify-single-word="false" fo:text-indent="-0.25cm" style:auto-text-indent="false" style:snap-to-layout-grid="false"/>
      <style:text-properties style:use-window-font-color="true"/>
    </style:style>
    <style:style style:name="P153" style:family="paragraph" style:parent-style-name="Standard">
      <style:paragraph-properties fo:margin-left="0.25cm" fo:margin-right="0cm" fo:text-align="center" style:justify-single-word="false" fo:text-indent="-0.25cm" style:auto-text-indent="false" style:snap-to-layout-grid="false"/>
      <style:text-properties style:use-window-font-color="true" style:font-name="Times New Roman" fo:font-size="12pt" fo:font-weight="normal" officeooo:rsid="003a0a91" officeooo:paragraph-rsid="003a0a91" style:font-size-asian="12pt" style:font-weight-asian="normal" style:font-size-complex="12pt" style:font-weight-complex="normal"/>
    </style:style>
    <style:style style:name="P154" style:family="paragraph" style:parent-style-name="Normal_5f_h">
      <style:paragraph-properties fo:margin-top="0cm" fo:margin-bottom="0cm" style:contextual-spacing="false" style:snap-to-layout-grid="false">
        <style:tab-stops>
          <style:tab-stop style:position="15.503cm"/>
        </style:tab-stops>
      </style:paragraph-properties>
      <style:text-properties style:use-window-font-color="true" style:font-name="Times New Roman" fo:font-size="12pt" fo:language="uk" fo:country="UA" style:font-size-asian="12pt" style:font-name-complex="Times New Roman" style:font-size-complex="12pt"/>
    </style:style>
    <style:style style:name="P155" style:family="paragraph" style:parent-style-name="Normal_5f_h">
      <style:paragraph-properties fo:margin-top="0cm" fo:margin-bottom="0cm" style:contextual-spacing="false" fo:text-align="start" style:justify-single-word="false" style:snap-to-layout-grid="false">
        <style:tab-stops>
          <style:tab-stop style:position="15.503cm"/>
        </style:tab-stops>
      </style:paragraph-properties>
      <style:text-properties style:use-window-font-color="true" style:font-name="Times New Roman" fo:font-size="12pt" fo:language="uk" fo:country="UA" style:font-size-asian="12pt" style:font-name-complex="Times New Roman" style:font-size-complex="12pt"/>
    </style:style>
    <style:style style:name="P156" style:family="paragraph" style:parent-style-name="Normal_5f_h">
      <style:paragraph-properties fo:margin-top="0cm" fo:margin-bottom="0cm" style:contextual-spacing="false" fo:text-align="justify" style:justify-single-word="false" style:snap-to-layout-grid="false">
        <style:tab-stops>
          <style:tab-stop style:position="15.503cm"/>
        </style:tab-stops>
      </style:paragraph-properties>
      <style:text-properties style:use-window-font-color="true" style:font-name="Times New Roman" fo:font-size="12pt" officeooo:rsid="00261622" officeooo:paragraph-rsid="00261622" style:font-size-asian="12pt" style:font-name-complex="Times New Roman" style:font-size-complex="12pt"/>
    </style:style>
    <style:style style:name="P157" style:family="paragraph" style:parent-style-name="Normal_5f_h">
      <style:paragraph-properties fo:margin-top="0cm" fo:margin-bottom="0cm" style:contextual-spacing="false" style:snap-to-layout-grid="false">
        <style:tab-stops>
          <style:tab-stop style:position="15.503cm"/>
        </style:tab-stops>
      </style:paragraph-properties>
      <style:text-properties style:use-window-font-color="true" style:font-name="Times New Roman" fo:font-size="12pt" fo:font-weight="normal" officeooo:rsid="003a0a91" officeooo:paragraph-rsid="003a0a91" style:font-size-asian="12pt" style:font-weight-asian="normal" style:font-size-complex="12pt" style:font-weight-complex="normal"/>
    </style:style>
    <style:style style:name="P158" style:family="paragraph" style:parent-style-name="Normal_5f_h">
      <style:paragraph-properties fo:margin-top="0cm" fo:margin-bottom="0cm" style:contextual-spacing="false" style:snap-to-layout-grid="false">
        <style:tab-stops>
          <style:tab-stop style:position="15.503cm"/>
        </style:tab-stops>
      </style:paragraph-properties>
      <style:text-properties style:use-window-font-color="true"/>
    </style:style>
    <style:style style:name="P159" style:family="paragraph" style:parent-style-name="Standard">
      <style:paragraph-properties fo:margin-top="0cm" fo:margin-bottom="0cm" style:contextual-spacing="false" fo:text-align="justify" style:justify-single-word="false" style:snap-to-layout-grid="false">
        <style:tab-stops>
          <style:tab-stop style:position="15.503cm"/>
        </style:tab-stops>
      </style:paragraph-properties>
      <style:text-properties style:use-window-font-color="true" fo:font-size="11pt" fo:language="uk" fo:country="UA" officeooo:rsid="00428e7a" officeooo:paragraph-rsid="00428e7a" style:font-size-asian="11pt" style:font-name-complex="Times New Roman" style:font-size-complex="11pt"/>
    </style:style>
    <style:style style:name="P160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use-window-font-color="true" fo:font-size="12pt" fo:language="uk" fo:country="UA" fo:font-weight="normal" officeooo:rsid="003e8274" officeooo:paragraph-rsid="003e8274" style:font-size-asian="12pt" style:font-weight-asian="normal" style:font-size-complex="12pt"/>
    </style:style>
    <style:style style:name="P161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use-window-font-color="true" fo:font-size="12pt" fo:language="uk" fo:country="UA" fo:font-weight="normal" officeooo:rsid="003e8274" officeooo:paragraph-rsid="004d3546" style:font-size-asian="12pt" style:font-weight-asian="normal" style:font-size-complex="12pt"/>
    </style:style>
    <style:style style:name="P162" style:family="paragraph" style:parent-style-name="Standard">
      <style:paragraph-properties fo:margin-left="13.252cm" fo:margin-right="0cm" fo:text-align="center" style:justify-single-word="false" fo:text-indent="-12.252cm" style:auto-text-indent="false"/>
      <style:text-properties style:use-window-font-color="true"/>
    </style:style>
    <style:style style:name="P163" style:family="paragraph" style:parent-style-name="Standard">
      <style:paragraph-properties fo:margin-left="13.252cm" fo:margin-right="0cm" fo:text-align="center" style:justify-single-word="false" fo:text-indent="-12.252cm" style:auto-text-indent="false"/>
      <style:text-properties style:use-window-font-color="true" fo:font-size="12pt" fo:language="uk" fo:country="UA" fo:font-weight="bold" style:font-size-asian="12pt" style:font-weight-asian="bold" style:font-size-complex="12pt"/>
    </style:style>
    <style:style style:name="P164" style:family="paragraph" style:parent-style-name="Standard">
      <style:paragraph-properties fo:margin-left="13.252cm" fo:margin-right="0cm" fo:text-align="center" style:justify-single-word="false" fo:text-indent="-12.252cm" style:auto-text-indent="false" fo:keep-with-next="always"/>
      <style:text-properties style:use-window-font-color="true" fo:font-size="12pt" fo:language="uk" fo:country="UA" fo:font-weight="bold" style:font-size-asian="12pt" style:font-weight-asian="bold" style:font-size-complex="12pt"/>
    </style:style>
    <style:style style:name="P165" style:family="paragraph" style:parent-style-name="Standard">
      <style:paragraph-properties fo:text-align="center" style:justify-single-word="false" fo:keep-with-next="always"/>
      <style:text-properties style:use-window-font-color="true"/>
    </style:style>
    <style:style style:name="P166" style:family="paragraph" style:parent-style-name="Text_20_body">
      <style:paragraph-properties fo:text-align="center" style:justify-single-word="false" fo:keep-with-next="always"/>
      <style:text-properties style:use-window-font-color="true" style:font-name="Times New Roman" fo:font-size="12pt" fo:language="uk" fo:country="UA" fo:font-style="italic" fo:font-weight="bold" style:font-size-asian="12pt" style:font-style-asian="italic" style:font-weight-asian="bold" style:font-name-complex="Times New Roman" style:font-size-complex="12pt"/>
    </style:style>
    <style:style style:name="P167" style:family="paragraph" style:parent-style-name="Standard">
      <style:paragraph-properties fo:margin-left="0cm" fo:margin-right="0cm" fo:text-align="justify" style:justify-single-word="false" fo:text-indent="1.499cm" style:auto-text-indent="false"/>
      <style:text-properties style:use-window-font-color="true" fo:font-size="12pt" fo:language="uk" fo:country="UA" style:font-size-asian="12pt" style:font-size-complex="12pt"/>
    </style:style>
    <style:style style:name="P168" style:family="paragraph" style:parent-style-name="Standard">
      <style:paragraph-properties fo:margin-left="0cm" fo:margin-right="0cm" fo:text-align="justify" style:justify-single-word="false" fo:orphans="0" fo:widows="0" fo:text-indent="1cm" style:auto-text-indent="false"/>
      <style:text-properties style:use-window-font-color="true" fo:font-size="12pt" fo:language="uk" fo:country="UA" style:font-size-asian="12pt" style:font-size-complex="12pt"/>
    </style:style>
    <style:style style:name="P169" style:family="paragraph" style:parent-style-name="Standard">
      <style:paragraph-properties fo:margin-top="0.212cm" fo:margin-bottom="0cm" style:contextual-spacing="false" fo:text-align="center" style:justify-single-word="false" style:snap-to-layout-grid="false"/>
      <style:text-properties style:use-window-font-color="true" fo:font-size="11pt" fo:language="uk" fo:country="UA" style:font-size-asian="11pt"/>
    </style:style>
    <style:style style:name="P170" style:family="paragraph" style:parent-style-name="Standard">
      <style:paragraph-properties fo:margin-top="0.212cm" fo:margin-bottom="0cm" style:contextual-spacing="false" fo:text-align="center" style:justify-single-word="false" style:snap-to-layout-grid="false"/>
      <style:text-properties style:use-window-font-color="true" fo:font-size="11pt" fo:language="uk" fo:country="UA" officeooo:rsid="004d3546" officeooo:paragraph-rsid="004d3546" style:font-size-asian="11pt"/>
    </style:style>
    <style:style style:name="P171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use-window-font-color="true"/>
    </style:style>
    <style:style style:name="P172" style:family="paragraph" style:parent-style-name="Text_20_body">
      <style:paragraph-properties fo:margin-top="0cm" fo:margin-bottom="0.212cm" style:contextual-spacing="false" fo:text-align="center" style:justify-single-word="false" fo:keep-with-next="always"/>
      <style:text-properties style:use-window-font-color="true"/>
    </style:style>
    <style:style style:name="P173" style:family="paragraph" style:parent-style-name="Standard">
      <style:paragraph-properties fo:margin-top="0cm" fo:margin-bottom="0.212cm" style:contextual-spacing="false" fo:text-align="center" style:justify-single-word="false"/>
      <style:text-properties style:use-window-font-color="true" fo:font-size="12pt" fo:language="uk" fo:country="UA" fo:font-weight="bold" officeooo:paragraph-rsid="003e8274" style:font-size-asian="12pt" style:font-weight-asian="bold" style:font-size-complex="12pt" style:font-weight-complex="bold"/>
    </style:style>
    <style:style style:name="P174" style:family="paragraph" style:parent-style-name="Standard">
      <style:paragraph-properties fo:margin-top="0.106cm" fo:margin-bottom="0.106cm" style:contextual-spacing="false" fo:text-align="center" style:justify-single-word="false" style:snap-to-layout-grid="false"/>
      <style:text-properties style:use-window-font-color="true" fo:font-size="12pt" fo:language="uk" fo:country="UA" style:font-size-asian="12pt" style:font-size-complex="12pt"/>
    </style:style>
    <style:style style:name="P175" style:family="paragraph" style:parent-style-name="Standard">
      <style:paragraph-properties fo:margin-left="0cm" fo:margin-right="0cm" fo:margin-top="0.106cm" fo:margin-bottom="0.106cm" style:contextual-spacing="false" fo:text-align="center" style:justify-single-word="false" fo:text-indent="0.06cm" style:auto-text-indent="false" style:snap-to-layout-grid="false"/>
      <style:text-properties style:use-window-font-color="true" fo:font-size="12pt" fo:language="uk" fo:country="UA" style:font-size-asian="12pt" style:font-size-complex="12pt"/>
    </style:style>
    <style:style style:name="P176" style:family="paragraph" style:parent-style-name="Heading">
      <style:text-properties style:use-window-font-color="true" fo:font-size="12pt" fo:language="uk" fo:country="UA" style:font-size-asian="12pt" style:font-size-complex="12pt"/>
    </style:style>
    <style:style style:name="P177" style:family="paragraph" style:parent-style-name="Text_20_body">
      <style:text-properties style:use-window-font-color="true"/>
    </style:style>
    <style:style style:name="P178" style:family="paragraph" style:parent-style-name="Text_20_body">
      <style:paragraph-properties fo:text-align="end" style:justify-single-word="false"/>
      <style:text-properties style:use-window-font-color="true"/>
    </style:style>
    <style:style style:name="P179" style:family="paragraph" style:parent-style-name="Text_20_body">
      <style:text-properties fo:font-size="2pt" style:font-size-asian="1.75pt" style:font-size-complex="2pt"/>
    </style:style>
    <style:style style:name="P180" style:family="paragraph" style:parent-style-name="Standard">
      <style:paragraph-properties fo:margin-left="0cm" fo:margin-right="0cm" fo:text-indent="0.178cm" style:auto-text-indent="false"/>
      <style:text-properties fo:font-size="12pt" officeooo:paragraph-rsid="003e8274" style:font-size-asian="12pt" style:font-size-complex="12pt"/>
    </style:style>
    <style:style style:name="P181" style:family="paragraph" style:parent-style-name="Text_20_body">
      <style:paragraph-properties fo:margin-left="0cm" fo:margin-right="0cm" fo:text-indent="0.178cm" style:auto-text-indent="false"/>
      <style:text-properties fo:font-size="12pt" officeooo:paragraph-rsid="003e8274" style:font-size-asian="12pt" style:font-size-complex="12pt"/>
    </style:style>
    <style:style style:name="P182" style:family="paragraph" style:parent-style-name="Standard" style:master-page-name="Преобразование_20_1">
      <style:paragraph-properties fo:text-align="justify" style:justify-single-word="false" style:page-number="auto" fo:break-before="page"/>
      <style:text-properties style:use-window-font-color="true" fo:language="uk" fo:country="UA"/>
    </style:style>
    <style:style style:name="P183" style:family="paragraph" style:parent-style-name="Standard">
      <style:paragraph-properties fo:text-align="center" style:justify-single-word="false"/>
      <style:text-properties style:use-window-font-color="true" fo:font-size="12pt" fo:language="uk" fo:country="UA" style:font-size-asian="12pt" style:font-size-complex="12pt"/>
    </style:style>
    <style:style style:name="P184" style:family="paragraph" style:parent-style-name="Standard">
      <style:paragraph-properties fo:text-align="center" style:justify-single-word="false" style:snap-to-layout-grid="false"/>
      <style:text-properties style:use-window-font-color="true" fo:font-size="12pt" fo:language="uk" fo:country="UA" officeooo:rsid="004d3546" officeooo:paragraph-rsid="004d3546" style:font-size-asian="12pt" style:font-size-complex="12pt"/>
    </style:style>
    <style:style style:name="P185" style:family="paragraph" style:parent-style-name="Standard">
      <style:paragraph-properties fo:text-align="center" style:justify-single-word="false" style:snap-to-layout-grid="false"/>
      <style:text-properties style:use-window-font-color="true" fo:font-size="12pt" fo:language="uk" fo:country="UA" officeooo:rsid="004fe303" officeooo:paragraph-rsid="004fe303" style:font-size-asian="12pt" style:font-size-complex="12pt"/>
    </style:style>
    <style:style style:name="P186" style:family="paragraph" style:parent-style-name="Standard">
      <style:paragraph-properties fo:text-align="center" style:justify-single-word="false" style:snap-to-layout-grid="false"/>
      <style:text-properties style:use-window-font-color="true" fo:font-size="12pt" fo:language="uk" fo:country="UA" officeooo:rsid="00516121" officeooo:paragraph-rsid="00516121" style:font-size-asian="12pt" style:font-size-complex="12pt"/>
    </style:style>
    <style:style style:name="P187" style:family="paragraph" style:parent-style-name="Standard" style:list-style-name="WW8Num5">
      <style:paragraph-properties fo:text-align="justify" style:justify-single-word="false">
        <style:tab-stops>
          <style:tab-stop style:position="1cm"/>
        </style:tab-stops>
      </style:paragraph-properties>
      <style:text-properties fo:font-variant="normal" fo:text-transform="none" style:use-window-font-color="true" style:font-name="Times New Roman" fo:font-size="12pt" fo:letter-spacing="normal" fo:font-style="normal" fo:font-weight="normal" officeooo:paragraph-rsid="003b6031" style:font-size-asian="12pt" style:font-style-asian="normal" style:font-weight-asian="normal" style:font-name-complex="Times New Roman" style:font-size-complex="12pt" style:font-weight-complex="normal"/>
    </style:style>
    <style:style style:name="P188" style:family="paragraph" style:parent-style-name="Standard" style:list-style-name="WW8Num3">
      <style:paragraph-properties fo:margin-left="0cm" fo:margin-right="0cm" fo:text-align="justify" style:justify-single-word="false" fo:text-indent="1.501cm" style:auto-text-indent="false">
        <style:tab-stops>
          <style:tab-stop style:position="2.501cm"/>
        </style:tab-stops>
      </style:paragraph-properties>
      <style:text-properties style:use-window-font-color="true" fo:font-size="12pt" fo:language="uk" fo:country="UA" style:font-size-asian="12pt" style:font-size-complex="12pt"/>
    </style:style>
    <style:style style:name="P189" style:family="paragraph" style:parent-style-name="Standard" style:list-style-name="WW8Num3">
      <style:paragraph-properties fo:margin-left="0cm" fo:margin-right="0cm" fo:text-align="justify" style:justify-single-word="false" fo:text-indent="1.501cm" style:auto-text-indent="false">
        <style:tab-stops>
          <style:tab-stop style:position="2.501cm"/>
        </style:tab-stops>
      </style:paragraph-properties>
      <style:text-properties style:use-window-font-color="true" fo:font-size="12pt" fo:language="uk" fo:country="UA" style:font-size-asian="12pt" style:font-size-complex="12pt" style:language-complex="ar" style:country-complex="SA"/>
    </style:style>
    <style:style style:name="P190" style:family="paragraph" style:parent-style-name="Standard" style:list-style-name="L1">
      <style:paragraph-properties fo:margin-left="0cm" fo:margin-right="0cm" fo:text-align="justify" style:justify-single-word="false" fo:text-indent="1.501cm" style:auto-text-indent="false"/>
      <style:text-properties style:use-window-font-color="true" fo:font-size="12pt" fo:language="uk" fo:country="UA" officeooo:rsid="003c8c96" officeooo:paragraph-rsid="003c8c96" style:font-size-asian="12pt" style:font-size-complex="12pt"/>
    </style:style>
    <style:style style:name="P191" style:family="paragraph" style:parent-style-name="Standard" style:list-style-name="L1">
      <style:paragraph-properties fo:margin-left="0cm" fo:margin-right="0cm" fo:text-align="justify" style:justify-single-word="false" fo:text-indent="1.501cm" style:auto-text-indent="false"/>
      <style:text-properties style:use-window-font-color="true" fo:font-size="12pt" fo:language="uk" fo:country="UA" officeooo:rsid="003cf60c" officeooo:paragraph-rsid="003cf60c" style:font-size-asian="12pt" style:font-size-complex="12pt"/>
    </style:style>
    <style:style style:name="P192" style:family="paragraph" style:parent-style-name="Standard">
      <style:paragraph-properties fo:margin-left="0cm" fo:margin-right="0cm" fo:text-align="center" style:justify-single-word="false" fo:text-indent="1.501cm" style:auto-text-indent="false"/>
      <style:text-properties style:use-window-font-color="true" fo:font-size="12pt" fo:language="uk" fo:country="UA" fo:font-style="italic" fo:font-weight="bold" style:font-size-asian="12pt" style:font-style-asian="italic" style:font-weight-asian="bold" style:font-size-complex="12pt"/>
    </style:style>
    <style:style style:name="P193" style:family="paragraph" style:parent-style-name="Standard" style:list-style-name="WW8Num6">
      <style:paragraph-properties fo:margin-left="0cm" fo:margin-right="0cm" fo:text-align="justify" style:justify-single-word="false" fo:text-indent="1.501cm" style:auto-text-indent="false">
        <style:tab-stops>
          <style:tab-stop style:position="2.501cm"/>
        </style:tab-stops>
      </style:paragraph-properties>
      <style:text-properties style:use-window-font-color="true" fo:font-size="11pt" fo:language="uk" fo:country="UA" officeooo:rsid="0022bcea" style:font-size-asian="11pt" style:font-size-complex="12pt"/>
    </style:style>
    <style:style style:name="P194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1.501cm" style:auto-text-indent="false"/>
      <style:text-properties style:use-window-font-color="true" style:font-name="Times New Roman" fo:font-size="12pt" fo:language="uk" fo:country="UA" officeooo:rsid="0029c257" officeooo:paragraph-rsid="002b7982" style:font-size-asian="12pt" style:font-size-complex="12pt"/>
    </style:style>
    <style:style style:name="P195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1.501cm" style:auto-text-indent="false"/>
      <style:text-properties style:use-window-font-color="true" fo:font-size="12pt" fo:language="uk" fo:country="UA" officeooo:rsid="002e6de2" officeooo:paragraph-rsid="002e6de2" style:font-size-asian="12pt" style:font-size-complex="12pt"/>
    </style:style>
    <style:style style:name="P196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1.501cm" style:auto-text-indent="false"/>
      <style:text-properties style:use-window-font-color="true" fo:font-size="12pt" fo:language="uk" fo:country="UA" officeooo:rsid="003158de" officeooo:paragraph-rsid="00323869" style:font-size-asian="12pt" style:font-size-complex="12pt"/>
    </style:style>
    <style:style style:name="P197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1.501cm" style:auto-text-indent="false"/>
      <style:text-properties style:use-window-font-color="true" fo:font-size="12pt" fo:language="uk" fo:country="UA" officeooo:rsid="003158de" officeooo:paragraph-rsid="003037fa" style:font-size-asian="12pt" style:font-size-complex="12pt"/>
    </style:style>
    <style:style style:name="P198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1.501cm" style:auto-text-indent="false"/>
      <style:text-properties fo:font-variant="normal" fo:text-transform="none" style:use-window-font-color="true" style:font-name="Times New Roman" fo:font-size="12pt" fo:letter-spacing="normal" fo:language="uk" fo:country="UA" fo:font-style="normal" fo:font-weight="normal" officeooo:rsid="00323869" officeooo:paragraph-rsid="00341694" style:font-size-asian="12pt" style:font-style-asian="normal" style:font-weight-asian="normal" style:font-name-complex="Times New Roman" style:font-size-complex="12pt"/>
    </style:style>
    <style:style style:name="P199" style:family="paragraph" style:parent-style-name="Standard" style:list-style-name="WW8Num3">
      <style:paragraph-properties fo:margin-left="1.591cm" fo:margin-right="0cm" fo:text-align="justify" style:justify-single-word="false" fo:text-indent="-0.09cm" style:auto-text-indent="false">
        <style:tab-stops>
          <style:tab-stop style:position="2.501cm"/>
        </style:tab-stops>
      </style:paragraph-properties>
      <style:text-properties style:use-window-font-color="true" fo:font-size="12pt" fo:language="uk" fo:country="UA" style:font-size-asian="12pt" style:font-size-complex="12pt"/>
    </style:style>
    <style:style style:name="P200" style:family="paragraph" style:parent-style-name="Standard">
      <style:paragraph-properties fo:margin-left="0cm" fo:margin-right="-0.139cm" fo:text-align="justify" style:justify-single-word="false" fo:text-indent="1.501cm" style:auto-text-indent="false">
        <style:tab-stops>
          <style:tab-stop style:position="1.588cm"/>
        </style:tab-stops>
      </style:paragraph-properties>
      <style:text-properties style:use-window-font-color="true" fo:font-size="12pt" fo:language="uk" fo:country="UA" style:font-size-asian="12pt" style:font-size-complex="12pt"/>
    </style:style>
    <style:style style:name="P201" style:family="paragraph" style:parent-style-name="Standard">
      <style:paragraph-properties fo:margin-top="0.212cm" fo:margin-bottom="0.212cm" style:contextual-spacing="false" fo:text-align="center" style:justify-single-word="false" fo:orphans="0" fo:widows="0"/>
      <style:text-properties style:use-window-font-color="true" fo:font-size="12pt" fo:language="uk" fo:country="UA" fo:font-style="italic" fo:font-weight="bold" style:font-size-asian="12pt" style:font-style-asian="italic" style:font-weight-asian="bold" style:font-size-complex="12pt" style:font-weight-complex="bold"/>
    </style:style>
    <style:style style:name="P202" style:family="paragraph" style:parent-style-name="Standard">
      <style:paragraph-properties fo:margin-top="0.106cm" fo:margin-bottom="0.106cm" style:contextual-spacing="false" fo:text-align="center" style:justify-single-word="false" style:snap-to-layout-grid="false"/>
      <style:text-properties style:use-window-font-color="true" fo:font-size="12pt" fo:language="uk" fo:country="UA" style:font-size-asian="12pt" style:font-size-complex="12pt"/>
    </style:style>
    <style:style style:name="P203" style:family="paragraph" style:parent-style-name="Standard" style:list-style-name="WW8Num7">
      <style:paragraph-properties fo:text-align="justify" style:justify-single-word="false" text:number-lines="true" text:line-number="0">
        <style:tab-stops>
          <style:tab-stop style:position="1cm"/>
        </style:tab-stops>
      </style:paragraph-properties>
      <style:text-properties fo:font-variant="normal" fo:text-transform="none" style:use-window-font-color="true" style:font-name="Times New Roman" fo:font-size="12pt" fo:letter-spacing="normal" fo:font-style="normal" fo:font-weight="normal" officeooo:paragraph-rsid="003b6031" style:font-size-asian="12pt" style:font-style-asian="normal" style:font-weight-asian="normal" style:font-name-complex="Times New Roman" style:font-size-complex="12pt" style:font-weight-complex="normal"/>
    </style:style>
    <style:style style:name="P204" style:family="paragraph" style:parent-style-name="Standard" style:list-style-name="WW8Num2">
      <style:paragraph-properties fo:margin-left="1cm" fo:margin-right="0cm" fo:orphans="0" fo:widows="0" fo:text-indent="-1cm" style:auto-text-indent="false" fo:background-color="#ffffff" style:text-autospace="none">
        <style:tab-stops>
          <style:tab-stop style:position="1cm"/>
        </style:tab-stops>
        <style:background-image/>
      </style:paragraph-properties>
    </style:style>
    <style:style style:name="P205" style:family="paragraph" style:parent-style-name="Standard" style:list-style-name="WW8Num2">
      <style:paragraph-properties fo:text-align="justify" style:justify-single-word="false" fo:orphans="0" fo:widows="0" fo:background-color="#ffffff" text:number-lines="true" text:line-number="0" style:text-autospace="none">
        <style:tab-stops>
          <style:tab-stop style:position="1cm"/>
        </style:tab-stops>
        <style:background-image/>
      </style:paragraph-properties>
      <style:text-properties style:use-window-font-color="true" style:font-name="Times New Roman" fo:font-size="12pt" fo:letter-spacing="-0.023cm" fo:language="uk" fo:country="UA" officeooo:rsid="003b6031" officeooo:paragraph-rsid="003b6031" style:font-size-asian="12pt" style:font-name-complex="Times New Roman" style:font-size-complex="12pt"/>
    </style:style>
    <style:style style:name="P206" style:family="paragraph" style:parent-style-name="FR2" style:master-page-name="First_20_Page">
      <style:paragraph-properties fo:margin-top="0cm" fo:margin-bottom="0cm" style:contextual-spacing="false" fo:line-height="150%" fo:text-align="end" style:justify-single-word="false" style:page-number="auto"/>
      <style:text-properties style:use-window-font-color="true" style:font-name="Times New Roman" fo:font-size="8pt" fo:language="uk" fo:country="UA" fo:font-weight="bold" style:font-size-asian="8pt" style:font-weight-asian="bold" style:font-name-complex="Times New Roman" style:font-size-complex="8pt"/>
    </style:style>
    <style:style style:name="P207" style:family="paragraph" style:parent-style-name="Heading_20_1">
      <style:paragraph-properties fo:margin-top="0cm" fo:margin-bottom="0cm" style:contextual-spacing="false" fo:line-height="100%"/>
      <style:text-properties style:use-window-font-color="true" fo:font-size="12pt" fo:language="uk" fo:country="UA" fo:font-style="italic" style:font-size-asian="12pt" style:font-style-asian="italic" style:font-size-complex="12pt"/>
    </style:style>
    <style:style style:name="P208" style:family="paragraph" style:parent-style-name="Heading_20_1">
      <style:paragraph-properties fo:margin-top="0cm" fo:margin-bottom="0cm" style:contextual-spacing="false" fo:line-height="100%"/>
      <style:text-properties fo:font-size="12pt" fo:font-weight="normal" officeooo:paragraph-rsid="003e8274" style:font-size-asian="12pt" style:font-weight-asian="normal" style:font-size-complex="12pt"/>
    </style:style>
    <style:style style:name="P209" style:family="paragraph" style:parent-style-name="Heading_20_1" style:list-style-name="WW8Num4">
      <style:paragraph-properties fo:margin-left="0.63cm" fo:margin-right="0cm" fo:margin-top="0cm" fo:margin-bottom="0cm" style:contextual-spacing="false" fo:line-height="100%" fo:text-indent="-0.63cm" style:auto-text-indent="false" fo:break-before="page"/>
      <style:text-properties style:use-window-font-color="true" fo:font-size="12pt" fo:language="uk" fo:country="UA" fo:font-style="italic" style:font-size-asian="12pt" style:font-style-asian="italic" style:font-size-complex="12pt"/>
    </style:style>
    <style:style style:name="P210" style:family="paragraph" style:parent-style-name="Heading_20_1">
      <style:paragraph-properties fo:margin-top="0cm" fo:margin-bottom="0.212cm" style:contextual-spacing="false" fo:line-height="100%"/>
      <style:text-properties style:use-window-font-color="true" fo:font-size="12pt" fo:language="uk" fo:country="UA" fo:font-style="italic" style:font-size-asian="12pt" style:font-style-asian="italic" style:font-size-complex="12pt" style:font-weight-complex="bold"/>
    </style:style>
    <style:style style:name="P211" style:family="paragraph" style:parent-style-name="Heading_20_1">
      <style:paragraph-properties fo:margin-top="0cm" fo:margin-bottom="0.212cm" style:contextual-spacing="false" fo:line-height="100%"/>
      <style:text-properties style:use-window-font-color="true" style:font-name="Times New Roman" fo:font-size="12pt" fo:font-style="italic" style:font-size-asian="12pt" style:font-style-asian="italic" style:font-name-complex="Times New Roman" style:font-size-complex="12pt"/>
    </style:style>
    <style:style style:name="P212" style:family="paragraph" style:parent-style-name="Heading_20_1">
      <style:paragraph-properties fo:margin-top="0.212cm" fo:margin-bottom="0.423cm" style:contextual-spacing="false" style:snap-to-layout-grid="false"/>
      <style:text-properties style:use-window-font-color="true" fo:font-size="12pt" fo:language="uk" fo:country="UA" fo:font-weight="normal" style:font-size-asian="12pt" style:font-weight-asian="normal" style:font-size-complex="12pt"/>
    </style:style>
    <style:style style:name="P213" style:family="paragraph" style:parent-style-name="Heading_20_2">
      <style:paragraph-properties fo:background-color="#ffffff">
        <style:background-image/>
      </style:paragraph-properties>
      <style:text-properties style:use-window-font-color="true" fo:language="uk" fo:country="UA" fo:font-style="italic" fo:font-weight="normal" style:font-style-asian="italic" style:font-weight-asian="normal" style:font-style-complex="italic"/>
    </style:style>
    <style:style style:name="P214" style:family="paragraph" style:parent-style-name="Heading_20_3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snap-to-layout-grid="false"/>
      <style:text-properties style:use-window-font-color="true" fo:font-size="12pt" fo:language="uk" fo:country="UA" fo:font-weight="normal" officeooo:rsid="003e8274" officeooo:paragraph-rsid="003e8274" style:font-size-asian="12pt" style:font-weight-asian="normal" style:font-size-complex="12pt"/>
    </style:style>
    <style:style style:name="P215" style:family="paragraph" style:parent-style-name="Heading_20_3">
      <style:paragraph-properties fo:margin-top="0cm" fo:margin-bottom="0cm" style:contextual-spacing="false" fo:text-align="center" style:justify-single-word="false"/>
      <style:text-properties style:use-window-font-color="true" officeooo:paragraph-rsid="0024b7b8"/>
    </style:style>
    <style:style style:name="P216" style:family="paragraph" style:parent-style-name="Normal_5f_h">
      <style:paragraph-properties fo:margin-top="0cm" fo:margin-bottom="0cm" style:contextual-spacing="false" fo:text-align="start" style:justify-single-word="false" style:snap-to-layout-grid="false">
        <style:tab-stops>
          <style:tab-stop style:position="15.503cm"/>
        </style:tab-stops>
      </style:paragraph-properties>
      <style:text-properties style:use-window-font-color="true" style:font-name="Times New Roman" fo:font-size="12pt" fo:language="uk" fo:country="UA" style:font-size-asian="12pt" style:font-name-complex="Times New Roman" style:font-size-complex="12pt"/>
    </style:style>
    <style:style style:name="T1" style:family="text">
      <style:text-properties fo:language="uk" fo:country="UA" fo:font-style="italic" style:font-style-asian="italic"/>
    </style:style>
    <style:style style:name="T2" style:family="text">
      <style:text-properties fo:language="uk" fo:country="UA" fo:font-style="italic" officeooo:rsid="0024b7b8" style:font-style-asian="italic"/>
    </style:style>
    <style:style style:name="T3" style:family="text">
      <style:text-properties fo:language="uk" fo:country="UA" fo:font-style="italic" fo:font-weight="bold" style:font-style-asian="italic" style:font-weight-asian="bold"/>
    </style:style>
    <style:style style:name="T4" style:family="text">
      <style:text-properties fo:font-size="12pt" fo:language="uk" fo:country="UA" style:font-size-asian="12pt"/>
    </style:style>
    <style:style style:name="T5" style:family="text">
      <style:text-properties fo:font-size="12pt" fo:language="uk" fo:country="UA" style:font-size-asian="12pt" style:font-size-complex="12pt"/>
    </style:style>
    <style:style style:name="T6" style:family="text">
      <style:text-properties fo:font-size="12pt" fo:language="uk" fo:country="UA" style:font-size-asian="12pt" style:font-size-complex="12pt" style:font-weight-complex="bold"/>
    </style:style>
    <style:style style:name="T7" style:family="text">
      <style:text-properties fo:font-size="12pt" fo:language="uk" fo:country="UA" officeooo:rsid="0019d712" style:font-size-asian="12pt" style:font-size-complex="12pt"/>
    </style:style>
    <style:style style:name="T8" style:family="text">
      <style:text-properties fo:font-size="12pt" fo:language="uk" fo:country="UA" officeooo:rsid="001c0f9f" style:font-size-asian="12pt" style:font-size-complex="12pt"/>
    </style:style>
    <style:style style:name="T9" style:family="text">
      <style:text-properties fo:font-size="12pt" fo:language="uk" fo:country="UA" officeooo:rsid="001de6a7" style:font-size-asian="12pt" style:font-size-complex="12pt"/>
    </style:style>
    <style:style style:name="T10" style:family="text">
      <style:text-properties fo:font-size="12pt" fo:language="uk" fo:country="UA" officeooo:rsid="00218ec6" style:font-size-asian="12pt" style:font-size-complex="12pt"/>
    </style:style>
    <style:style style:name="T11" style:family="text">
      <style:text-properties fo:font-size="12pt" fo:language="uk" fo:country="UA" officeooo:rsid="00255254" style:font-size-asian="12pt" style:font-size-complex="12pt"/>
    </style:style>
    <style:style style:name="T12" style:family="text">
      <style:text-properties fo:font-size="12pt" fo:language="uk" fo:country="UA" officeooo:rsid="00286e66" style:font-size-asian="12pt" style:font-size-complex="12pt"/>
    </style:style>
    <style:style style:name="T13" style:family="text">
      <style:text-properties fo:font-size="12pt" fo:language="uk" fo:country="UA" officeooo:rsid="003f338a" style:font-size-asian="12pt" style:font-size-complex="12pt"/>
    </style:style>
    <style:style style:name="T14" style:family="text">
      <style:text-properties fo:font-size="12pt" fo:language="uk" fo:country="UA" officeooo:rsid="004b3a94" style:font-size-asian="12pt" style:font-size-complex="12pt"/>
    </style:style>
    <style:style style:name="T15" style:family="text">
      <style:text-properties fo:font-size="12pt" fo:language="uk" fo:country="UA" officeooo:rsid="0019d712" style:font-size-asian="12pt"/>
    </style:style>
    <style:style style:name="T16" style:family="text">
      <style:text-properties fo:font-size="12pt" fo:language="uk" fo:country="UA" fo:font-weight="bold" style:font-size-asian="12pt" style:font-weight-asian="bold"/>
    </style:style>
    <style:style style:name="T17" style:family="text">
      <style:text-properties fo:font-size="12pt" fo:language="uk" fo:country="UA" fo:font-weight="bold" style:font-size-asian="12pt" style:font-weight-asian="bold" style:font-size-complex="12pt"/>
    </style:style>
    <style:style style:name="T18" style:family="text">
      <style:text-properties fo:font-size="12pt" fo:language="uk" fo:country="UA" fo:font-weight="bold" style:font-size-asian="12pt" style:font-weight-asian="bold" style:font-size-complex="12pt" style:font-weight-complex="bold"/>
    </style:style>
    <style:style style:name="T19" style:family="text">
      <style:text-properties fo:font-size="12pt" fo:language="uk" fo:country="UA" fo:font-weight="bold" officeooo:rsid="0019d712" style:font-size-asian="12pt" style:font-weight-asian="bold" style:font-size-complex="12pt" style:font-weight-complex="bold"/>
    </style:style>
    <style:style style:name="T20" style:family="text">
      <style:text-properties fo:font-size="12pt" fo:language="uk" fo:country="UA" fo:font-style="italic" style:font-size-asian="12pt" style:font-style-asian="italic" style:font-size-complex="12pt"/>
    </style:style>
    <style:style style:name="T21" style:family="text">
      <style:text-properties fo:font-size="12pt" fo:language="uk" fo:country="UA" fo:font-style="italic" fo:font-weight="bold" style:font-size-asian="12pt" style:font-style-asian="italic" style:font-weight-asian="bold" style:font-size-complex="12pt"/>
    </style:style>
    <style:style style:name="T22" style:family="text">
      <style:text-properties fo:font-size="12pt" fo:language="uk" fo:country="UA" fo:font-style="italic" fo:font-weight="bold" style:font-size-asian="12pt" style:font-style-asian="italic" style:font-weight-asian="bold" style:font-size-complex="12pt" style:font-weight-complex="bold"/>
    </style:style>
    <style:style style:name="T23" style:family="text">
      <style:text-properties fo:font-size="12pt" fo:language="uk" fo:country="UA" fo:font-style="italic" fo:font-weight="bold" officeooo:rsid="0019d712" style:font-size-asian="12pt" style:font-style-asian="italic" style:font-weight-asian="bold" style:font-size-complex="12pt" style:font-weight-complex="bold"/>
    </style:style>
    <style:style style:name="T24" style:family="text">
      <style:text-properties fo:font-size="12pt" fo:language="uk" fo:country="UA" fo:font-style="italic" fo:font-weight="bold" style:letter-kerning="true" style:font-size-asian="12pt" style:language-asian="uk" style:country-asian="UA" style:font-style-asian="italic" style:font-weight-asian="bold" style:font-size-complex="12pt"/>
    </style:style>
    <style:style style:name="T25" style:family="text">
      <style:text-properties fo:font-size="12pt" officeooo:rsid="002b7982" style:font-size-asian="12pt" style:font-size-complex="12pt"/>
    </style:style>
    <style:style style:name="T26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7" style:family="text">
      <style:text-properties style:font-name="Times New Roman" fo:font-size="12pt" fo:language="uk" fo:country="UA" style:font-size-asian="12pt" style:font-name-complex="Times New Roman" style:font-size-complex="12pt" style:font-weight-complex="bold"/>
    </style:style>
    <style:style style:name="T28" style:family="text">
      <style:text-properties style:font-name="Times New Roman" fo:font-size="12pt" fo:language="uk" fo:country="UA" officeooo:rsid="0019d712" style:font-size-asian="12pt" style:font-name-complex="Times New Roman" style:font-size-complex="12pt" style:font-weight-complex="bold"/>
    </style:style>
    <style:style style:name="T29" style:family="text">
      <style:text-properties style:font-name="Times New Roman" fo:font-size="12pt" fo:language="uk" fo:country="UA" officeooo:rsid="00261622" style:font-size-asian="12pt" style:font-name-complex="Times New Roman" style:font-size-complex="12pt"/>
    </style:style>
    <style:style style:name="T30" style:family="text">
      <style:text-properties style:font-name="Times New Roman" fo:font-size="12pt" fo:language="uk" fo:country="UA" officeooo:rsid="00271030" style:font-size-asian="12pt" style:font-name-complex="Times New Roman" style:font-size-complex="12pt"/>
    </style:style>
    <style:style style:name="T31" style:family="text">
      <style:text-properties style:font-name="Times New Roman" fo:font-size="12pt" fo:language="uk" fo:country="UA" style:font-name-asian="Times New Roman" style:font-size-asian="12pt" style:font-name-complex="Times New Roman" style:font-size-complex="12pt"/>
    </style:style>
    <style:style style:name="T32" style:family="text">
      <style:text-properties style:font-name="Times New Roman" fo:font-size="12pt" fo:language="uk" fo:country="UA" style:font-name-asian="Times New Roman" style:font-size-asian="12pt" style:font-name-complex="Times New Roman" style:font-size-complex="12pt" style:font-weight-complex="bold"/>
    </style:style>
    <style:style style:name="T33" style:family="text"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T34" style:family="text">
      <style:text-properties style:font-name="Times New Roman" fo:font-size="12pt" fo:language="uk" fo:country="UA" fo:font-weight="bold" style:font-size-asian="12pt" style:font-weight-asian="bold" style:font-name-complex="Times New Roman" style:font-size-complex="12pt" style:font-weight-complex="bold"/>
    </style:style>
    <style:style style:name="T35" style:family="text">
      <style:text-properties style:font-name="Times New Roman" fo:font-size="12pt" fo:language="uk" fo:country="UA" fo:font-weight="bold" style:font-name-asian="Times New Roman" style:font-size-asian="12pt" style:font-weight-asian="bold" style:font-name-complex="Times New Roman" style:font-size-complex="12pt"/>
    </style:style>
    <style:style style:name="T36" style:family="text">
      <style:text-properties style:font-name="Times New Roman" fo:font-size="12pt" fo:language="uk" fo:country="UA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7" style:family="text">
      <style:text-properties style:font-name="Times New Roman" fo:font-size="12pt" fo:language="uk" fo:country="UA" fo:font-style="italic" fo:font-weight="bold" style:font-size-asian="12pt" style:font-style-asian="italic" style:font-weight-asian="bold" style:font-name-complex="Times New Roman" style:font-size-complex="12pt" style:font-weight-complex="bold"/>
    </style:style>
    <style:style style:name="T38" style:family="text">
      <style:text-properties style:font-name="Times New Roman" fo:font-size="12pt" fo:language="uk" fo:country="UA" fo:font-style="italic" fo:font-weight="bold" style:font-name-asian="Times New Roman" style:font-size-asian="12pt" style:font-style-asian="italic" style:font-weight-asian="bold" style:font-name-complex="Times New Roman" style:font-size-complex="12pt" style:font-weight-complex="bold"/>
    </style:style>
    <style:style style:name="T39" style:family="text">
      <style:text-properties style:font-name="Times New Roman" fo:font-size="12pt" fo:language="uk" fo:country="UA" officeooo:rsid="0022bcea" style:font-name-asian="Symbol" style:font-size-asian="12pt" style:font-name-complex="Symbol" style:font-size-complex="12pt"/>
    </style:style>
    <style:style style:name="T40" style:family="text">
      <style:text-properties style:font-name="Times New Roman" fo:font-style="normal" fo:font-weight="normal" officeooo:rsid="00218ec6" style:font-style-asian="normal" style:font-weight-asian="normal" style:font-style-complex="normal" style:font-weight-complex="normal"/>
    </style:style>
    <style:style style:name="T41" style:family="text">
      <style:text-properties style:font-name="Times New Roman" fo:font-style="normal" fo:font-weight="normal" officeooo:rsid="00341694" style:font-style-asian="normal" style:font-weight-asian="normal" style:font-style-complex="normal" style:font-weight-complex="normal"/>
    </style:style>
    <style:style style:name="T42" style:family="text">
      <style:text-properties style:font-name="Times New Roman" fo:font-style="normal" fo:font-weight="bold" officeooo:rsid="00218ec6" style:font-style-asian="normal" style:font-weight-asian="bold" style:font-style-complex="normal" style:font-weight-complex="bold"/>
    </style:style>
    <style:style style:name="T43" style:family="text">
      <style:text-properties style:font-name="Times New Roman" fo:font-style="normal" officeooo:rsid="00218ec6" style:font-style-asian="normal" style:font-style-complex="normal" style:font-weight-complex="bold"/>
    </style:style>
    <style:style style:name="T44" style:family="text">
      <style:text-properties style:use-window-font-color="true" style:font-name="Times New Roman" fo:font-size="12pt" fo:letter-spacing="-0.023cm" fo:language="uk" fo:country="UA" style:text-underline-style="none" style:font-size-asian="12pt" style:font-name-complex="Times New Roman" style:font-size-complex="12pt"/>
    </style:style>
    <style:style style:name="T45" style:family="text">
      <style:text-properties style:font-name="Symbol" fo:font-size="12pt" fo:language="uk" fo:country="UA" style:font-name-asian="Symbol" style:font-size-asian="12pt" style:font-name-complex="Symbol" style:font-size-complex="12pt"/>
    </style:style>
    <style:style style:name="T46" style:family="text">
      <style:text-properties style:font-name="Symbol" fo:language="uk" fo:country="UA" style:font-name-asian="Symbol" style:font-name-complex="Symbol" style:font-weight-complex="bold"/>
    </style:style>
    <style:style style:name="T47" style:family="text">
      <style:text-properties fo:font-size="11pt" fo:language="uk" fo:country="UA" style:font-size-asian="11pt"/>
    </style:style>
    <style:style style:name="T48" style:family="text">
      <style:text-properties fo:font-size="11pt" fo:language="uk" fo:country="UA" style:font-size-asian="11pt" style:font-size-complex="11pt"/>
    </style:style>
    <style:style style:name="T49" style:family="text">
      <style:text-properties fo:font-size="11pt" fo:language="uk" fo:country="UA" officeooo:rsid="001c0f9f" style:font-size-asian="11pt"/>
    </style:style>
    <style:style style:name="T50" style:family="text">
      <style:text-properties fo:font-size="11pt" fo:language="uk" fo:country="UA" officeooo:rsid="001de6a7" style:font-size-asian="11pt"/>
    </style:style>
    <style:style style:name="T51" style:family="text">
      <style:text-properties fo:font-size="11pt" fo:language="uk" fo:country="UA" fo:font-weight="bold" style:font-size-asian="11pt" style:font-weight-asian="bold"/>
    </style:style>
    <style:style style:name="T52" style:family="text">
      <style:text-properties fo:font-size="11pt" fo:language="uk" fo:country="UA" fo:font-weight="bold" officeooo:rsid="001c0f9f" style:font-size-asian="11pt" style:font-weight-asian="bold"/>
    </style:style>
    <style:style style:name="T53" style:family="text">
      <style:text-properties fo:font-size="11pt" fo:language="uk" fo:country="UA" fo:font-style="italic" style:font-size-asian="11pt" style:font-style-asian="italic"/>
    </style:style>
    <style:style style:name="T54" style:family="text">
      <style:text-properties fo:font-size="11pt" fo:language="uk" fo:country="UA" fo:font-style="italic" fo:font-weight="bold" style:font-size-asian="11pt" style:font-style-asian="italic" style:font-weight-asian="bold"/>
    </style:style>
    <style:style style:name="T55" style:family="text">
      <style:text-properties fo:font-size="11pt" fo:letter-spacing="0.007cm" fo:language="uk" fo:country="UA" fo:font-style="italic" fo:font-weight="bold" style:font-size-asian="11pt" style:font-style-asian="italic" style:font-weight-asian="bold"/>
    </style:style>
    <style:style style:name="T56" style:family="text">
      <style:text-properties officeooo:rsid="00181977"/>
    </style:style>
    <style:style style:name="T57" style:family="text">
      <style:text-properties officeooo:rsid="0019d712"/>
    </style:style>
    <style:style style:name="T58" style:family="text">
      <style:text-properties officeooo:rsid="001b6ba1"/>
    </style:style>
    <style:style style:name="T59" style:family="text">
      <style:text-properties officeooo:rsid="001de6a7"/>
    </style:style>
    <style:style style:name="T60" style:family="text">
      <style:text-properties officeooo:rsid="00218ec6"/>
    </style:style>
    <style:style style:name="T61" style:family="text">
      <style:text-properties officeooo:rsid="0024b7b8"/>
    </style:style>
    <style:style style:name="T62" style:family="text">
      <style:text-properties officeooo:rsid="0029c257"/>
    </style:style>
    <style:style style:name="T63" style:family="text">
      <style:text-properties fo:font-weight="bold" style:font-weight-asian="bold"/>
    </style:style>
    <style:style style:name="T64" style:family="text">
      <style:text-properties officeooo:rsid="002cef29"/>
    </style:style>
    <style:style style:name="T65" style:family="text">
      <style:text-properties officeooo:rsid="002e6de2"/>
    </style:style>
    <style:style style:name="T66" style:family="text">
      <style:text-properties officeooo:rsid="003037fa"/>
    </style:style>
    <style:style style:name="T67" style:family="text">
      <style:text-properties officeooo:rsid="00341694"/>
    </style:style>
    <style:style style:name="T68" style:family="text">
      <style:text-properties officeooo:rsid="00364598"/>
    </style:style>
    <style:style style:name="T69" style:family="text">
      <style:text-properties officeooo:rsid="0037cb23"/>
    </style:style>
    <style:style style:name="T70" style:family="text">
      <style:text-properties officeooo:rsid="00386a6a"/>
    </style:style>
    <style:style style:name="T71" style:family="text">
      <style:text-properties officeooo:rsid="003b6031"/>
    </style:style>
    <style:style style:name="T72" style:family="text">
      <style:text-properties fo:font-style="italic" officeooo:rsid="003b6031" style:font-style-asian="italic" style:font-style-complex="italic"/>
    </style:style>
    <style:style style:name="T73" style:family="text">
      <style:text-properties officeooo:rsid="003b6031" style:font-style-complex="normal"/>
    </style:style>
    <style:style style:name="T74" style:family="text">
      <style:text-properties officeooo:rsid="003c8c96"/>
    </style:style>
    <style:style style:name="T75" style:family="text">
      <style:text-properties officeooo:rsid="003e8274"/>
    </style:style>
    <style:style style:name="T76" style:family="text">
      <style:text-properties fo:language="en" fo:country="US" officeooo:rsid="004d3546"/>
    </style:style>
    <style:style style:name="T77" style:family="text">
      <style:text-properties officeooo:rsid="0040c584"/>
    </style:style>
    <style:style style:name="T78" style:family="text">
      <style:text-properties officeooo:rsid="00428e7a"/>
    </style:style>
    <style:style style:name="T79" style:family="text">
      <style:text-properties officeooo:rsid="0047bebf"/>
    </style:style>
    <style:style style:name="T80" style:family="text">
      <style:text-properties officeooo:rsid="004b3a94"/>
    </style:style>
    <style:style style:name="T81" style:family="text">
      <style:text-properties officeooo:rsid="004c0aa0"/>
    </style:style>
    <style:style style:name="T82" style:family="text">
      <style:text-properties officeooo:rsid="004d3546"/>
    </style:style>
    <style:style style:name="T83" style:family="text">
      <style:text-properties officeooo:rsid="004fe303"/>
    </style:style>
    <style:style style:name="T84" style:family="text">
      <style:text-properties officeooo:rsid="0051612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1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number-style style:name="N10001" number:language="uk" number:country="UA">
      <number:number number:decimal-places="0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6">Форма <text:s/>№ Н - 3.04</text:p>
      <text:p text:style-name="P5"/>
      <text:p text:style-name="P10">Міністерство освіти і науки, <text:span text:style-name="T56">молоді та спорту</text:span> України</text:p>
      <text:p text:style-name="P12">Львівський національний університет імені Івана Франка</text:p>
      <text:p text:style-name="P13"/>
      <text:p text:style-name="P12"/>
      <text:p text:style-name="P14">Кафедра радіофізики <text:span text:style-name="T56">та комп’ютерних технологій</text:span></text:p>
      <text:p text:style-name="P14"/>
      <text:p text:style-name="P14"/>
      <text:p text:style-name="P139"><text:span text:style-name="T4">“</text:span><text:span text:style-name="T16">ЗАТВЕРДЖУЮ</text:span><text:span text:style-name="T4">”</text:span></text:p>
      <text:p text:style-name="P140">П<text:span text:style-name="T56">ерший п</text:span>роректор</text:p>
      <text:p text:style-name="P141"/>
      <text:p text:style-name="P16">___________ Височанський В.С.</text:p>
      <text:p text:style-name="P178"><text:span text:style-name="T4">“______”______________2013</text:span><text:span text:style-name="T15"> </text:span><text:span text:style-name="T4">р.</text:span></text:p>
      <text:p text:style-name="P53"/>
      <text:p text:style-name="P53"/>
      <text:h text:style-name="P213" text:outline-level="2">РОБОЧА ПРОГРАМА НАВЧАЛЬНОЇ ДИСЦИПЛІНИ </text:h>
      <text:p text:style-name="P60"/>
      <text:p text:style-name="P15">ТЕХНОЛОГІЯ СТВОРЕННЯ ПРОГРАМНИХ ПРОДУКТІВ</text:p>
      <text:p text:style-name="P54"/>
      <text:p text:style-name="P61"><text:span text:style-name="T5">г</text:span><text:span text:style-name="T26">алузі</text:span><text:span text:style-name="T31"> </text:span><text:span text:style-name="T26">знань</text:span><text:span text:style-name="T31"> </text:span><text:span text:style-name="T26">0501</text:span><text:span text:style-name="T31"> “</text:span><text:span text:style-name="T27"> Інформатика</text:span><text:span text:style-name="T32"> </text:span><text:span text:style-name="T27">та</text:span><text:span text:style-name="T32"> </text:span><text:span text:style-name="T27">обчислювальна</text:span><text:span text:style-name="T32"> </text:span><text:span text:style-name="T27">техніка</text:span><text:span text:style-name="T26"> </text:span><text:span text:style-name="T32">”</text:span><text:span text:style-name="T26">,</text:span><text:span text:style-name="T31"><text:line-break/></text:span><text:span text:style-name="T26">напряму</text:span><text:span text:style-name="T31"> </text:span><text:span text:style-name="T26">підготовки</text:span><text:span text:style-name="T31"> <text:s/>“</text:span><text:span text:style-name="T27"> </text:span><text:span text:style-name="T28">6</text:span><text:span text:style-name="T27">.050101</text:span><text:span text:style-name="T32"> </text:span><text:span text:style-name="T27">Комп</text:span><text:span text:style-name="T32">’</text:span><text:span text:style-name="T27">ютерні</text:span><text:span text:style-name="T32"> </text:span><text:span text:style-name="T27">науки</text:span><text:span text:style-name="T26"> </text:span><text:span text:style-name="T32">”</text:span></text:p>
      <text:p text:style-name="P61"><text:span text:style-name="T26">факультету</text:span><text:span text:style-name="T31"> </text:span><text:span text:style-name="T26">електроніки</text:span></text:p>
      <text:p text:style-name="P53"/>
      <text:p text:style-name="P57"/>
      <text:p text:style-name="P10">Кредитно-модульна система</text:p>
      <text:p text:style-name="P10">організації навчального процесу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14">Львів – 2013</text:p>
      <text:p text:style-name="P182"/>
      <text:p text:style-name="P65"><text:span text:style-name="T19">Технологія створення програмних продуктів</text:span><text:span text:style-name="T18">. </text:span><text:span text:style-name="T5">Робоча програма навчальної дисципліни для студентів галузі знань </text:span><text:span text:style-name="T27">0501</text:span><text:span text:style-name="T32"> “</text:span><text:span text:style-name="T27"> Інформатика</text:span><text:span text:style-name="T32"> </text:span><text:span text:style-name="T27">та</text:span><text:span text:style-name="T32"> </text:span><text:span text:style-name="T27">обчислювальна</text:span><text:span text:style-name="T32"> </text:span><text:span text:style-name="T27">техніка </text:span><text:span text:style-name="T32">”</text:span><text:span text:style-name="T27">,</text:span><text:span text:style-name="T32"> </text:span><text:span text:style-name="T27">напряму</text:span><text:span text:style-name="T32"> </text:span><text:span text:style-name="T27">підготовки</text:span><text:span text:style-name="T32"> “</text:span><text:span text:style-name="T27"> </text:span><text:span text:style-name="T28">6</text:span><text:span text:style-name="T27">.050101</text:span><text:span text:style-name="T32"> </text:span><text:span text:style-name="T27">Комп</text:span><text:span text:style-name="T32">’</text:span><text:span text:style-name="T27">ютерні</text:span><text:span text:style-name="T32"> </text:span><text:span text:style-name="T27">науки </text:span><text:span text:style-name="T32">”</text:span><text:span text:style-name="T5"> </text:span><text:span text:style-name="T6">факультету електроніки</text:span><text:span text:style-name="T5">,</text:span><text:span text:style-name="T17"> </text:span><text:span text:style-name="T5">- Львів: ЛНУ імені Івана Франка, 2013. - </text:span><text:span text:style-name="T5"><text:page-count style:num-format="1">10</text:page-count></text:span><text:span text:style-name="T5"> с.</text:span></text:p>
      <text:p text:style-name="P18"/>
      <text:p text:style-name="P18"/>
      <text:p text:style-name="P18"/>
      <text:p text:style-name="P18"/>
      <text:p text:style-name="P18"/>
      <text:p text:style-name="P64"><text:span text:style-name="T5">Розробник:</text:span><text:span text:style-name="T17"><text:tab/><text:tab/>Батюк А.Я.</text:span><text:span text:style-name="T5">, к.ф.-м.н., асистент кафедри радіофізики </text:span><text:span text:style-name="T7">та комп’ютерних технологій</text:span></text:p>
      <text:p text:style-name="P18"/>
      <text:p text:style-name="P18"/>
      <text:p text:style-name="P18"/>
      <text:p text:style-name="P18"/>
      <text:p text:style-name="P17">Робоча програма затверджена на засіданні кафедри радіофізики <text:span text:style-name="T57">та комп’ютерних технологій</text:span></text:p>
      <text:p text:style-name="P43"/>
      <text:p text:style-name="P20">Протокол № ___ від. “____”______________2013<text:span text:style-name="T57"> </text:span>р.</text:p>
      <text:p text:style-name="P17"/>
      <text:p text:style-name="P100">Завідувач кафедри радіофізики<text:line-break/><text:tab/><text:span text:style-name="T57">та комп’ютерних технологій</text:span>, проф. <text:tab/><text:tab/><text:tab/>_____________ І.М. Болеста</text:p>
      <text:p text:style-name="P20"/>
      <text:p text:style-name="P9"><text:span text:style-name="T5">“____”_________________ 2013</text:span><text:span text:style-name="T7"> </text:span><text:span text:style-name="T5">р.</text:span></text:p>
      <text:p text:style-name="P11"/>
      <text:p text:style-name="P11"/>
      <text:p text:style-name="P11"/>
      <text:p text:style-name="P17">Схвалено методичною радою факультету електроніки</text:p>
      <text:p text:style-name="P17"/>
      <text:p text:style-name="P17">Протокол № ___ від. “____”________________2013<text:span text:style-name="T57"> </text:span>р.</text:p>
      <text:p text:style-name="P17"/>
      <text:p text:style-name="P92">Голова методичної ради, доц.<text:tab/><text:tab/><text:tab/><text:tab/>______________ Р.Я. Шувар</text:p>
      <text:p text:style-name="P93"/>
      <text:p text:style-name="P64"><text:span text:style-name="T5">“____”________________ 2013</text:span><text:span text:style-name="T7"> </text:span><text:span text:style-name="T5">р.</text:span></text:p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2"><text:span text:style-name="T45"></text:span><text:span text:style-name="T5"> Батюк А.Я., 2013</text:span></text:p>
      <text:p text:style-name="P144"/>
      <text:h text:style-name="P207" text:outline-level="1">1. Опис навчальної дисципліни</text:h>
      <text:p text:style-name="P53"/>
      <text:p text:style-name="P62"><text:span text:style-name="T22">(Витяг з робочої програми навчальної дисципліни </text:span><text:span text:style-name="T46"></text:span><text:span text:style-name="T22"> </text:span><text:span text:style-name="T23">Технологія створення програмних продуктів</text:span><text:span text:style-name="T22"> </text:span><text:span text:style-name="T46"></text:span><text:span text:style-name="T22">)</text:span></text:p>
      <text:p text:style-name="P5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9">Найменування показників</text:p>
          </table:table-cell>
          <table:table-cell table:style-name="Таблица1.A1" office:value-type="string">
            <text:p text:style-name="P49">Галузь знань, напрям підготовки, освітньо-кваліфікаційний рівень</text:p>
          </table:table-cell>
          <table:table-cell table:style-name="Таблица1.C1" office:value-type="string">
            <text:p text:style-name="P49">Характеристика навчальної дисципліни</text:p>
          </table:table-cell>
        </table:table-row>
        <table:table-row table:style-name="Таблица1.1">
          <table:table-cell table:style-name="Таблица1.A2" office:value-type="string">
            <text:p text:style-name="P56"/>
          </table:table-cell>
          <table:table-cell table:style-name="Таблица1.A2" office:value-type="string">
            <text:p text:style-name="P58"/>
          </table:table-cell>
          <table:table-cell table:style-name="Таблица1.C2" office:value-type="string">
            <text:p text:style-name="P44">денна форма навчання</text:p>
          </table:table-cell>
        </table:table-row>
        <table:table-row table:style-name="Таблица1.3">
          <table:table-cell table:style-name="Таблица1.A3" office:value-type="string">
            <text:p text:style-name="P21">Кількість кредитів – 4</text:p>
          </table:table-cell>
          <table:table-cell table:style-name="Таблица1.A3" office:value-type="string">
            <text:p text:style-name="P23">галузь знань</text:p>
            <text:p text:style-name="P61"><text:span text:style-name="T33">0501</text:span><text:span text:style-name="T35"> “</text:span><text:span text:style-name="T34"> Інформатика</text:span><text:span text:style-name="T36"> </text:span><text:span text:style-name="T34">та</text:span><text:span text:style-name="T36"> </text:span><text:span text:style-name="T34">обчислювальна</text:span><text:span text:style-name="T36"> </text:span><text:span text:style-name="T34">техніка</text:span><text:span text:style-name="T33"> </text:span><text:span text:style-name="T36">”</text:span></text:p>
          </table:table-cell>
          <table:table-cell table:style-name="Таблица1.C3" office:value-type="string">
            <text:p text:style-name="P23">Нормативна</text:p>
          </table:table-cell>
        </table:table-row>
        <table:table-row table:style-name="Таблица1.4">
          <table:table-cell table:style-name="Таблица1.A1" office:value-type="string">
            <text:p text:style-name="P21">Модулів – 1</text:p>
          </table:table-cell>
          <table:table-cell table:style-name="Таблица1.A1" office:value-type="string">
            <text:p text:style-name="P63"><text:span text:style-name="T48"><text:s/>Напрям підготовки </text:span><text:span text:style-name="T31"><text:s/>“</text:span><text:span text:style-name="T27"> </text:span><text:span text:style-name="T28">6</text:span><text:span text:style-name="T27">.050101</text:span><text:span text:style-name="T32"> </text:span><text:span text:style-name="T27">Комп</text:span><text:span text:style-name="T32">’</text:span><text:span text:style-name="T27">ютерні</text:span><text:span text:style-name="T32"> </text:span><text:span text:style-name="T27">науки</text:span><text:span text:style-name="T26"> </text:span><text:span text:style-name="T32">”</text:span></text:p>
          </table:table-cell>
          <table:table-cell table:style-name="Таблица1.C1" office:value-type="string">
            <text:p text:style-name="P44">Рік підготовки:</text:p>
            <text:p text:style-name="P61"><text:span text:style-name="T7">3</text:span><text:span text:style-name="T5">-й</text:span></text:p>
          </table:table-cell>
        </table:table-row>
        <table:table-row table:style-name="Таблица1.5">
          <table:table-cell table:style-name="Таблица1.A1" office:value-type="string">
            <text:p text:style-name="P67"><text:span text:style-name="T5">Змістових модулів – </text:span><text:span text:style-name="T10">4</text:span></text:p>
          </table:table-cell>
          <table:table-cell table:style-name="Таблица1.A1" office:value-type="string">
            <text:p text:style-name="P23">Освітньо-кваліфікаційний рівень:</text:p>
            <text:p text:style-name="P52">бакалавр</text:p>
          </table:table-cell>
          <table:table-cell table:style-name="Таблица1.C1" office:value-type="string">
            <text:p text:style-name="P44">Семестр</text:p>
            <text:p text:style-name="P61"><text:span text:style-name="T14">6</text:span><text:span text:style-name="T5">-й</text:span></text:p>
          </table:table-cell>
        </table:table-row>
        <table:table-row table:style-name="Таблица1.5">
          <table:table-cell table:style-name="Таблица1.A6" office:value-type="string">
            <text:p text:style-name="P21">Курсова робота – немає</text:p>
          </table:table-cell>
          <table:table-cell table:style-name="Таблица1.A1" office:value-type="string">
            <text:p text:style-name="P58"/>
          </table:table-cell>
          <table:table-cell table:style-name="Таблица1.C1" office:value-type="string">
            <text:p text:style-name="P44">Лекції</text:p>
            <text:p text:style-name="P61"><text:span text:style-name="T5">3</text:span><text:span text:style-name="T14">4</text:span><text:span text:style-name="T5"> год.</text:span></text:p>
          </table:table-cell>
        </table:table-row>
        <table:table-row table:style-name="Таблица1.5">
          <table:table-cell table:style-name="Таблица1.A1" office:value-type="string">
            <text:p text:style-name="P19">Загальна кількість годин – <text:span text:style-name="T80">136</text:span></text:p>
          </table:table-cell>
          <table:table-cell table:style-name="Таблица1.A1" office:value-type="string">
            <text:p text:style-name="P58"/>
          </table:table-cell>
          <table:table-cell table:style-name="Таблица1.C1" office:value-type="string">
            <text:p text:style-name="P44">Практичні</text:p>
            <text:p text:style-name="P22">0 год</text:p>
          </table:table-cell>
        </table:table-row>
        <table:table-row table:style-name="Таблица1.5">
          <table:table-cell table:style-name="Таблица1.A1" office:value-type="string">
            <text:p text:style-name="P21">Тижневих годин для денної форми навчання:</text:p>
            <text:p text:style-name="P9"><text:span text:style-name="T20">Аудиторних</text:span><text:span text:style-name="T5">:</text:span></text:p>
            <text:p text:style-name="P17"><text:span text:style-name="T57">VI</text:span> семестр – 4</text:p>
            <text:p text:style-name="P9"><text:span text:style-name="T20">Самостійної роботи студента</text:span><text:span text:style-name="T5">:</text:span></text:p>
            <text:p text:style-name="P17"><text:span text:style-name="T58">VI</text:span> семестр – <text:span text:style-name="T57">4</text:span></text:p>
          </table:table-cell>
          <table:table-cell table:style-name="Таблица1.A1" office:value-type="string">
            <text:p text:style-name="P56"/>
          </table:table-cell>
          <table:table-cell table:style-name="Таблица1.C1" office:value-type="string">
            <text:p text:style-name="P44">Лабораторні</text:p>
            <text:p text:style-name="P22">3<text:span text:style-name="T80">4</text:span> год.</text:p>
          </table:table-cell>
        </table:table-row>
        <table:table-row table:style-name="Таблица1.5">
          <table:table-cell table:style-name="Таблица1.A1" office:value-type="string">
            <text:p text:style-name="P58"/>
          </table:table-cell>
          <table:table-cell table:style-name="Таблица1.A1" office:value-type="string">
            <text:p text:style-name="P58"/>
          </table:table-cell>
          <table:table-cell table:style-name="Таблица1.C1" office:value-type="string">
            <text:p text:style-name="P44">Самостійна робота</text:p>
            <text:p text:style-name="P61"><text:span text:style-name="T14">68</text:span><text:span text:style-name="T5"> год.</text:span></text:p>
          </table:table-cell>
        </table:table-row>
        <table:table-row table:style-name="Таблица1.5">
          <table:table-cell table:style-name="Таблица1.A1" office:value-type="string">
            <text:p text:style-name="P59"/>
          </table:table-cell>
          <table:table-cell table:style-name="Таблица1.A1" office:value-type="string">
            <text:p text:style-name="P58"/>
          </table:table-cell>
          <table:table-cell table:style-name="Таблица1.C1" office:value-type="string">
            <text:p text:style-name="P63"><text:span text:style-name="T20">Вид контролю</text:span><text:span text:style-name="T5">: </text:span><text:span text:style-name="T14">залік</text:span></text:p>
          </table:table-cell>
        </table:table-row>
      </table:table>
      <text:p text:style-name="P9"/>
      <text:p text:style-name="P145"/>
      <text:list xml:id="list3808639652720535819" text:style-name="WW8Num4">
        <text:list-item>
          <text:h text:style-name="P209" text:outline-level="1">Мета та завдання навчальної дисципліни</text:h>
        </text:list-item>
      </text:list>
      <text:p text:style-name="P176"/>
      <text:p text:style-name="P125"><text:span text:style-name="T51">Метою і завданням навчальної дисципліни</text:span><text:span text:style-name="T47"> "</text:span><text:span text:style-name="T52">Технологія створення програмних продуктів</text:span><text:span text:style-name="T47">" є ознайомлення </text:span><text:span text:style-name="T5">студентів з </text:span><text:span text:style-name="T8">сукупністю виробничих процесів створення програмних засобів, які ефективно можуть використовуватися в процесах розробки програмного забезпечення, зокрема при аналізі вимог, моделюванні та проектуванні програмних систем</text:span><text:span text:style-name="T5">.</text:span></text:p>
      <text:p text:style-name="P129"><text:span text:style-name="T51">Предмет навчальної дисципліни</text:span><text:span text:style-name="T47"> "</text:span><text:span text:style-name="T49">Технологія створення програмних продуктів</text:span><text:span text:style-name="T47">": </text:span><text:span text:style-name="T49">розробка </text:span><text:span text:style-name="T50">т</text:span><text:span text:style-name="T49">ехнічного </text:span><text:span text:style-name="T50">з</text:span><text:span text:style-name="T49">авдання, проектування ПЗ, супровід ПЗ, оцінка якості ПЗ, оцінка трудомісткості</text:span><text:span text:style-name="T47">.</text:span></text:p>
      <text:p text:style-name="P128">Вимоги до знань та вмінь.</text:p>
      <text:p text:style-name="P127">Студент повинен знати: </text:p>
      <text:list xml:id="list6620426299638729485" text:style-name="WW8Num3">
        <text:list-item>
          <text:p text:style-name="P188"><text:span text:style-name="T59">принципи складання вимог до ПЗ</text:span>;</text:p>
        </text:list-item>
        <text:list-item>
          <text:p text:style-name="P188"><text:span text:style-name="T59">моделі життєвого циклу розробки ПЗ</text:span>;</text:p>
        </text:list-item>
        <text:list-item>
          <text:p text:style-name="P188"><text:span text:style-name="T59">концепції</text:span> <text:span text:style-name="T59">проектування ПЗ</text:span>;</text:p>
        </text:list-item>
        <text:list-item>
          <text:p text:style-name="P189">принципи ко<text:span text:style-name="T59">нструювання ПЗ</text:span>;</text:p>
        </text:list-item>
        <text:list-item>
          <text:p text:style-name="P199"><text:span text:style-name="T59">техніки досягнення гарантії якості ПЗ</text:span>;</text:p>
        </text:list-item>
        <text:list-item>
          <text:p text:style-name="P199"><text:span text:style-name="T59">принципи керування різними етапами створення ПЗ</text:span>.</text:p>
        </text:list-item>
      </text:list>
      <text:p text:style-name="P124"><text:span text:style-name="T55">Студент повинен</text:span><text:span text:style-name="T54"> вміти</text:span><text:span text:style-name="T53">:</text:span><text:span text:style-name="T47"> </text:span></text:p>
      <text:list xml:id="list5326143708089567495" text:style-name="WW8Num6">
        <text:list-item>
          <text:p text:style-name="P193">вибирати стратегії для планування життєвого циклу системи;</text:p>
        </text:list-item>
        <text:list-item>
          <text:p text:style-name="P193">визначати організаційну, економічну, технічну та операційну здійсненність проекту;</text:p>
        </text:list-item>
        <text:list-item>
          <text:p text:style-name="P193">проектувати компоненти програмного забезпечення;</text:p>
        </text:list-item>
        <text:list-item>
          <text:p text:style-name="P193">проектувати людино-машинний інтерфейс інформаційних систем;</text:p>
        </text:list-item>
        <text:list-item>
          <text:p text:style-name="P193">реалізовувати прототипи архітектури програмного забезпечення;</text:p>
        </text:list-item>
        <text:list-item>
          <text:p text:style-name="P193">реалізовувати та тестувати компоненти програмного забезпечення;</text:p>
        </text:list-item>
        <text:list-item>
          <text:p text:style-name="P193">інтегрувати компоненти в систему;</text:p>
        </text:list-item>
        <text:list-item>
          <text:p text:style-name="P193">здійснювати структурне та функціональне тестування системи;</text:p>
        </text:list-item>
        <text:list-item>
          <text:p text:style-name="P193">установлювати, налаштовувати та обслуговувати системне, інструментальне і прикладне програмне забезпечення та інформаційні системи.</text:p>
        </text:list-item>
      </text:list>
      <text:p text:style-name="P126"><text:span text:style-name="T17">Місце в структурно-логічній схемі спеціальності.</text:span><text:span text:style-name="T5"> Навчальна дисципліна "</text:span><text:span text:style-name="T9">Технологія створення програмних продуктів</text:span><text:span text:style-name="T5">" є складовою циклу професійно – орієнтованих дисциплін підготовки фахівців освітньо-кваліфікаційного рівня "</text:span><text:span text:style-name="T9">бакалавр</text:span><text:span text:style-name="T5">". Для вивчення дисципліни необхідні знання з таких предметів: </text:span><text:span text:style-name="T39">“Основи програмування та алгоритмічні мови”, “Об’єктно-орієнтоване програмування”, “Організація баз даних і знань”</text:span><text:span text:style-name="T5">.</text:span></text:p>
      <text:p text:style-name="P22"/>
      <text:h text:style-name="P210" text:outline-level="1">3. Програма навчальної дисципліни</text:h>
      <text:p text:style-name="P104">МОДУЛЬ 1</text:p>
      <text:p text:style-name="P105">Змістовий модуль 1. <text:span text:style-name="T60">Життєвий цикл і стандарти ПЗ</text:span></text:p>
      <text:p text:style-name="P132">Тема 1. <text:span text:style-name="T62">Поняття програмного забезпечення та проблеми розробки складного ПЗ</text:span></text:p>
      <text:p text:style-name="P194">Вступ до технології створення програмних продуктів. Програма. Процес обробки даних.</text:p>
      <text:p text:style-name="P107">Програмний засіб. Правильність ПЗ. Надійність ПЗ. </text:p>
      <text:p text:style-name="P108">Лекції - 2 год; лабораторні заняття - <text:span text:style-name="T67">0</text:span> год; самостійна робота - <text:span text:style-name="T67">2</text:span> год. Разом - <text:span text:style-name="T67">4</text:span> год.</text:p>
      <text:p text:style-name="P133"><text:span text:style-name="T63">Тема 2. </text:span><text:span text:style-name="T42">Життєвий цикл і процеси розробки програмного забезпечення</text:span></text:p>
      <text:p text:style-name="P114">Моделі життєвого циклу для створення програмних продуктів. Основи програмних вимог. Проектування програмного забезпечення. Конструювання програмного забезпечення. Тестування програмного забезпечення. Супровід програмного забезпечення. Якість програмного забезпечення.</text:p>
      <text:p text:style-name="P112"><text:soft-page-break/><text:span text:style-name="T40">Лекції - </text:span><text:span text:style-name="T41">4</text:span><text:span text:style-name="T40"> год; лабораторні заняття - 2 год; самостійна робота - </text:span><text:span text:style-name="T41">6</text:span><text:span text:style-name="T40"> год. Разом - </text:span><text:span text:style-name="T41">12</text:span><text:span text:style-name="T40"> год.</text:span></text:p>
      <text:p text:style-name="P111"><text:span text:style-name="T63">Тема 3. </text:span><text:span text:style-name="T42">Міжнародні та національні стандарти розробки складних програмних продуктів</text:span></text:p>
      <text:p text:style-name="P114">Стандартизація моделі життєвого циклу. Процеси життєвого циклу розробки програмного забезпечення стандарту ISO/ІЕС 12207. Стандарт ISO/IEC 12207 та його зв’язок з ядром знань програмної інженерії SWEBOK.</text:p>
      <text:p text:style-name="P109">Лекції - 2 год; лабораторні заняття - 2 год; самостійна робота - <text:span text:style-name="T67">4</text:span> год. Разом - <text:span text:style-name="T67">8</text:span> год.</text:p>
      <text:p text:style-name="P110"/>
      <text:p text:style-name="P106">Змістовий модуль 2. Методи та засоби розробки ПЗ</text:p>
      <text:p text:style-name="P136">Тема 4. <text:span text:style-name="T43">Методології розробки ПЗ</text:span></text:p>
      <text:p text:style-name="P113"><text:span text:style-name="T64">Методології моделювання та проектування великих програмних систем. Каскадна модель (</text:span><text:span text:style-name="T40">MSF</text:span><text:span text:style-name="T64">). Інкрементна модель (</text:span><text:span text:style-name="T40">ХР, DSDM</text:span><text:span text:style-name="T65">). Спіральна модель (</text:span><text:span text:style-name="T40">RUP</text:span><text:span text:style-name="T65">). Еволюційна модель (RAD). </text:span></text:p>
      <text:p text:style-name="P110">Лекції - <text:span text:style-name="T67">2</text:span> год; лабораторні заняття - <text:span text:style-name="T67">2</text:span> год; самостійна робота - <text:span text:style-name="T67">4</text:span> год. Разом - <text:span text:style-name="T67">8</text:span> год.</text:p>
      <text:p text:style-name="P118">Тема 5. <text:span text:style-name="T65">Архітектура ПЗ, стандарти опису архітектур ПЗ</text:span></text:p>
      <text:p text:style-name="P115">Загальні рекомендації до проектування архітектури системи. Стандартний підхід до проектування. Загальносистемний підхід до проектування архітектури. Проектування за допомогою UML.</text:p>
      <text:p text:style-name="P111">Лекції - <text:span text:style-name="T67">4</text:span> год; лабораторні заняття - <text:span text:style-name="T67">6</text:span> год; самостійна робота - <text:span text:style-name="T67">10</text:span> год. Разом - <text:span text:style-name="T67">20</text:span> год.</text:p>
      <text:p text:style-name="P134">Тема 6. <text:span text:style-name="T65">Патерни проектування ПЗ</text:span></text:p>
      <text:p text:style-name="P115">Основні шаблони. Твірні шаблони. Структурні шаблони. Шаблони поведінки. Шаблони паралельного програмування. Інші шаблони.</text:p>
      <text:p text:style-name="P119">Лекції - <text:span text:style-name="T67">6</text:span> год; лабораторні заняття - <text:span text:style-name="T81">4</text:span> год; самостійна робота - <text:span text:style-name="T81">10</text:span> год. Разом - <text:span text:style-name="T81">20</text:span> год.</text:p>
      <text:p text:style-name="P135">Тема 7. <text:span text:style-name="T66">Засоби автоматизації розробки програмних продуктів</text:span></text:p>
      <text:p text:style-name="P116">Інструментальні засоби проектування програмного забезпечення. Редактори. Транслятори. Інтегровані середовища розробки.</text:p>
      <text:p text:style-name="P119">Лекції - <text:span text:style-name="T67">2</text:span> год; лабораторні заняття - <text:span text:style-name="T67">4</text:span> год; самостійна робота - <text:span text:style-name="T67">6</text:span> год. Разом - <text:span text:style-name="T67">12</text:span> год.</text:p>
      <text:p text:style-name="P121"/>
      <text:p text:style-name="P121">Змістовий модуль 3. Вимоги замовника та якість ПЗ</text:p>
      <text:p text:style-name="P137">Тема 8. <text:span text:style-name="T66">Аналіз вимог замовника до ПЗ</text:span></text:p>
      <text:p text:style-name="P116">Класифікація вимог. Аналіз та збір вимог. Майндмап як засіб збору вимог. Інженерія вимог до програмного забезпечення. Трасування вимог. Об’єктно-орієнтована інженерія вимог.</text:p>
      <text:p text:style-name="P119">Лекції - <text:span text:style-name="T67">2</text:span> год; лабораторні заняття - <text:span text:style-name="T67">2</text:span> год; самостійна робота - <text:span text:style-name="T67">4</text:span> год. Разом - <text:span text:style-name="T67">8</text:span> год.</text:p>
      <text:p text:style-name="P137">Тема 9. <text:span text:style-name="T66">Якість ПЗ, метрики якості, стандарти якості ПЗ</text:span></text:p>
      <text:p text:style-name="P196">Поняття якості ПЗ. Метрики якості Боема, Джилба, Холстеда. Стандарти якості: CMM, ISO, ITIL.</text:p>
      <text:p text:style-name="P119">Лекції - <text:span text:style-name="T67">2</text:span> год; лабораторні заняття - <text:span text:style-name="T80">0</text:span> год; самостійна робота - <text:span text:style-name="T80">2</text:span> год. Разом - <text:span text:style-name="T80">4</text:span> год.</text:p>
      <text:p text:style-name="P137"><text:soft-page-break/>Тема 10. <text:span text:style-name="T66">Верифікація, валідація та тестування. Стандарти тестування ПЗ</text:span></text:p>
      <text:p text:style-name="P197">Верифікація та валідація ПЗ. Стратегії розробки тестів та види відлагодження ПЗ. Автономне відлагодження ПЗ. Комплексне відлагодження ПЗ.</text:p>
      <text:p text:style-name="P119">Лекції - 4 год; лабораторні заняття - <text:span text:style-name="T67">6</text:span> год; самостійна робота - 10 год. Разом - <text:span text:style-name="T67">20</text:span> год.</text:p>
      <text:p text:style-name="P137">Тема 11. <text:span text:style-name="T66">Випробування і супровід програмних продуктів</text:span></text:p>
      <text:p text:style-name="P117">Впровадження ПЗ. Види супроводу. Супровід документації. Технічна підтримка.</text:p>
      <text:p text:style-name="P120">Лекції - 2 год; лабораторні заняття - <text:span text:style-name="T67">4</text:span> год; самостійна робота - <text:span text:style-name="T67">6</text:span> год. Разом - <text:span text:style-name="T67">12</text:span> год.</text:p>
      <text:p text:style-name="P121">Змістовий модуль 4. Документування та маркетинг ПЗ</text:p>
      <text:p text:style-name="P137">Тема 12. <text:span text:style-name="T66">Експлуатаційна, операційна, рекламна документація на ПЗ</text:span></text:p>
      <text:p text:style-name="P103">Зовнішній опис ПЗ. Опис архітектури ПЗ. Рекламна документація на ПЗ</text:p>
      <text:p text:style-name="P119">Лекції - <text:span text:style-name="T80">1</text:span> год; лабораторні заняття - <text:span text:style-name="T67">2</text:span> год; самостійна робота - <text:span text:style-name="T80">3</text:span> год. Разом - <text:span text:style-name="T80">6</text:span> год.</text:p>
      <text:p text:style-name="P137">Тема 1<text:span text:style-name="T66">3</text:span>. <text:span text:style-name="T66">Маркетинг програмних продуктів</text:span></text:p>
      <text:p text:style-name="P198">Маркетинг програмних продуктів. Програмні системи відносин з клієнтами (CRM).</text:p>
      <text:p text:style-name="P123">Лекції - <text:span text:style-name="T67">1</text:span> год; лабораторні заняття - <text:span text:style-name="T67">0</text:span> год; самостійна робота - <text:span text:style-name="T67">1</text:span> год. Разом - <text:span text:style-name="T67">2</text:span> год.</text:p>
      <text:p text:style-name="P138"/>
      <text:p text:style-name="P146"><text:span text:style-name="T22">4</text:span><text:span text:style-name="T24">. Структура навчальної дисципліни</text:span></text:p>
      <text:p text:style-name="P14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D"/>
        <table:table-column table:style-name="Таблица2.G"/>
        <table:table-row table:style-name="Таблица2.1">
          <table:table-cell table:style-name="Таблица2.A1" office:value-type="string">
            <text:p text:style-name="P49">Назви змістових<text:line-break/>модулів і тем</text:p>
          </table:table-cell>
          <table:table-cell table:style-name="Таблица2.B1" table:number-columns-spanned="6" office:value-type="string">
            <text:p text:style-name="P49">Кількість годин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2" office:value-type="string">
            <text:p text:style-name="P55"/>
          </table:table-cell>
          <table:table-cell table:style-name="Таблица2.B1" table:number-columns-spanned="6" office:value-type="string">
            <text:p text:style-name="P49">Денна форм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2" office:value-type="string">
            <text:p text:style-name="P55"/>
          </table:table-cell>
          <table:table-cell table:style-name="Таблица2.A2" office:value-type="string">
            <text:p text:style-name="P49">Усього </text:p>
          </table:table-cell>
          <table:table-cell table:style-name="Таблица2.B1" table:number-columns-spanned="5" office:value-type="string">
            <text:p text:style-name="P49">у тому числі</text:p>
          </table:table-cell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2" office:value-type="string">
            <text:p text:style-name="P55"/>
          </table:table-cell>
          <table:table-cell table:style-name="Таблица2.A2" office:value-type="string">
            <text:p text:style-name="P49"/>
          </table:table-cell>
          <table:table-cell table:style-name="Таблица2.A2" office:value-type="string">
            <text:p text:style-name="P49">лек.</text:p>
          </table:table-cell>
          <table:table-cell table:style-name="Таблица2.A2" office:value-type="string">
            <text:p text:style-name="P49">пр.</text:p>
          </table:table-cell>
          <table:table-cell table:style-name="Таблица2.A2" office:value-type="string">
            <text:p text:style-name="P49">лаб.</text:p>
          </table:table-cell>
          <table:table-cell table:style-name="Таблица2.A2" office:value-type="string">
            <text:p text:style-name="P49">інд.</text:p>
          </table:table-cell>
          <table:table-cell table:style-name="Таблица2.B1" office:value-type="string">
            <text:p text:style-name="P49">сам. роб.</text:p>
          </table:table-cell>
        </table:table-row>
      </table:table>
      <text:p text:style-name="P179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D"/>
        <table:table-column table:style-name="Таблица9.G"/>
        <table:table-header-rows>
          <table:table-row table:style-name="Таблица9.1">
            <table:table-cell table:style-name="Таблица9.A1" office:value-type="string">
              <text:p text:style-name="P24">1</text:p>
            </table:table-cell>
            <table:table-cell table:style-name="Таблица9.A1" office:value-type="string">
              <text:p text:style-name="P24">2</text:p>
            </table:table-cell>
            <table:table-cell table:style-name="Таблица9.A1" office:value-type="string">
              <text:p text:style-name="P24">3</text:p>
            </table:table-cell>
            <table:table-cell table:style-name="Таблица9.A1" office:value-type="string">
              <text:p text:style-name="P24">4</text:p>
            </table:table-cell>
            <table:table-cell table:style-name="Таблица9.A1" office:value-type="string">
              <text:p text:style-name="P24">5</text:p>
            </table:table-cell>
            <table:table-cell table:style-name="Таблица9.A1" office:value-type="string">
              <text:p text:style-name="P24">6</text:p>
            </table:table-cell>
            <table:table-cell table:style-name="Таблица9.G1" office:value-type="string">
              <text:p text:style-name="P24">7</text:p>
            </table:table-cell>
          </table:table-row>
        </table:table-header-rows>
        <table:table-row table:style-name="Таблица9.1">
          <table:table-cell table:style-name="Таблица9.G1" table:number-columns-spanned="7" office:value-type="string">
            <text:p text:style-name="P50">МОДУЛЬ 1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3">
          <table:table-cell table:style-name="Таблица9.G1" table:number-columns-spanned="7" office:value-type="string">
            <text:p text:style-name="P51">Змістовий модуль 1. <text:span text:style-name="T68">Життєвий цикл і стандарти ПЗ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">
          <table:table-cell table:style-name="Таблица9.A1" office:value-type="string">
            <text:p text:style-name="P68">Тема 1. <text:span text:style-name="T68">Поняття програмного забезпечення та проблеми розробки складного ПЗ</text:span></text:p>
          </table:table-cell>
          <table:table-cell table:style-name="Таблица9.B4" table:formula="ooow:&lt;G4&gt;+&lt;E4&gt;+&lt;C4&gt;" office:value-type="float" office:value="4">
            <text:p text:style-name="P41">4</text:p>
          </table:table-cell>
          <table:table-cell table:style-name="Таблица9.A1" office:value-type="string">
            <text:p text:style-name="P23">2</text:p>
          </table:table-cell>
          <table:table-cell table:style-name="Таблица9.A1" office:value-type="string">
            <text:p text:style-name="P23">-</text:p>
          </table:table-cell>
          <table:table-cell table:style-name="Таблица9.A1" office:value-type="string">
            <text:p text:style-name="P26">-</text:p>
          </table:table-cell>
          <table:table-cell table:style-name="Таблица9.A1" office:value-type="string">
            <text:p text:style-name="P23">-</text:p>
          </table:table-cell>
          <table:table-cell table:style-name="Таблица9.G1" office:value-type="string">
            <text:p text:style-name="P26">2</text:p>
          </table:table-cell>
        </table:table-row>
        <table:table-row table:style-name="Таблица9.1">
          <table:table-cell table:style-name="Таблица9.A1" office:value-type="string">
            <text:p text:style-name="P68">Тема 2. <text:span text:style-name="T68">Життєвий цикл і процеси розробки програмного забезпечення</text:span></text:p>
          </table:table-cell>
          <table:table-cell table:style-name="Таблица9.B4" table:formula="ooow:&lt;G5&gt;+&lt;E5&gt;+&lt;C5&gt;" office:value-type="float" office:value="12">
            <text:p text:style-name="P41">12</text:p>
          </table:table-cell>
          <table:table-cell table:style-name="Таблица9.A1" office:value-type="string">
            <text:p text:style-name="P25">4</text:p>
          </table:table-cell>
          <table:table-cell table:style-name="Таблица9.A1" office:value-type="string">
            <text:p text:style-name="P23">-</text:p>
          </table:table-cell>
          <table:table-cell table:style-name="Таблица9.A1" office:value-type="string">
            <text:p text:style-name="P25">2</text:p>
          </table:table-cell>
          <table:table-cell table:style-name="Таблица9.A1" office:value-type="string">
            <text:p text:style-name="P23">-</text:p>
          </table:table-cell>
          <table:table-cell table:style-name="Таблица9.G1" office:value-type="string">
            <text:p text:style-name="P26">6</text:p>
          </table:table-cell>
        </table:table-row>
        <table:table-row table:style-name="Таблица9.1">
          <table:table-cell table:style-name="Таблица9.A1" office:value-type="string">
            <text:p text:style-name="P68">Тема 3. <text:span text:style-name="T68">Міжнародні та національні стандарти розробки складних програмних продуктів</text:span></text:p>
          </table:table-cell>
          <table:table-cell table:style-name="Таблица9.B4" table:formula="ooow:&lt;G6&gt;+&lt;E6&gt;+&lt;C6&gt;" office:value-type="float" office:value="8">
            <text:p text:style-name="P41">8</text:p>
          </table:table-cell>
          <table:table-cell table:style-name="Таблица9.A1" office:value-type="string">
            <text:p text:style-name="P23">2</text:p>
          </table:table-cell>
          <table:table-cell table:style-name="Таблица9.A1" office:value-type="string">
            <text:p text:style-name="P23">-</text:p>
          </table:table-cell>
          <table:table-cell table:style-name="Таблица9.A1" office:value-type="string">
            <text:p text:style-name="P23">2</text:p>
          </table:table-cell>
          <table:table-cell table:style-name="Таблица9.A1" office:value-type="string">
            <text:p text:style-name="P23">-</text:p>
          </table:table-cell>
          <table:table-cell table:style-name="Таблица9.G1" office:value-type="string">
            <text:p text:style-name="P25">4</text:p>
          </table:table-cell>
        </table:table-row>
        <table:table-row table:style-name="Таблица9.1">
          <table:table-cell table:style-name="Таблица9.A23" office:value-type="string">
            <text:p text:style-name="P45">Разом – змістовий модуль 1</text:p>
          </table:table-cell>
          <table:table-cell table:style-name="Таблица9.B7" table:formula="ooow:&lt;B4&gt;+&lt;B5&gt;+&lt;B6&gt;" office:value-type="float" office:value="24">
            <text:p text:style-name="P47">24</text:p>
          </table:table-cell>
          <table:table-cell table:style-name="Таблица9.B7" table:formula="ooow:&lt;C4&gt;+&lt;C6&gt;+&lt;C5&gt;" office:value-type="float" office:value="8">
            <text:p text:style-name="P47">8</text:p>
          </table:table-cell>
          <table:table-cell table:style-name="Таблица9.F23" office:value-type="string">
            <text:p text:style-name="P44"/>
          </table:table-cell>
          <table:table-cell table:style-name="Таблица9.B7" table:formula="ooow:&lt;E4&gt;+&lt;E5&gt;+&lt;E6&gt;" office:value-type="float" office:value="4">
            <text:p text:style-name="P47">4</text:p>
          </table:table-cell>
          <table:table-cell table:style-name="Таблица9.F23" office:value-type="string">
            <text:p text:style-name="P44"/>
          </table:table-cell>
          <table:table-cell table:style-name="Таблица9.G7" table:formula="ooow:&lt;G4&gt;+&lt;G5&gt;+&lt;G6&gt;" office:value-type="float" office:value="12">
            <text:p text:style-name="P47">12</text:p>
          </table:table-cell>
        </table:table-row>
        <table:table-row table:style-name="Таблица9.1">
          <table:table-cell table:style-name="Таблица9.A20" table:number-columns-spanned="7" office:value-type="string">
            <text:p text:style-name="P51">Змістовий модуль 2. <text:span text:style-name="T68">Методи та засоби розробки ПЗ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">
          <table:table-cell table:style-name="Таблица9.A23" office:value-type="string">
            <text:p text:style-name="P68">Тема 4. <text:span text:style-name="T68">Методології розробки ПЗ</text:span></text:p>
          </table:table-cell>
          <table:table-cell table:style-name="Таблица9.B7" table:formula="ooow:&lt;G9&gt;+&lt;E9&gt;+&lt;C9&gt;" office:value-type="float" office:value="8">
            <text:p text:style-name="P40">8</text:p>
          </table:table-cell>
          <table:table-cell table:style-name="Таблица9.C22" office:value-type="string">
            <text:p text:style-name="P25">2</text:p>
          </table:table-cell>
          <table:table-cell table:style-name="Таблица9.F23" office:value-type="string">
            <text:p text:style-name="P23">-</text:p>
          </table:table-cell>
          <table:table-cell table:style-name="Таблица9.E22" office:value-type="string">
            <text:p text:style-name="P25">2</text:p>
          </table:table-cell>
          <table:table-cell table:style-name="Таблица9.F23" office:value-type="string">
            <text:p text:style-name="P23">-</text:p>
          </table:table-cell>
          <table:table-cell table:style-name="Таблица9.G22" office:value-type="string">
            <text:p text:style-name="P25">4</text:p>
          </table:table-cell>
        </table:table-row>
        <table:table-row table:style-name="Таблица9.1">
          <table:table-cell table:style-name="Таблица9.A23" office:value-type="string">
            <text:p text:style-name="P68">Тема 5. <text:span text:style-name="T68">Архітектура ПЗ, стандарти опису архітектур ПЗ</text:span></text:p>
          </table:table-cell>
          <table:table-cell table:style-name="Таблица9.B7" table:formula="ooow:&lt;G10&gt;+&lt;E10&gt;+&lt;C10&gt;" office:value-type="float" office:value="20">
            <text:p text:style-name="P41">20</text:p>
          </table:table-cell>
          <table:table-cell table:style-name="Таблица9.C22" office:value-type="string">
            <text:p text:style-name="P25">4</text:p>
          </table:table-cell>
          <table:table-cell table:style-name="Таблица9.F23" office:value-type="string">
            <text:p text:style-name="P23">-</text:p>
          </table:table-cell>
          <table:table-cell table:style-name="Таблица9.E22" office:value-type="string">
            <text:p text:style-name="P25">6</text:p>
          </table:table-cell>
          <table:table-cell table:style-name="Таблица9.F23" office:value-type="string">
            <text:p text:style-name="P23">-</text:p>
          </table:table-cell>
          <table:table-cell table:style-name="Таблица9.G22" office:value-type="string">
            <text:p text:style-name="P25">10</text:p>
          </table:table-cell>
        </table:table-row>
        <table:table-row table:style-name="Таблица9.1">
          <table:table-cell table:style-name="Таблица9.A23" office:value-type="string">
            <text:p text:style-name="P68">Тема 6. <text:span text:style-name="T68">Патерни проектування ПЗ</text:span></text:p>
          </table:table-cell>
          <table:table-cell table:style-name="Таблица9.B7" table:formula="ooow:&lt;G11&gt;+&lt;E11&gt;+&lt;C11&gt;" office:value-type="float" office:value="20">
            <text:p text:style-name="P42">20</text:p>
          </table:table-cell>
          <table:table-cell table:style-name="Таблица9.C22" office:value-type="string">
            <text:p text:style-name="P25">6</text:p>
          </table:table-cell>
          <table:table-cell table:style-name="Таблица9.F23" office:value-type="string">
            <text:p text:style-name="P23">-</text:p>
          </table:table-cell>
          <table:table-cell table:style-name="Таблица9.E22" office:value-type="string">
            <text:p text:style-name="P38">4</text:p>
          </table:table-cell>
          <table:table-cell table:style-name="Таблица9.F23" office:value-type="string">
            <text:p text:style-name="P23">-</text:p>
          </table:table-cell>
          <table:table-cell table:style-name="Таблица9.G22" office:value-type="string">
            <text:p text:style-name="P38">10</text:p>
          </table:table-cell>
        </table:table-row>
        <table:table-row table:style-name="Таблица9.1">
          <table:table-cell table:style-name="Таблица9.A23" office:value-type="string">
            <text:p text:style-name="P68">Тема 7. <text:span text:style-name="T68">Засоби автоматизації розробки програмних продуктів</text:span></text:p>
          </table:table-cell>
          <table:table-cell table:style-name="Таблица9.B7" table:formula="ooow:&lt;G12&gt;+&lt;E12&gt;+&lt;C12&gt;" office:value-type="float" office:value="12">
            <text:p text:style-name="P40">1<text:span text:style-name="T68">2</text:span></text:p>
          </table:table-cell>
          <table:table-cell table:style-name="Таблица9.C22" office:value-type="string">
            <text:p text:style-name="P25">2</text:p>
          </table:table-cell>
          <table:table-cell table:style-name="Таблица9.F23" office:value-type="string">
            <text:p text:style-name="P23">-</text:p>
          </table:table-cell>
          <table:table-cell table:style-name="Таблица9.E22" office:value-type="string">
            <text:p text:style-name="P23">4</text:p>
          </table:table-cell>
          <table:table-cell table:style-name="Таблица9.F23" office:value-type="string">
            <text:p text:style-name="P23">-</text:p>
          </table:table-cell>
          <table:table-cell table:style-name="Таблица9.G22" office:value-type="string">
            <text:p text:style-name="P25">6</text:p>
          </table:table-cell>
        </table:table-row>
        <table:table-row table:style-name="Таблица9.1">
          <table:table-cell table:style-name="Таблица9.A1" office:value-type="string">
            <text:p text:style-name="P45">Разом – змістовий модуль <text:span text:style-name="T67">2</text:span></text:p>
          </table:table-cell>
          <table:table-cell table:style-name="Таблица9.B4" table:formula="ooow:&lt;B9&gt;+&lt;B10&gt;+&lt;B11&gt;+&lt;B12&gt;" office:value-type="float" office:value="60">
            <text:p text:style-name="P48">60</text:p>
          </table:table-cell>
          <table:table-cell table:style-name="Таблица9.B4" table:formula="ooow:&lt;C9&gt;+&lt;C10&gt;+&lt;C11&gt;+&lt;C12&gt;" office:value-type="float" office:value="14">
            <text:p text:style-name="P47">14</text:p>
          </table:table-cell>
          <table:table-cell table:style-name="Таблица9.A1" office:value-type="string">
            <text:p text:style-name="P44"/>
          </table:table-cell>
          <table:table-cell table:style-name="Таблица9.B4" table:formula="ooow:&lt;E9&gt;+&lt;E10&gt;+&lt;E11&gt;+&lt;E12&gt;" office:value-type="float" office:value="16">
            <text:p text:style-name="P47">1<text:span text:style-name="T81">6</text:span></text:p>
          </table:table-cell>
          <table:table-cell table:style-name="Таблица9.A1" office:value-type="string">
            <text:p text:style-name="P44"/>
          </table:table-cell>
          <table:table-cell table:style-name="Таблица9.G13" table:formula="ooow:&lt;G9&gt;+&lt;G10&gt;+&lt;G11&gt;+&lt;G12&gt;" office:value-type="float" office:value="30">
            <text:p text:style-name="P48">30</text:p>
          </table:table-cell>
        </table:table-row>
        <table:table-row table:style-name="Таблица9.1">
          <table:table-cell table:style-name="Таблица9.A20" table:number-columns-spanned="7" office:value-type="string">
            <text:p text:style-name="P51">Змістовий модуль <text:span text:style-name="T67">3</text:span>. <text:span text:style-name="T68">Вимоги замовника та якість ПЗ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">
          <table:table-cell table:style-name="Таблица9.A1" office:value-type="string">
            <text:p text:style-name="P68">Тема 8. <text:span text:style-name="T68">Аналіз вимог замовника до ПЗ</text:span></text:p>
          </table:table-cell>
          <table:table-cell table:style-name="Таблица9.B4" table:formula="ooow:&lt;G15&gt;+&lt;E15&gt;+&lt;C15&gt;" office:value-type="float" office:value="8">
            <text:p text:style-name="P40">8</text:p>
          </table:table-cell>
          <table:table-cell table:style-name="Таблица9.A1" office:value-type="string">
            <text:p text:style-name="P25">2</text:p>
          </table:table-cell>
          <table:table-cell table:style-name="Таблица9.A1" office:value-type="string">
            <text:p text:style-name="P23">-</text:p>
          </table:table-cell>
          <table:table-cell table:style-name="Таблица9.A1" office:value-type="string">
            <text:p text:style-name="P25">2</text:p>
          </table:table-cell>
          <table:table-cell table:style-name="Таблица9.A1" office:value-type="string">
            <text:p text:style-name="P23">-</text:p>
          </table:table-cell>
          <table:table-cell table:style-name="Таблица9.G1" office:value-type="string">
            <text:p text:style-name="P25">4</text:p>
          </table:table-cell>
        </table:table-row>
        <table:table-row table:style-name="Таблица9.1">
          <table:table-cell table:style-name="Таблица9.A23" office:value-type="string">
            <text:p text:style-name="P68">Тема 9. <text:span text:style-name="T68">Якість ПЗ, метрики якості, стандарти якості ПЗ</text:span></text:p>
          </table:table-cell>
          <table:table-cell table:style-name="Таблица9.B7" table:formula="ooow:&lt;G16&gt;+&lt;E16&gt;+&lt;C16&gt;" office:value-type="float" office:value="4">
            <text:p text:style-name="P42">4</text:p>
          </table:table-cell>
          <table:table-cell table:style-name="Таблица9.C22" office:value-type="string">
            <text:p text:style-name="P25">2</text:p>
          </table:table-cell>
          <table:table-cell table:style-name="Таблица9.F23" office:value-type="string">
            <text:p text:style-name="P23">-</text:p>
          </table:table-cell>
          <table:table-cell table:style-name="Таблица9.E22" office:value-type="string">
            <text:p text:style-name="P38">0</text:p>
          </table:table-cell>
          <table:table-cell table:style-name="Таблица9.F23" office:value-type="string">
            <text:p text:style-name="P23">-</text:p>
          </table:table-cell>
          <table:table-cell table:style-name="Таблица9.G22" office:value-type="string">
            <text:p text:style-name="P38">2</text:p>
          </table:table-cell>
        </table:table-row>
        <text:soft-page-break/>
        <table:table-row table:style-name="Таблица9.1">
          <table:table-cell table:style-name="Таблица9.A23" office:value-type="string">
            <text:p text:style-name="P68">Тема 10. <text:span text:style-name="T68">Верифікація, валідація та тестування. Стандарти тестування ПЗ</text:span></text:p>
          </table:table-cell>
          <table:table-cell table:style-name="Таблица9.B7" table:formula="ooow:&lt;G17&gt;+&lt;E17&gt;+&lt;C17&gt;" office:value-type="float" office:value="20">
            <text:p text:style-name="P41">20</text:p>
          </table:table-cell>
          <table:table-cell table:style-name="Таблица9.C22" office:value-type="string">
            <text:p text:style-name="P23">4</text:p>
          </table:table-cell>
          <table:table-cell table:style-name="Таблица9.F23" office:value-type="string">
            <text:p text:style-name="P23">-</text:p>
          </table:table-cell>
          <table:table-cell table:style-name="Таблица9.E22" office:value-type="string">
            <text:p text:style-name="P25">6</text:p>
          </table:table-cell>
          <table:table-cell table:style-name="Таблица9.F23" office:value-type="string">
            <text:p text:style-name="P23">-</text:p>
          </table:table-cell>
          <table:table-cell table:style-name="Таблица9.G22" office:value-type="string">
            <text:p text:style-name="P23">10</text:p>
          </table:table-cell>
        </table:table-row>
        <table:table-row table:style-name="Таблица9.1">
          <table:table-cell table:style-name="Таблица9.A23" office:value-type="string">
            <text:p text:style-name="P68">Тема 11. <text:span text:style-name="T68">Випробування і супровід програмних продуктів</text:span></text:p>
          </table:table-cell>
          <table:table-cell table:style-name="Таблица9.B7" table:formula="ooow:&lt;G18&gt;+&lt;E18&gt;+&lt;C18&gt;" office:value-type="float" office:value="12">
            <text:p text:style-name="P41">12</text:p>
          </table:table-cell>
          <table:table-cell table:style-name="Таблица9.C22" office:value-type="string">
            <text:p text:style-name="P23">2</text:p>
          </table:table-cell>
          <table:table-cell table:style-name="Таблица9.F23" office:value-type="string">
            <text:p text:style-name="P23">-</text:p>
          </table:table-cell>
          <table:table-cell table:style-name="Таблица9.E22" office:value-type="string">
            <text:p text:style-name="P25">4</text:p>
          </table:table-cell>
          <table:table-cell table:style-name="Таблица9.F23" office:value-type="string">
            <text:p text:style-name="P23">-</text:p>
          </table:table-cell>
          <table:table-cell table:style-name="Таблица9.G22" office:value-type="string">
            <text:p text:style-name="P25">6</text:p>
          </table:table-cell>
        </table:table-row>
        <table:table-row table:style-name="Таблица9.1">
          <table:table-cell table:style-name="Таблица9.A23" office:value-type="string">
            <text:p text:style-name="P45">Разом – змістовий модуль <text:span text:style-name="T67">3</text:span></text:p>
          </table:table-cell>
          <table:table-cell table:style-name="Таблица9.B7" table:formula="ooow:&lt;B15&gt;+&lt;B16&gt;+&lt;B17&gt;+&lt;B18&gt;" office:value-type="float" office:value="44">
            <text:p text:style-name="P47">4<text:span text:style-name="T81">4</text:span></text:p>
          </table:table-cell>
          <table:table-cell table:style-name="Таблица9.B7" table:formula="ooow:&lt;C15&gt;+&lt;C16&gt;+&lt;C17&gt;+&lt;C18&gt;" office:value-type="float" office:value="10">
            <text:p text:style-name="P46">1<text:span text:style-name="T70">0</text:span></text:p>
          </table:table-cell>
          <table:table-cell table:style-name="Таблица9.F23" office:value-type="string">
            <text:p text:style-name="P44"/>
          </table:table-cell>
          <table:table-cell table:style-name="Таблица9.B7" table:formula="ooow:&lt;E15&gt;+&lt;E16&gt;+&lt;E17&gt;+&lt;E18&gt;" office:value-type="float" office:value="12">
            <text:p text:style-name="P48">12</text:p>
          </table:table-cell>
          <table:table-cell table:style-name="Таблица9.F23" office:value-type="string">
            <text:p text:style-name="P44"/>
          </table:table-cell>
          <table:table-cell table:style-name="Таблица9.G19" table:formula="ooow:&lt;G15&gt;+&lt;G16&gt;+&lt;G17&gt;+&lt;G18&gt;" office:value-type="float" office:value="22">
            <text:p text:style-name="P47">22</text:p>
          </table:table-cell>
        </table:table-row>
        <table:table-row table:style-name="Таблица9.1">
          <table:table-cell table:style-name="Таблица9.A20" table:number-columns-spanned="7" office:value-type="string">
            <text:p text:style-name="P51">Змістовий модуль <text:span text:style-name="T67">4</text:span>. <text:span text:style-name="T68">Документування та маркетинг ПЗ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">
          <table:table-cell table:style-name="Таблица9.A23" office:value-type="string">
            <text:p text:style-name="P69">Тема 12. <text:span text:style-name="T69">Експлуатаційна, операційна, рекламна документація на ПЗ</text:span></text:p>
          </table:table-cell>
          <table:table-cell table:style-name="Таблица9.B7" table:formula="ooow:&lt;G21&gt;+&lt;E21&gt;+&lt;C21&gt;" office:value-type="float" office:value="6">
            <text:p text:style-name="P42">6</text:p>
          </table:table-cell>
          <table:table-cell table:style-name="Таблица9.C22" office:value-type="string">
            <text:p text:style-name="P38">1</text:p>
          </table:table-cell>
          <table:table-cell table:style-name="Таблица9.F23" office:value-type="string">
            <text:p text:style-name="P23">-</text:p>
          </table:table-cell>
          <table:table-cell table:style-name="Таблица9.E22" office:value-type="string">
            <text:p text:style-name="P28">2</text:p>
          </table:table-cell>
          <table:table-cell table:style-name="Таблица9.F23" office:value-type="string">
            <text:p text:style-name="P23">-</text:p>
          </table:table-cell>
          <table:table-cell table:style-name="Таблица9.G22" office:value-type="string">
            <text:p text:style-name="P38">3</text:p>
          </table:table-cell>
        </table:table-row>
        <table:table-row table:style-name="Таблица9.1">
          <table:table-cell table:style-name="Таблица9.A23" office:value-type="string">
            <text:p text:style-name="P70">Тема 1<text:span text:style-name="T67">3</text:span>. <text:span text:style-name="T77">Маркетинг програмних продуктів</text:span></text:p>
          </table:table-cell>
          <table:table-cell table:style-name="Таблица9.B7" table:formula="ooow:&lt;G22&gt;+&lt;E22&gt;+&lt;C22&gt;" office:value-type="float" office:value="2">
            <text:p text:style-name="P42">2</text:p>
          </table:table-cell>
          <table:table-cell table:style-name="Таблица9.C22" office:value-type="string">
            <text:p text:style-name="P27">1</text:p>
          </table:table-cell>
          <table:table-cell table:style-name="Таблица9.F23" office:value-type="string">
            <text:p text:style-name="P23">-</text:p>
          </table:table-cell>
          <table:table-cell table:style-name="Таблица9.E22" office:value-type="string">
            <text:p text:style-name="P38">0</text:p>
          </table:table-cell>
          <table:table-cell table:style-name="Таблица9.F23" office:value-type="string">
            <text:p text:style-name="P23">-</text:p>
          </table:table-cell>
          <table:table-cell table:style-name="Таблица9.G22" office:value-type="string">
            <text:p text:style-name="P38">1</text:p>
          </table:table-cell>
        </table:table-row>
        <table:table-row table:style-name="Таблица9.1">
          <table:table-cell table:style-name="Таблица9.A23" office:value-type="string">
            <text:p text:style-name="P45">Разом – змістовий модуль <text:span text:style-name="T67">4</text:span></text:p>
          </table:table-cell>
          <table:table-cell table:style-name="Таблица9.B7" table:formula="ooow:&lt;B21&gt;+&lt;B22&gt;" office:value-type="float" office:value="8">
            <text:p text:style-name="P48">8</text:p>
          </table:table-cell>
          <table:table-cell table:style-name="Таблица9.B7" table:formula="ooow:&lt;C21&gt;+&lt;C22&gt;" office:value-type="float" office:value="2">
            <text:p text:style-name="P48">2</text:p>
          </table:table-cell>
          <table:table-cell table:style-name="Таблица9.F23" office:value-type="string">
            <text:p text:style-name="P44"/>
          </table:table-cell>
          <table:table-cell table:style-name="Таблица9.B7" table:formula="ooow:&lt;E21&gt;+&lt;E22&gt;" office:value-type="float" office:value="2">
            <text:p text:style-name="P48">2</text:p>
          </table:table-cell>
          <table:table-cell table:style-name="Таблица9.F23" office:value-type="string">
            <text:p text:style-name="P44"/>
          </table:table-cell>
          <table:table-cell table:style-name="Таблица9.G7" table:formula="ooow:&lt;G21&gt;+&lt;G22&gt;" office:value-type="float" office:value="4">
            <text:p text:style-name="P48">4</text:p>
          </table:table-cell>
        </table:table-row>
      </table:table>
      <text:p text:style-name="P122"/>
      <text:p text:style-name="P147"><text:span text:style-name="T22">5</text:span><text:span text:style-name="T24">. Теми лекційних занять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51">№</text:p>
            <text:p text:style-name="P150">п/п</text:p>
          </table:table-cell>
          <table:table-cell table:style-name="Таблица3.A1" office:value-type="string">
            <text:p text:style-name="P23">Тема лекційного заняття</text:p>
          </table:table-cell>
          <table:table-cell table:style-name="Таблица3.C1" office:value-type="string">
            <text:p text:style-name="P154">Кількість годин</text:p>
          </table:table-cell>
        </table:table-row>
        <table:table-row table:style-name="Таблица3.1">
          <table:table-cell table:style-name="Таблица3.A2" office:value-type="string">
            <text:p text:style-name="P21">1.</text:p>
          </table:table-cell>
          <table:table-cell table:style-name="Таблица3.A2" office:value-type="string">
            <text:p text:style-name="P159">Поняття програмного забезпечення та проблеми розробки складного ПЗ</text:p>
          </table:table-cell>
          <table:table-cell table:style-name="Таблица3.C2" office:value-type="string">
            <text:p text:style-name="P23">2</text:p>
          </table:table-cell>
        </table:table-row>
        <table:table-row table:style-name="Таблица3.1">
          <table:table-cell table:style-name="Таблица3.A2" office:value-type="string">
            <text:p text:style-name="P21">2.</text:p>
          </table:table-cell>
          <table:table-cell table:style-name="Таблица3.A2" office:value-type="string">
            <text:p text:style-name="P72">Моделі життєвого циклу для створення програмних продуктів</text:p>
          </table:table-cell>
          <table:table-cell table:style-name="Таблица3.C2" office:value-type="string">
            <text:p text:style-name="P23">2</text:p>
          </table:table-cell>
        </table:table-row>
        <table:table-row table:style-name="Таблица3.1">
          <table:table-cell table:style-name="Таблица3.A2" office:value-type="string">
            <text:p text:style-name="P21">3.</text:p>
          </table:table-cell>
          <table:table-cell table:style-name="Таблица3.A2" office:value-type="string">
            <text:p text:style-name="P71"><text:span text:style-name="T78">Етапи життєвого циклу </text:span><text:span text:style-name="T25">створення програмних продуктів</text:span></text:p>
          </table:table-cell>
          <table:table-cell table:style-name="Таблица3.C2" office:value-type="string">
            <text:p text:style-name="P23">2</text:p>
          </table:table-cell>
        </table:table-row>
        <table:table-row table:style-name="Таблица3.1">
          <table:table-cell table:style-name="Таблица3.A2" office:value-type="string">
            <text:p text:style-name="P21">4.</text:p>
          </table:table-cell>
          <table:table-cell table:style-name="Таблица3.A2" office:value-type="string">
            <text:p text:style-name="P72">Міжнародні та національні стандарти розробки складних програмних продуктів</text:p>
          </table:table-cell>
          <table:table-cell table:style-name="Таблица3.C2" office:value-type="string">
            <text:p text:style-name="P23">2</text:p>
          </table:table-cell>
        </table:table-row>
        <table:table-row table:style-name="Таблица3.1">
          <table:table-cell table:style-name="Таблица3.A2" office:value-type="string">
            <text:p text:style-name="P21">5.</text:p>
          </table:table-cell>
          <table:table-cell table:style-name="Таблица3.A2" office:value-type="string">
            <text:p text:style-name="P80">Методології розробки ПЗ</text:p>
          </table:table-cell>
          <table:table-cell table:style-name="Таблица3.C2" office:value-type="string">
            <text:p text:style-name="P74">2</text:p>
          </table:table-cell>
        </table:table-row>
        <table:table-row table:style-name="Таблица3.1">
          <table:table-cell table:style-name="Таблица3.A2" office:value-type="string">
            <text:p text:style-name="P21">6.</text:p>
          </table:table-cell>
          <table:table-cell table:style-name="Таблица3.A2" office:value-type="string">
            <text:p text:style-name="P72">Загальні рекомендації до проектування архітектури системи.</text:p>
          </table:table-cell>
          <table:table-cell table:style-name="Таблица3.C2" office:value-type="string">
            <text:p text:style-name="P23">2</text:p>
          </table:table-cell>
        </table:table-row>
        <table:table-row table:style-name="Таблица3.1">
          <table:table-cell table:style-name="Таблица3.A2" office:value-type="string">
            <text:p text:style-name="P21">7.</text:p>
          </table:table-cell>
          <table:table-cell table:style-name="Таблица3.A2" office:value-type="string">
            <text:p text:style-name="P72">Проектування за допомогою UML</text:p>
          </table:table-cell>
          <table:table-cell table:style-name="Таблица3.C2" office:value-type="string">
            <text:p text:style-name="P23">2</text:p>
          </table:table-cell>
        </table:table-row>
        <table:table-row table:style-name="Таблица3.1">
          <table:table-cell table:style-name="Таблица3.A2" office:value-type="string">
            <text:p text:style-name="P21">8.</text:p>
          </table:table-cell>
          <table:table-cell table:style-name="Таблица3.A2" office:value-type="string">
            <text:p text:style-name="P31">Основні шаблони. Твірні шаблони</text:p>
          </table:table-cell>
          <table:table-cell table:style-name="Таблица3.C2" office:value-type="string">
            <text:p text:style-name="P23">2</text:p>
          </table:table-cell>
        </table:table-row>
        <table:table-row table:style-name="Таблица3.1">
          <table:table-cell table:style-name="Таблица3.A2" office:value-type="string">
            <text:p text:style-name="P21">9.</text:p>
          </table:table-cell>
          <table:table-cell table:style-name="Таблица3.A2" office:value-type="string">
            <text:p text:style-name="P31">Структурні шаблони. Шаблони поведінки</text:p>
          </table:table-cell>
          <table:table-cell table:style-name="Таблица3.C2" office:value-type="string">
            <text:p text:style-name="P23">2</text:p>
          </table:table-cell>
        </table:table-row>
        <table:table-row table:style-name="Таблица3.1">
          <table:table-cell table:style-name="Таблица3.A2" office:value-type="string">
            <text:p text:style-name="P21">10.</text:p>
          </table:table-cell>
          <table:table-cell table:style-name="Таблица3.A2" office:value-type="string">
            <text:p text:style-name="P31">Шаблони паралельного програмування. Інші шаблони</text:p>
          </table:table-cell>
          <table:table-cell table:style-name="Таблица3.C2" office:value-type="string">
            <text:p text:style-name="P23">2</text:p>
          </table:table-cell>
        </table:table-row>
        <table:table-row table:style-name="Таблица3.1">
          <table:table-cell table:style-name="Таблица3.A2" office:value-type="string">
            <text:p text:style-name="P21">11.</text:p>
          </table:table-cell>
          <table:table-cell table:style-name="Таблица3.A2" office:value-type="string">
            <text:p text:style-name="P32">Засоби автоматизації розробки програмних продуктів</text:p>
          </table:table-cell>
          <table:table-cell table:style-name="Таблица3.C2" office:value-type="string">
            <text:p text:style-name="P23">2</text:p>
          </table:table-cell>
        </table:table-row>
        <table:table-row table:style-name="Таблица3.1">
          <table:table-cell table:style-name="Таблица3.A2" office:value-type="string">
            <text:p text:style-name="P21">12</text:p>
          </table:table-cell>
          <table:table-cell table:style-name="Таблица3.A2" office:value-type="string">
            <text:p text:style-name="P31">Аналіз вимог замовника до ПЗ</text:p>
          </table:table-cell>
          <table:table-cell table:style-name="Таблица3.C2" office:value-type="string">
            <text:p text:style-name="P23">2</text:p>
          </table:table-cell>
        </table:table-row>
        <table:table-row table:style-name="Таблица3.1">
          <table:table-cell table:style-name="Таблица3.A2" office:value-type="string">
            <text:p text:style-name="P21">13.</text:p>
          </table:table-cell>
          <table:table-cell table:style-name="Таблица3.A2" office:value-type="string">
            <text:p text:style-name="P32">Якість ПЗ, метрики якості, стандарти якості ПЗ</text:p>
          </table:table-cell>
          <table:table-cell table:style-name="Таблица3.C2" office:value-type="string">
            <text:p text:style-name="P23">2</text:p>
          </table:table-cell>
        </table:table-row>
        <table:table-row table:style-name="Таблица3.1">
          <table:table-cell table:style-name="Таблица3.A2" office:value-type="string">
            <text:p text:style-name="P21">14.</text:p>
          </table:table-cell>
          <table:table-cell table:style-name="Таблица3.A2" office:value-type="string">
            <text:p text:style-name="P32">Верифікація та валідація ПЗ. Стратегії розробки тестів та види відлагодження ПЗ</text:p>
          </table:table-cell>
          <table:table-cell table:style-name="Таблица3.C2" office:value-type="string">
            <text:p text:style-name="P23">2</text:p>
          </table:table-cell>
        </table:table-row>
        <table:table-row table:style-name="Таблица3.1">
          <table:table-cell table:style-name="Таблица3.A2" office:value-type="string">
            <text:p text:style-name="P21">15.</text:p>
          </table:table-cell>
          <table:table-cell table:style-name="Таблица3.A2" office:value-type="string">
            <text:p text:style-name="P32">Автономне відлагодження ПЗ. Комплексне відлагодження ПЗ</text:p>
          </table:table-cell>
          <table:table-cell table:style-name="Таблица3.C2" office:value-type="string">
            <text:p text:style-name="P23">2</text:p>
          </table:table-cell>
        </table:table-row>
        <table:table-row table:style-name="Таблица3.1">
          <table:table-cell table:style-name="Таблица3.A2" office:value-type="string">
            <text:p text:style-name="P21">16.</text:p>
          </table:table-cell>
          <table:table-cell table:style-name="Таблица3.A2" office:value-type="string">
            <text:p text:style-name="P32">Випробування і супровід програмних продуктів</text:p>
          </table:table-cell>
          <table:table-cell table:style-name="Таблица3.C2" office:value-type="string">
            <text:p text:style-name="P23">2</text:p>
          </table:table-cell>
        </table:table-row>
        <table:table-row table:style-name="Таблица3.1">
          <table:table-cell table:style-name="Таблица3.A2" office:value-type="string">
            <text:p text:style-name="P21">1<text:span text:style-name="T82">7</text:span>.</text:p>
          </table:table-cell>
          <table:table-cell table:style-name="Таблица3.A2" office:value-type="string">
            <text:p text:style-name="P31">Рекламна документація на ПЗ. Маркетинг програмних продуктів</text:p>
          </table:table-cell>
          <table:table-cell table:style-name="Таблица3.C2" office:value-type="string">
            <text:p text:style-name="P23">2</text:p>
          </table:table-cell>
        </table:table-row>
      </table:table>
      <text:p text:style-name="P162"/>
      <text:p text:style-name="P165"><text:span text:style-name="T22">6</text:span><text:span text:style-name="T24">. Теми лабораторних занять</text:span></text:p>
      <text:p text:style-name="P164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152"><text:span text:style-name="T31">№</text:span><text:span text:style-name="T26">п/п</text:span></text:p>
          </table:table-cell>
          <table:table-cell table:style-name="Таблица4.A1" office:value-type="string">
            <text:p text:style-name="P63"><text:span text:style-name="T26">Назва</text:span><text:span text:style-name="T31"> </text:span><text:span text:style-name="T26">лабораторної</text:span><text:span text:style-name="T31"> </text:span><text:span text:style-name="T26">роботи</text:span></text:p>
          </table:table-cell>
          <table:table-cell table:style-name="Таблица4.C1" office:value-type="string">
            <text:p text:style-name="P158"><text:span text:style-name="T26">Кількість</text:span><text:span text:style-name="T31"> </text:span><text:span text:style-name="T26">годин</text:span></text:p>
          </table:table-cell>
        </table:table-row>
      </table:table>
      <text:p text:style-name="P179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header-rows>
          <table:table-row table:style-name="Таблица10.1">
            <table:table-cell table:style-name="Таблица10.A1" office:value-type="string">
              <text:p text:style-name="P153">1</text:p>
            </table:table-cell>
            <table:table-cell table:style-name="Таблица10.A1" office:value-type="string">
              <text:p text:style-name="P85">2</text:p>
            </table:table-cell>
            <table:table-cell table:style-name="Таблица10.C1" office:value-type="string">
              <text:p text:style-name="P157">3</text:p>
            </table:table-cell>
          </table:table-row>
        </table:table-header-rows>
        <table:table-row table:style-name="Таблица10.1">
          <table:table-cell table:style-name="Таблица10.A2" office:value-type="string">
            <text:p text:style-name="P75">1.</text:p>
          </table:table-cell>
          <table:table-cell table:style-name="Таблица10.A2" office:value-type="string">
            <text:p text:style-name="P156">Написання технічного завдання до простої графічної/консольної програми (калькулятор)</text:p>
          </table:table-cell>
          <table:table-cell table:style-name="Таблица10.C1" office:value-type="string">
            <text:p text:style-name="P74">2</text:p>
          </table:table-cell>
        </table:table-row>
        <table:table-row table:style-name="Таблица10.1">
          <table:table-cell table:style-name="Таблица10.A2" office:value-type="string">
            <text:p text:style-name="P75">2.</text:p>
          </table:table-cell>
          <table:table-cell table:style-name="Таблица10.A2" office:value-type="string">
            <text:p text:style-name="P83">Розробка завдання згідно ТЗ</text:p>
          </table:table-cell>
          <table:table-cell table:style-name="Таблица10.C1" office:value-type="string">
            <text:p text:style-name="P74">2</text:p>
          </table:table-cell>
        </table:table-row>
        <table:table-row table:style-name="Таблица10.1">
          <table:table-cell table:style-name="Таблица10.A2" office:value-type="string">
            <text:p text:style-name="P75">3.</text:p>
          </table:table-cell>
          <table:table-cell table:style-name="Таблица10.A2" office:value-type="string">
            <text:p text:style-name="P82">Написання системи функціональних тестів до програми. Оцінка якості виконаної програми</text:p>
          </table:table-cell>
          <table:table-cell table:style-name="Таблица10.C1" office:value-type="string">
            <text:p text:style-name="P74">2</text:p>
          </table:table-cell>
        </table:table-row>
        <table:table-row table:style-name="Таблица10.1">
          <table:table-cell table:style-name="Таблица10.A2" office:value-type="string">
            <text:p text:style-name="P75">4.</text:p>
          </table:table-cell>
          <table:table-cell table:style-name="Таблица10.A2" office:value-type="string">
            <text:p text:style-name="P82">Написання складної графічної програми (векторний графічний редактор)</text:p>
          </table:table-cell>
          <table:table-cell table:style-name="Таблица10.C1" office:value-type="string">
            <text:p text:style-name="P74">4</text:p>
          </table:table-cell>
        </table:table-row>
        <table:table-row table:style-name="Таблица10.1">
          <table:table-cell table:style-name="Таблица10.A2" office:value-type="string">
            <text:p text:style-name="P75">5.</text:p>
          </table:table-cell>
          <table:table-cell table:style-name="Таблица10.A2" office:value-type="string">
            <text:p text:style-name="P76">Тестування графічного інтерфейсу</text:p>
          </table:table-cell>
          <table:table-cell table:style-name="Таблица10.C1" office:value-type="string">
            <text:p text:style-name="P74">2</text:p>
          </table:table-cell>
        </table:table-row>
        <table:table-row table:style-name="Таблица10.1">
          <table:table-cell table:style-name="Таблица10.A2" office:value-type="string">
            <text:p text:style-name="P75">6.</text:p>
          </table:table-cell>
          <table:table-cell table:style-name="Таблица10.A2" office:value-type="string">
            <text:p text:style-name="P76">Декомпіляція програми у діаграму UML</text:p>
          </table:table-cell>
          <table:table-cell table:style-name="Таблица10.C1" office:value-type="string">
            <text:p text:style-name="P74">2</text:p>
          </table:table-cell>
        </table:table-row>
        <text:soft-page-break/>
        <table:table-row table:style-name="Таблица10.1">
          <table:table-cell table:style-name="Таблица10.A2" office:value-type="string">
            <text:p text:style-name="P75">7.</text:p>
          </table:table-cell>
          <table:table-cell table:style-name="Таблица10.A2" office:value-type="string">
            <text:p text:style-name="P76">Створення багатомодульного проекту. Відображення його архітектури в UML</text:p>
          </table:table-cell>
          <table:table-cell table:style-name="Таблица10.C1" office:value-type="string">
            <text:p text:style-name="P74">4</text:p>
          </table:table-cell>
        </table:table-row>
        <table:table-row table:style-name="Таблица10.1">
          <table:table-cell table:style-name="Таблица10.A2" office:value-type="string">
            <text:p text:style-name="P75">8.</text:p>
          </table:table-cell>
          <table:table-cell table:style-name="Таблица10.A2" office:value-type="string">
            <text:p text:style-name="P76">Написання системи тестів для багатомодульного проекту. Написання функціональних "заглушок"</text:p>
          </table:table-cell>
          <table:table-cell table:style-name="Таблица10.C1" office:value-type="string">
            <text:p text:style-name="P78">2</text:p>
          </table:table-cell>
        </table:table-row>
        <table:table-row table:style-name="Таблица10.1">
          <table:table-cell table:style-name="Таблица10.A10" office:value-type="string">
            <text:p text:style-name="P75">9.</text:p>
          </table:table-cell>
          <table:table-cell table:style-name="Таблица10.A10" office:value-type="string">
            <text:p text:style-name="P76">Підключення багатомодульного проекту до бази даних</text:p>
          </table:table-cell>
          <table:table-cell table:style-name="Таблица10.C10" office:value-type="string">
            <text:p text:style-name="P74">4</text:p>
          </table:table-cell>
        </table:table-row>
        <table:table-row table:style-name="Таблица10.1">
          <table:table-cell table:style-name="Таблица10.A10" office:value-type="string">
            <text:p text:style-name="P75">10.</text:p>
          </table:table-cell>
          <table:table-cell table:style-name="Таблица10.A10" office:value-type="string">
            <text:p text:style-name="P76">Тестування продуктивності</text:p>
          </table:table-cell>
          <table:table-cell table:style-name="Таблица10.C10" office:value-type="string">
            <text:p text:style-name="P78">2</text:p>
          </table:table-cell>
        </table:table-row>
        <table:table-row table:style-name="Таблица10.1">
          <table:table-cell table:style-name="Таблица10.A10" office:value-type="string">
            <text:p text:style-name="P75">11.</text:p>
          </table:table-cell>
          <table:table-cell table:style-name="Таблица10.A10" office:value-type="string">
            <text:p text:style-name="P66"><text:span text:style-name="T29">Розробка </text:span><text:span text:style-name="T30">клієнт-серверного ПЗ. Робота в команді</text:span></text:p>
          </table:table-cell>
          <table:table-cell table:style-name="Таблица10.C10" office:value-type="string">
            <text:p text:style-name="P81">6</text:p>
          </table:table-cell>
        </table:table-row>
        <table:table-row table:style-name="Таблица10.1">
          <table:table-cell table:style-name="Таблица10.A10" office:value-type="string">
            <text:p text:style-name="P75">12.</text:p>
          </table:table-cell>
          <table:table-cell table:style-name="Таблица10.A10" office:value-type="string">
            <text:p text:style-name="P79">Представлення прое<text:span text:style-name="T79">к</text:span>ту. Основи супроводу</text:p>
          </table:table-cell>
          <table:table-cell table:style-name="Таблица10.C10" office:value-type="string">
            <text:p text:style-name="P78">2</text:p>
          </table:table-cell>
        </table:table-row>
      </table:table>
      <text:p text:style-name="P147"/>
      <text:p text:style-name="P147"><text:span text:style-name="T22">7</text:span><text:span text:style-name="T24">. Самостійна робота</text:span></text:p>
      <text:p text:style-name="P167">Для закріплення теоретичного матеріалу, виконання звітів з лабораторних робіт з даної дисципліні в позаучбовий час студентам надається можливість користуватися бібліотеками Львівського національного університету, книгами бібліотек факультету електроніки та університету, можливостями комп’ютерних класів факультету електроніки. Студенти мають можливість отримати консультації з питань дисципліни в лектора. Час відведений на самостійну роботу, можна розподілити на виконання наступних завдань:</text:p>
      <text:p text:style-name="P200">- закріплення теоретичного матеріалу при підготовці до лекцій, контрольних робіт;</text:p>
      <text:p text:style-name="P200">- підготовка до лабораторних робіт та написання звітів з лабораторних робіт;</text:p>
      <text:p text:style-name="P101"><text:span text:style-name="T5">- перегляд періодичної літератури та ознайомлення з </text:span><text:span text:style-name="T13">сучасними технологіями розробки ПЗ</text:span><text:span text:style-name="T5"> за допомогою Internet.</text:span></text:p>
      <text:p text:style-name="P163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151">№</text:p>
            <text:p text:style-name="P150">з/п</text:p>
          </table:table-cell>
          <table:table-cell table:style-name="Таблица5.A1" office:value-type="string">
            <text:p text:style-name="P23">Назва теми</text:p>
          </table:table-cell>
          <table:table-cell table:style-name="Таблица5.C1" office:value-type="string">
            <text:p text:style-name="P154">Кількість годин</text:p>
          </table:table-cell>
        </table:table-row>
        <table:table-row table:style-name="Таблица5.1">
          <table:table-cell table:style-name="Таблица5.A1" office:value-type="string">
            <text:p text:style-name="P21">1.</text:p>
          </table:table-cell>
          <table:table-cell table:style-name="Таблица5.A1" office:value-type="string">
            <text:p text:style-name="P155">Вивчення теоретичного матеріалу лекцій.</text:p>
          </table:table-cell>
          <table:table-cell table:style-name="Таблица5.C1" office:value-type="string">
            <text:p text:style-name="P23">3<text:span text:style-name="T82">4</text:span></text:p>
          </table:table-cell>
        </table:table-row>
        <table:table-row table:style-name="Таблица5.1">
          <table:table-cell table:style-name="Таблица5.A1" office:value-type="string">
            <text:p text:style-name="P21">2.</text:p>
          </table:table-cell>
          <table:table-cell table:style-name="Таблица5.A1" office:value-type="string">
            <text:p text:style-name="P155">Підготовка до лабораторних робіт, оформлення звітів.</text:p>
          </table:table-cell>
          <table:table-cell table:style-name="Таблица5.C1" office:value-type="string">
            <text:p text:style-name="P29">1<text:span text:style-name="T82">7</text:span></text:p>
          </table:table-cell>
        </table:table-row>
        <table:table-row table:style-name="Таблица5.1">
          <table:table-cell table:style-name="Таблица5.A1" office:value-type="string">
            <text:p text:style-name="P21">3.</text:p>
          </table:table-cell>
          <table:table-cell table:style-name="Таблица5.A1" office:value-type="string">
            <text:p text:style-name="P73">Технічне завдання</text:p>
          </table:table-cell>
          <table:table-cell table:style-name="Таблица5.C1" office:value-type="string">
            <text:p text:style-name="P29">2</text:p>
          </table:table-cell>
        </table:table-row>
        <table:table-row table:style-name="Таблица5.1">
          <table:table-cell table:style-name="Таблица5.A1" office:value-type="string">
            <text:p text:style-name="P21">4.</text:p>
          </table:table-cell>
          <table:table-cell table:style-name="Таблица5.A1" office:value-type="string">
            <text:p text:style-name="P73">Декомпіляція програми у діаграму UML</text:p>
          </table:table-cell>
          <table:table-cell table:style-name="Таблица5.C1" office:value-type="string">
            <text:p text:style-name="P29">2</text:p>
          </table:table-cell>
        </table:table-row>
        <table:table-row table:style-name="Таблица5.1">
          <table:table-cell table:style-name="Таблица5.A1" office:value-type="string">
            <text:p text:style-name="P21">5.</text:p>
          </table:table-cell>
          <table:table-cell table:style-name="Таблица5.A1" office:value-type="string">
            <text:p text:style-name="P77">Написання функціональних "заглушок"</text:p>
          </table:table-cell>
          <table:table-cell table:style-name="Таблица5.C1" office:value-type="string">
            <text:p text:style-name="P29">2</text:p>
          </table:table-cell>
        </table:table-row>
        <table:table-row table:style-name="Таблица5.1">
          <table:table-cell table:style-name="Таблица5.A1" office:value-type="string">
            <text:p text:style-name="P21">6.</text:p>
          </table:table-cell>
          <table:table-cell table:style-name="Таблица5.A1" office:value-type="string">
            <text:p text:style-name="P30">Розробка клієнт-серверного ПЗ</text:p>
          </table:table-cell>
          <table:table-cell table:style-name="Таблица5.C1" office:value-type="string">
            <text:p text:style-name="P29">4</text:p>
          </table:table-cell>
        </table:table-row>
        <table:table-row table:style-name="Таблица5.1">
          <table:table-cell table:style-name="Таблица5.A1" office:value-type="string">
            <text:p text:style-name="P21">7.</text:p>
          </table:table-cell>
          <table:table-cell table:style-name="Таблица5.A1" office:value-type="string">
            <text:p text:style-name="P33">Засоби автоматизації розробки програмних продуктів</text:p>
          </table:table-cell>
          <table:table-cell table:style-name="Таблица5.C1" office:value-type="string">
            <text:p text:style-name="P29">2</text:p>
          </table:table-cell>
        </table:table-row>
        <table:table-row table:style-name="Таблица5.1">
          <table:table-cell table:style-name="Таблица5.A1" office:value-type="string">
            <text:p text:style-name="P21">8.</text:p>
          </table:table-cell>
          <table:table-cell table:style-name="Таблица5.A1" office:value-type="string">
            <text:p text:style-name="P8">Інтернет маркетинг програмних продуктів</text:p>
          </table:table-cell>
          <table:table-cell table:style-name="Таблица5.C1" office:value-type="string">
            <text:p text:style-name="P29">2</text:p>
          </table:table-cell>
        </table:table-row>
        <table:table-row table:style-name="Таблица5.1">
          <table:table-cell table:style-name="Таблица5.A1" office:value-type="string">
            <text:p text:style-name="P21">9.</text:p>
          </table:table-cell>
          <table:table-cell table:style-name="Таблица5.A1" office:value-type="string">
            <text:p text:style-name="P73">Майндмапи</text:p>
          </table:table-cell>
          <table:table-cell table:style-name="Таблица5.C1" office:value-type="string">
            <text:p text:style-name="P39">1</text:p>
          </table:table-cell>
        </table:table-row>
        <table:table-row table:style-name="Таблица5.1">
          <table:table-cell table:style-name="Таблица5.A1" office:value-type="string">
            <text:p text:style-name="P21">10.</text:p>
          </table:table-cell>
          <table:table-cell table:style-name="Таблица5.A1" office:value-type="string">
            <text:p text:style-name="P73">Метрики якості Боема, Джилба, Холстеда</text:p>
          </table:table-cell>
          <table:table-cell table:style-name="Таблица5.C1" office:value-type="string">
            <text:p text:style-name="P29">2</text:p>
          </table:table-cell>
        </table:table-row>
      </table:table>
      <text:p text:style-name="P130"/>
      <text:p text:style-name="P192">10. Методи контролю</text:p>
      <text:p text:style-name="P17"/>
      <text:p text:style-name="P102"><text:span text:style-name="T17">Система контролю знань та умови складання іспиту. </text:span><text:span text:style-name="T5">Навчальна дисципліна "</text:span><text:span text:style-name="T11">Технологія створення програмних продуктів</text:span><text:span text:style-name="T5">" оцінюється за модульно-рейтинговою системою. Вона складається з </text:span><text:span text:style-name="T12">1</text:span><text:span text:style-name="T5"> модул</text:span><text:span text:style-name="T12">я</text:span><text:span text:style-name="T5"> і </text:span><text:span text:style-name="T11">4</text:span><text:span text:style-name="T5"> змістових модулів.</text:span></text:p>
      <text:p text:style-name="P95">Результати навчальної діяльності студентів на протязі семестру оцінюються за 100-бальною шкалою. Курс поділяється на <text:span text:style-name="T61">4</text:span> змістові модулі: за перший модуль студент може отримати <text:span text:style-name="T82">30</text:span> балів, за другий – <text:span text:style-name="T83">25, за третій – 20</text:span> <text:span text:style-name="T82">та за четвертий – 25 </text:span>балів. Разом модул<text:span text:style-name="T61">і</text:span> оцінен<text:span text:style-name="T61">і</text:span> у <text:span text:style-name="T82">10</text:span>0 балів.</text:p>
      <text:p text:style-name="P94">Підсумкова кількість балів виставляється за результатами поточного контролю знань студентів, який включає результати виконання 12 лабораторних робіт, написання двох контрольних робіт, здачі <text:span text:style-name="T82">залік</text:span>у.</text:p>
      <text:p text:style-name="P96">Максимальна кількість балів за кожну лабораторну роботу – <text:span text:style-name="T75">5</text:span> бал<text:span text:style-name="T82">ів</text:span>. При оцінюванні лабораторної роботи враховується підготовка до виконання лабораторної роботи, хід виконання лабораторної роботи (<text:span text:style-name="T82">3</text:span>,<text:span text:style-name="T82">0</text:span>), своєчасна здача і якість оформлення звіту, отримані результати та захист звіту про виконану лабораторну роботу (<text:span text:style-name="T82">2</text:span>,0).</text:p>
      <text:p text:style-name="P98">Контрольні роботи проводяться після двох змістових модулів. Максимальна кількість <text:soft-page-break/>балів за першу контрольну – <text:span text:style-name="T82">20</text:span>, за другу – <text:span text:style-name="T82">20</text:span> балів.</text:p>
      <text:p text:style-name="P98">Іспит проводиться в письмовій формі з наступною усною співбесідою. Білет з іспиту включає в себе п’ять питань з програми даного курсу.</text:p>
      <text:p text:style-name="P168"/>
      <text:p text:style-name="P201">11. Розподіл балів, що присвоюється студентам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 table:style-name="Таблица6.1">
          <table:table-cell table:style-name="Таблица6.A1" office:value-type="string">
            <text:p text:style-name="P23">№</text:p>
            <text:p text:style-name="P22">п/п</text:p>
          </table:table-cell>
          <table:table-cell table:style-name="Таблица6.A1" office:value-type="string">
            <text:h text:style-name="P212" text:outline-level="1">Змістовий модуль</text:h>
          </table:table-cell>
          <table:table-cell table:style-name="Таблица6.A1" office:value-type="string">
            <text:h text:style-name="P212" text:outline-level="1">Види контролю</text:h>
          </table:table-cell>
          <table:table-cell table:style-name="Таблица6.A1" office:value-type="string">
            <text:p text:style-name="P23">К-ть видів</text:p>
          </table:table-cell>
          <table:table-cell table:style-name="Таблица6.E1" office:value-type="string">
            <text:p text:style-name="P23">Сума балів</text:p>
          </table:table-cell>
        </table:table-row>
        <table:table-row table:style-name="Таблица6.1">
          <table:table-cell table:style-name="Таблица6.A1" office:value-type="string">
            <text:p text:style-name="P169">1</text:p>
          </table:table-cell>
          <table:table-cell table:style-name="Таблица6.A1" office:value-type="string">
            <text:p text:style-name="P34">Життєвий цикл і стандарти ПЗ</text:p>
          </table:table-cell>
          <table:table-cell table:style-name="Таблица6.A1" office:value-type="string">
            <text:h text:style-name="P214" text:outline-level="3">Контрольна робота №1</text:h>
            <text:p text:style-name="P6">Лабораторна робота</text:p>
          </table:table-cell>
          <table:table-cell table:style-name="Таблица6.A1" office:value-type="string">
            <text:p text:style-name="P36">1</text:p>
            <text:p text:style-name="P39">2</text:p>
          </table:table-cell>
          <table:table-cell table:style-name="Таблица6.E1" office:value-type="string">
            <text:p text:style-name="P39">20</text:p>
            <text:p text:style-name="P23"><text:span text:style-name="T82">6</text:span> - <text:span text:style-name="T75">10</text:span></text:p>
          </table:table-cell>
        </table:table-row>
        <table:table-row table:style-name="Таблица6.3">
          <table:table-cell table:style-name="Таблица6.A1" office:value-type="string">
            <text:p text:style-name="P169">2</text:p>
          </table:table-cell>
          <table:table-cell table:style-name="Таблица6.A1" office:value-type="string">
            <text:p text:style-name="P35">Методи та засоби розробки ПЗ</text:p>
          </table:table-cell>
          <table:table-cell table:style-name="Таблица6.A1" office:value-type="string">
            <text:p text:style-name="P160">Лабораторна робота </text:p>
          </table:table-cell>
          <table:table-cell table:style-name="Таблица6.A1" office:value-type="string">
            <text:p text:style-name="P185">5</text:p>
          </table:table-cell>
          <table:table-cell table:style-name="Таблица6.E1" office:value-type="string">
            <text:p text:style-name="P23"><text:span text:style-name="T83">15</text:span> - <text:span text:style-name="T83">25</text:span></text:p>
          </table:table-cell>
        </table:table-row>
        <table:table-row table:style-name="Таблица6.3">
          <table:table-cell table:style-name="Таблица6.A4" office:value-type="string">
            <text:p text:style-name="P170">3</text:p>
          </table:table-cell>
          <table:table-cell table:style-name="Таблица6.A4" office:value-type="string">
            <text:p text:style-name="P35">Вимоги замовника та якість ПЗ</text:p>
          </table:table-cell>
          <table:table-cell table:style-name="Таблица6.A4" office:value-type="string">
            <text:p text:style-name="P6">Лабораторна робота</text:p>
          </table:table-cell>
          <table:table-cell table:style-name="Таблица6.A4" office:value-type="string">
            <text:p text:style-name="P186">4</text:p>
          </table:table-cell>
          <table:table-cell table:style-name="Таблица6.E4" office:value-type="string">
            <text:p text:style-name="P23"><text:span text:style-name="T84">12</text:span> - <text:span text:style-name="T84">20</text:span></text:p>
          </table:table-cell>
        </table:table-row>
        <table:table-row table:style-name="Таблица6.3">
          <table:table-cell table:style-name="Таблица6.A4" office:value-type="string">
            <text:p text:style-name="P170">4</text:p>
          </table:table-cell>
          <table:table-cell table:style-name="Таблица6.A4" office:value-type="string">
            <text:p text:style-name="P34">Документування та маркетинг ПЗ</text:p>
          </table:table-cell>
          <table:table-cell table:style-name="Таблица6.A4" office:value-type="string">
            <text:p text:style-name="P161">Контрольна робота №<text:span text:style-name="T82">2</text:span></text:p>
            <text:p text:style-name="P161">Лабораторна робота </text:p>
          </table:table-cell>
          <table:table-cell table:style-name="Таблица6.A4" office:value-type="string">
            <text:p text:style-name="P37">1</text:p>
            <text:p text:style-name="P39">1</text:p>
          </table:table-cell>
          <table:table-cell table:style-name="Таблица6.E4" office:value-type="string">
            <text:p text:style-name="P39">20</text:p>
            <text:p text:style-name="P39">5</text:p>
          </table:table-cell>
        </table:table-row>
      </table:table>
      <text:p text:style-name="P171"/>
      <text:p text:style-name="P7">Рейтингове оцінювання контролю знань студентів (у балах)</text:p>
      <text:p text:style-name="P64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 table:style-name="Таблица7.1">
          <table:table-cell table:style-name="Таблица7.A1" office:value-type="string">
            <text:p text:style-name="P87">№</text:p>
            <text:p text:style-name="P87">п/п</text:p>
          </table:table-cell>
          <table:table-cell table:style-name="Таблица7.B1" office:value-type="string">
            <text:h text:style-name="P208" text:outline-level="1">Види контролю</text:h>
          </table:table-cell>
          <table:table-cell table:style-name="Таблица7.B1" office:value-type="string">
            <text:p text:style-name="P89">К-ть видів</text:p>
          </table:table-cell>
          <table:table-cell table:style-name="Таблица7.B1" office:value-type="string">
            <text:p text:style-name="P89">Бали</text:p>
          </table:table-cell>
          <table:table-cell table:style-name="Таблица7.E1" office:value-type="string">
            <text:p text:style-name="P89">Сума балів</text:p>
          </table:table-cell>
        </table:table-row>
        <table:table-row table:style-name="Таблица7.1">
          <table:table-cell table:style-name="Таблица7.A2" office:value-type="string">
            <text:p text:style-name="P87">1</text:p>
            <text:p text:style-name="P87">2</text:p>
          </table:table-cell>
          <table:table-cell table:style-name="Таблица7.A2" office:value-type="string">
            <text:p text:style-name="P180">Контрольна робота</text:p>
            <text:p text:style-name="P181">Виконання і захист лабораторної роботи</text:p>
          </table:table-cell>
          <table:table-cell table:style-name="Таблица7.A2" office:value-type="string">
            <text:p text:style-name="P89">2</text:p>
            <text:p text:style-name="P90">12</text:p>
          </table:table-cell>
          <table:table-cell table:style-name="Таблица7.A2" office:value-type="string">
            <text:p text:style-name="P89"><text:span text:style-name="T82">20</text:span>; <text:span text:style-name="T82">20</text:span></text:p>
            <text:p text:style-name="P89"><text:span text:style-name="T82">3</text:span>-5</text:p>
          </table:table-cell>
          <table:table-cell table:style-name="Таблица7.E2" office:value-type="string">
            <text:p text:style-name="P91">40</text:p>
            <text:p text:style-name="P89"><text:span text:style-name="T76">36</text:span>-<text:span text:style-name="T82">60</text:span></text:p>
          </table:table-cell>
        </table:table-row>
        <table:table-row table:style-name="Таблица7.1">
          <table:table-cell table:style-name="Таблица7.A3" table:number-columns-spanned="2" office:value-type="string">
            <text:p text:style-name="P89">Загальна сума балів за семестр</text:p>
          </table:table-cell>
          <table:covered-table-cell/>
          <table:table-cell table:style-name="Таблица7.A2" table:number-columns-spanned="2" office:value-type="string">
            <text:p text:style-name="P88"/>
          </table:table-cell>
          <table:covered-table-cell/>
          <table:table-cell table:style-name="Таблица7.E2" office:value-type="string">
            <text:p text:style-name="P91">100</text:p>
          </table:table-cell>
        </table:table-row>
      </table:table>
      <text:p text:style-name="P86"/>
      <text:p text:style-name="P173">Шкала оцінювання: Університету, національна та ECTS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 table:style-name="Таблица8.1">
          <table:table-cell table:style-name="Таблица8.A1" office:value-type="string">
            <text:p text:style-name="P174">Оцінка в балах</text:p>
          </table:table-cell>
          <table:table-cell table:style-name="Таблица8.A1" office:value-type="string">
            <text:p text:style-name="P174">Оцінка ECTS</text:p>
          </table:table-cell>
          <table:table-cell table:style-name="Таблица8.A1" office:value-type="string">
            <text:p text:style-name="P174">Визначення</text:p>
          </table:table-cell>
          <table:table-cell table:style-name="Таблица8.D1" table:number-columns-spanned="2" office:value-type="string">
            <text:p text:style-name="P175">Оцінка за національною шкалою</text:p>
          </table:table-cell>
          <table:covered-table-cell/>
        </table:table-row>
        <table:table-row table:style-name="Таблица8.2">
          <table:table-cell table:style-name="Таблица8.A1" office:value-type="string">
            <text:p text:style-name="P23">90-100</text:p>
          </table:table-cell>
          <table:table-cell table:style-name="Таблица8.A1" office:value-type="string">
            <text:p text:style-name="P23">A</text:p>
          </table:table-cell>
          <table:table-cell table:style-name="Таблица8.A1" office:value-type="string">
            <text:p text:style-name="P19">Відмінно</text:p>
          </table:table-cell>
          <table:table-cell table:style-name="Таблица8.A1" office:value-type="string">
            <text:p text:style-name="P23">5</text:p>
          </table:table-cell>
          <table:table-cell table:style-name="Таблица8.D1" office:value-type="string">
            <text:p text:style-name="P23">Відмінно</text:p>
          </table:table-cell>
        </table:table-row>
        <table:table-row table:style-name="Таблица8.1">
          <table:table-cell table:style-name="Таблица8.A1" office:value-type="string">
            <text:p text:style-name="P23">81-89</text:p>
          </table:table-cell>
          <table:table-cell table:style-name="Таблица8.A1" office:value-type="string">
            <text:p text:style-name="P23">B</text:p>
          </table:table-cell>
          <table:table-cell table:style-name="Таблица8.A1" office:value-type="string">
            <text:p text:style-name="P19">Дуже добре</text:p>
          </table:table-cell>
          <table:table-cell table:style-name="Таблица8.D3" office:value-type="string">
            <text:p text:style-name="P23">4</text:p>
          </table:table-cell>
          <table:table-cell table:style-name="Таблица8.E3" office:value-type="string">
            <text:p text:style-name="P23">Добре</text:p>
          </table:table-cell>
        </table:table-row>
        <table:table-row table:style-name="Таблица8.1">
          <table:table-cell table:style-name="Таблица8.A1" office:value-type="string">
            <text:p text:style-name="P23">71-80</text:p>
          </table:table-cell>
          <table:table-cell table:style-name="Таблица8.A1" office:value-type="string">
            <text:p text:style-name="P23">C</text:p>
          </table:table-cell>
          <table:table-cell table:style-name="Таблица8.A1" office:value-type="string">
            <text:p text:style-name="P19">Добре</text:p>
          </table:table-cell>
          <table:table-cell table:style-name="Таблица8.A1" office:value-type="string">
            <text:p text:style-name="P23"/>
          </table:table-cell>
          <table:table-cell table:style-name="Таблица8.D1" office:value-type="string">
            <text:p text:style-name="P23"/>
          </table:table-cell>
        </table:table-row>
        <table:table-row table:style-name="Таблица8.1">
          <table:table-cell table:style-name="Таблица8.A1" office:value-type="string">
            <text:p text:style-name="P23">61-70</text:p>
          </table:table-cell>
          <table:table-cell table:style-name="Таблица8.A1" office:value-type="string">
            <text:p text:style-name="P23">D</text:p>
          </table:table-cell>
          <table:table-cell table:style-name="Таблица8.A1" office:value-type="string">
            <text:p text:style-name="P19">Задовільно</text:p>
          </table:table-cell>
          <table:table-cell table:style-name="Таблица8.D3" office:value-type="string">
            <text:p text:style-name="P23">3</text:p>
          </table:table-cell>
          <table:table-cell table:style-name="Таблица8.E3" office:value-type="string">
            <text:p text:style-name="P23">Задовільно</text:p>
          </table:table-cell>
        </table:table-row>
        <table:table-row table:style-name="Таблица8.1">
          <table:table-cell table:style-name="Таблица8.A1" office:value-type="string">
            <text:p text:style-name="P23">51-60</text:p>
          </table:table-cell>
          <table:table-cell table:style-name="Таблица8.A1" office:value-type="string">
            <text:p text:style-name="P23">E</text:p>
          </table:table-cell>
          <table:table-cell table:style-name="Таблица8.A1" office:value-type="string">
            <text:p text:style-name="P19">Достатньо</text:p>
          </table:table-cell>
          <table:table-cell table:style-name="Таблица8.A1" office:value-type="string">
            <text:p text:style-name="P23"/>
          </table:table-cell>
          <table:table-cell table:style-name="Таблица8.D1" office:value-type="string">
            <text:p text:style-name="P23"/>
          </table:table-cell>
        </table:table-row>
        <table:table-row table:style-name="Таблица8.1">
          <table:table-cell table:style-name="Таблица8.A1" office:value-type="string">
            <text:p text:style-name="P23">26-50</text:p>
          </table:table-cell>
          <table:table-cell table:style-name="Таблица8.A1" office:value-type="string">
            <text:p text:style-name="P23">FX</text:p>
          </table:table-cell>
          <table:table-cell table:style-name="Таблица8.A1" office:value-type="string">
            <text:p text:style-name="P19"/>
          </table:table-cell>
          <table:table-cell table:style-name="Таблица8.D3" office:value-type="string">
            <text:p text:style-name="P23">2</text:p>
          </table:table-cell>
          <table:table-cell table:style-name="Таблица8.E3" office:value-type="string">
            <text:p text:style-name="P23">Незадовільно</text:p>
          </table:table-cell>
        </table:table-row>
        <table:table-row table:style-name="Таблица8.1">
          <table:table-cell table:style-name="Таблица8.A1" office:value-type="string">
            <text:p text:style-name="P23">0-25</text:p>
          </table:table-cell>
          <table:table-cell table:style-name="Таблица8.A1" office:value-type="string">
            <text:p text:style-name="P23">F</text:p>
          </table:table-cell>
          <table:table-cell table:style-name="Таблица8.A1" office:value-type="string">
            <text:p text:style-name="P19"/>
          </table:table-cell>
          <table:table-cell table:style-name="Таблица8.A1" office:value-type="string">
            <text:p text:style-name="P23"/>
          </table:table-cell>
          <table:table-cell table:style-name="Таблица8.D1" office:value-type="string">
            <text:p text:style-name="P23"/>
          </table:table-cell>
        </table:table-row>
      </table:table>
      <text:p text:style-name="P177"/>
      <text:p text:style-name="P172"><text:span text:style-name="T21">12.</text:span><text:span text:style-name="T3"> </text:span><text:span text:style-name="T21">Рекомендована література</text:span></text:p>
      <text:p text:style-name="P166">Базова</text:p>
      <text:list xml:id="list1442955828043429930" text:style-name="WW8Num5">
        <text:list-item>
          <text:p text:style-name="P187"><text:span text:style-name="T72">Бабенко Л.П., Лавріщева К.М. </text:span><text:span text:style-name="T73">Основи програмної інженерії. — К.:Знання, 2001. — 269 с.</text:span></text:p>
        </text:list-item>
        <text:list-item>
          <text:p text:style-name="P187"><text:span text:style-name="T72">S.Guckenheimer, <text:s/>J.Perez</text:span><text:span text:style-name="T71">, Software Engineering with Microsoft Visual Studio Team System, Addison-Wesley Professional, 2006. </text:span></text:p>
        </text:list-item>
        <text:list-item>
          <text:p text:style-name="P187"><text:span text:style-name="T72">Е.М.Лаврищева, В.А.Петрухин</text:span><text:span text:style-name="T71">, Методы и средства инженерии программного обеспечения, Библиотека учебных курсов MSDN AA, 2007.</text:span></text:p>
        </text:list-item>
        <text:list-item>
          <text:p text:style-name="P187"><text:span text:style-name="T72">А.Н. Терехов</text:span><text:span text:style-name="T71">, Технология программирования, Интуит Бином, 2007.</text:span></text:p>
        </text:list-item>
        <text:list-item>
          <text:p text:style-name="P187"><text:span text:style-name="T72">В.В. Липаев</text:span><text:span text:style-name="T71">, Программная инженерия.Методологические основы, ТЕИС, 2006.</text:span></text:p>
        </text:list-item>
        <text:list-item>
          <text:p text:style-name="P187"><text:span text:style-name="T72">SWEBOK 2004</text:span><text:span text:style-name="T71"> /http://www.computer.org/portal/web/swebok/htmlformat</text:span></text:p>
        </text:list-item>
        <text:list-item>
          <text:p text:style-name="P187"><text:span text:style-name="T72">ISO/IEC 12207:2008</text:span><text:span text:style-name="T71"> /http://www.iso.org/iso/iso_catalogue/catalogue_tc/catalogue_detail.htm?csnumber=43447</text:span></text:p>
        </text:list-item>
        <text:list-item>
          <text:p text:style-name="P187"><text:span text:style-name="T72">Державний стандарт України.</text:span><text:span text:style-name="T71"> Основні напрямки оцінювання та відбору CASE-iнструментiв. ДСТУ 3919–1999. 2000 р.</text:span></text:p>
        </text:list-item>
      </text:list>
      <text:p text:style-name="P84"/>
      <text:h text:style-name="P211" text:outline-level="1"><text:soft-page-break/>Допоміжна</text:h>
      <text:list xml:id="list2405099907564854895" text:style-name="WW8Num7">
        <text:list-item>
          <text:p text:style-name="P203"><text:span text:style-name="T72">Трофимов С.А.</text:span><text:span text:style-name="T71"> CASE-технологии. Практическая работа в Rational Rose. — М.:Бином, 2002. — 284 с.</text:span></text:p>
        </text:list-item>
        <text:list-item>
          <text:p text:style-name="P203"><text:span text:style-name="T72">Ф. Брукс</text:span><text:span text:style-name="T71"> Мифический человеко-месяц или как создаются программные системы,‭ ‬Символ-Плюс,‭ ‬2006.</text:span></text:p>
        </text:list-item>
        <text:list-item>
          <text:p text:style-name="P203"><text:span text:style-name="T72">Троелсен Э.</text:span><text:span text:style-name="T71"> C# и платформа .Net. Библиотека программиста. - СПб.: Питер, 2004. - 796 с.</text:span></text:p>
        </text:list-item>
        <text:list-item>
          <text:p text:style-name="P203"><text:span text:style-name="T72">Мамаев Е.В.</text:span><text:span text:style-name="T71"> MS SQL Server 7.0: Проектирование и реализация баз данных. - СПб.: БХВ-Санкт-Петербург, 2000. - 416 с.</text:span></text:p>
        </text:list-item>
        <text:list-item>
          <text:p text:style-name="P203"><text:span text:style-name="T72">Крачтен Ф</text:span><text:span text:style-name="T71">. Введение в Rational Unified Process. - М.: Издат. Дом “Вильямс”, 2002. - 240 с.</text:span></text:p>
        </text:list-item>
        <text:list-item>
          <text:p text:style-name="P203"><text:span text:style-name="T72">Буч Г., Рамбо Д., Джекобсон А.</text:span><text:span text:style-name="T71"> Язык UML. Руководство пользователя. - М.: ДМК Пресс, 2001. - 432 с.</text:span></text:p>
        </text:list-item>
      </text:list>
      <text:p text:style-name="P131"/>
      <text:p text:style-name="P149"><text:span text:style-name="T37">13.</text:span><text:span text:style-name="T38"> </text:span><text:span text:style-name="T37">Інформаційні</text:span><text:span text:style-name="T38"> </text:span><text:span text:style-name="T37">ресурси</text:span></text:p>
      <text:list xml:id="list2766687819372992879" text:style-name="WW8Num2">
        <text:list-item>
          <text:p text:style-name="P204"><text:span text:style-name="Internet_20_link"><text:span text:style-name="T44">http://electronics.wups.lviv.ua/archiv</text:span></text:span></text:p>
        </text:list-item>
        <text:list-item>
          <text:p text:style-name="P205">http://www.rational.com</text:p>
        </text:list-item>
        <text:list-item>
          <text:p text:style-name="P205">http://www.idef.com</text:p>
        </text:list-item>
      </text:list>
      <text:p text:style-name="P18"/>
      <text:h text:style-name="P215" text:outline-level="3"><text:span text:style-name="T20">Питання </text:span><text:span text:style-name="T1">контролю знань студентів з дисципліни “</text:span><text:span text:style-name="T2">Технологія створення програмних продуктів</text:span><text:span text:style-name="T1">”</text:span></text:h>
      <text:p text:style-name="P97">1.<text:span text:style-name="T74"><text:tab/>Якими питаннями займається програмна інженерія?</text:span></text:p>
      <text:p text:style-name="P99">2.<text:tab/>Особливості у розробці великих програмних проектів.</text:p>
      <text:p text:style-name="P99">3.<text:tab/>Основні етапи повного циклу розробки програмного продукту.</text:p>
      <text:p text:style-name="P99">4.<text:tab/>Які завдання вирішуються на етапі дослідження проблеми?</text:p>
      <text:p text:style-name="P99">5.<text:tab/>Що враховується при визначенні економічної доцільності розробки програмного продукту?</text:p>
      <text:p text:style-name="P99">6.<text:tab/>Що потрібно робити при визначенні структури системи, що проектується?</text:p>
      <text:p text:style-name="P99">7.<text:tab/>Чи можливо керувати якістю програмного продукту?</text:p>
      <text:p text:style-name="P99">9.<text:tab/>Що означає термін верифікація системи (проекту)?</text:p>
      <text:p text:style-name="P99">12.<text:tab/>Які завдання вирішуються під час тестування програмних продуктів?</text:p>
      <text:p text:style-name="P99">13.<text:tab/>Охарактеризуйте основні джерела помилок в ході розробки системи.</text:p>
      <text:p text:style-name="P99">14.<text:tab/>Які вам відомі методи тестування систем?</text:p>
      <text:list xml:id="list7633867474969341527" text:style-name="L1">
        <text:list-item>
          <text:list>
            <text:list-item>
              <text:list>
                <text:list-item>
                  <text:p text:style-name="P190">Для чого використовують засоби документування результатів тестування?</text:p>
                </text:list-item>
                <text:list-item>
                  <text:p text:style-name="P190">порівняно із серійними системами?</text:p>
                </text:list-item>
                <text:list-item>
                  <text:p text:style-name="P190">Що таке Web-орієнтовані системи?</text:p>
                </text:list-item>
                <text:list-item>
                  <text:p text:style-name="P190">Які завдання можуть вирішуватися за допомогою Web-орієнтованих систем?</text:p>
                </text:list-item>
                <text:list-item>
                  <text:p text:style-name="P190">Особливості впровадження Web-орієнтованих систем.</text:p>
                </text:list-item>
                <text:list-item>
                  <text:p text:style-name="P190">Проблеми захисту інформації у Web-орієнтованих системах і як вони вирішуються.</text:p>
                </text:list-item>
                <text:list-item>
                  <text:p text:style-name="P191">Які є сучасні методи моделювання?</text:p>
                </text:list-item>
                <text:list-item>
                  <text:p text:style-name="P191">Які основні риси мови моделювання UML?</text:p>
                </text:list-item>
                <text:list-item>
                  <text:p text:style-name="P191">Як в UML моделюється поведінка системи?</text:p>
                </text:list-item>
                <text:list-item>
                  <text:p text:style-name="P191">Яким чином опис мовою UML залежить від типу програмної системи?</text:p>
                </text:list-item>
                <text:list-item>
                  <text:p text:style-name="P191">Які існують зараз та існували раніше технології створення програмних продуктів?</text:p>
                </text:list-item>
                <text:list-item>
                  <text:p text:style-name="P191">Сутність маркетингу програмних продуктів.</text:p>
                </text:list-item>
                <text:list-item>
                  <text:p text:style-name="P191">Особливості Інтернет маркетингу програмних продуктів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ET" svg:font-family="TimesET, 'Times New Roman'"/>
    <style:font-face style:name="Courier New" svg:font-family="'Courier New'" style:font-family-generic="modern"/>
    <style:font-face style:name="Lucida Sans1" svg:font-family="'Lucida Sans'" style:font-family-generic="swiss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SchoolBook" svg:font-family="SchoolBook, 'Courier New'" style:font-family-generic="swiss" style:font-pitch="variable"/>
    <style:font-face style:name="Tahoma" svg:font-family="Tahoma" style:font-family-generic="swiss" style:font-pitch="variable"/>
    <style:font-face style:name="AR PL UMing CN" svg:font-family="'AR PL UMing CN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uk" fo:country="UA" style:font-name-asian="AR PL UMing C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uk" fo:country="UA" style:font-name-asian="AR PL UMing C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uk" fo:country="UA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3pt" style:font-size-asian="13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4pt" style:font-size-asian="14pt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423cm" style:contextual-spacing="false" fo:line-height="0.494cm" fo:text-align="center" style:justify-single-word="false" fo:keep-with-next="always"/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212cm" style:contextual-spacing="false" fo:line-height="0.494cm" fo:text-align="center" style:justify-single-word="false" fo:keep-with-next="always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423cm" fo:margin-bottom="0.212cm" style:contextual-spacing="false" fo:line-height="0.494cm" fo:text-indent="0.801cm" style:auto-text-indent="false" fo:keep-with-next="always"/>
      <style:text-properties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style:contextual-spacing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cm" fo:margin-bottom="0cm" style:contextual-spacing="false" fo:text-align="justify" style:justify-single-word="false" fo:text-indent="1.27cm" style:auto-text-indent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1.247cm" fo:margin-top="0cm" fo:margin-bottom="0cm" style:contextual-spacing="false" fo:text-align="center" style:justify-single-word="false" fo:text-indent="0cm" style:auto-text-indent="false" fo:keep-with-next="always"/>
      <style:text-properties fo:font-size="14pt" style:font-size-asian="14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cm" fo:margin-bottom="0cm" style:contextual-spacing="false" fo:text-align="justify" style:justify-single-word="false" fo:text-indent="1.27cm" style:auto-text-indent="false" fo:keep-with-next="always"/>
      <style:text-properties fo:color="#ff00ff" fo:font-size="13pt" fo:font-style="italic" style:font-name-asian="TimesET" style:font-family-asian="TimesET, 'Times New Roman'" style:font-size-asian="13pt" style:font-style-asian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7.622cm" fo:margin-right="0cm" fo:margin-top="0.212cm" fo:margin-bottom="0cm" style:contextual-spacing="false" fo:text-align="center" style:justify-single-word="false" fo:text-indent="0cm" style:auto-text-indent="false" fo:keep-with-next="always"/>
      <style:text-properties fo:font-size="13pt" style:font-size-asian="13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fo:font-size="13pt" fo:font-weight="bold" style:font-size-asian="13pt" style:font-weight-asian="bold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6.35cm" fo:margin-right="0cm" fo:margin-top="0cm" fo:margin-bottom="0cm" style:contextual-spacing="false" fo:text-align="justify" style:justify-single-word="false" fo:text-indent="0cm" style:auto-text-indent="false"/>
      <style:text-properties fo:font-size="14pt" style:font-size-asian="14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63cm" fo:margin-right="0cm" fo:margin-top="0cm" fo:margin-bottom="0cm" style:contextual-spacing="false" fo:text-align="justify" style:justify-single-word="false" fo:text-indent="0cm" style:auto-text-indent="false"/>
      <style:text-properties fo:font-size="14pt" style:font-size-asian="14pt"/>
    </style:style>
    <style:style style:name="звіт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Body_20_Text_20_Indent_20_3" style:display-name="Body Text Indent 3" style:family="paragraph" style:parent-style-name="Standard">
      <style:paragraph-properties fo:margin-left="1.27cm" fo:margin-right="0cm" fo:margin-top="0cm" fo:margin-bottom="0cm" style:contextual-spacing="false" fo:text-align="justify" style:justify-single-word="false" fo:text-indent="1.27cm" style:auto-text-indent="false"/>
      <style:text-properties fo:font-size="12pt" style:font-size-asian="12pt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2pt" style:font-size-asian="12pt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Основной_20_текст_20_3" style:display-name="Основной текст 3" style:family="paragraph" style:parent-style-name="Standard">
      <style:paragraph-properties fo:text-align="center" style:justify-single-word="false" fo:keep-together="always" fo:keep-with-next="always"/>
      <style:text-properties fo:font-size="14pt" fo:font-weight="bold" style:font-size-asian="14pt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cm" fo:margin-right="0cm" fo:margin-top="0.212cm" fo:margin-bottom="0cm" style:contextual-spacing="false" fo:text-align="center" style:justify-single-word="false" fo:orphans="0" fo:widows="0" fo:text-indent="1.251cm" style:auto-text-indent="false"/>
      <style:text-properties fo:font-size="13pt" fo:font-weight="bold" style:font-size-asian="13pt" style:font-weight-asian="bold"/>
    </style:style>
    <style:style style:name="Footnote" style:family="paragraph" style:parent-style-name="Standard" style:class="extra"/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R2" style:family="paragraph">
      <style:paragraph-properties fo:margin-left="0.071cm" fo:margin-right="0cm" fo:margin-top="0.388cm" fo:margin-bottom="0cm" style:contextual-spacing="false" fo:orphans="0" fo:widows="0" fo:hyphenation-ladder-count="no-limit" fo:text-indent="-0.035cm" style:auto-text-indent="false" style:text-autospace="none"/>
      <style:text-properties style:use-window-font-color="true" style:font-name="Arial" fo:font-family="Arial" style:font-family-generic="swiss" style:font-pitch="variable" fo:font-size="9pt" fo:language="uk" fo:country="UA" style:font-name-asian="Times New Roman" style:font-family-asian="'Times New Roman'" style:font-family-generic-asian="roman" style:font-pitch-asian="variable" style:font-size-asian="9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Normal_5f_h" style:display-name="Normal_h" style:family="paragraph" style:parent-style-name="Standard">
      <style:paragraph-properties fo:margin-top="0.423cm" fo:margin-bottom="0.212cm" style:contextual-spacing="false" fo:text-align="center" style:justify-single-word="false" fo:keep-with-next="always"/>
      <style:text-properties style:font-name="SchoolBook" fo:font-family="SchoolBook, 'Courier New'" style:font-family-generic="swiss" style:font-pitch="variable" style:font-name-complex="SchoolBook" style:font-family-complex="SchoolBook, 'Courier New'" style:font-family-generic-complex="swiss" style:font-pitch-complex="variable"/>
    </style:style>
    <style:style style:name="Обычный_20__28_веб_29_" style:display-name="Обычный (веб)" style:family="paragraph" style:parent-style-name="Standard">
      <style:paragraph-properties fo:margin-top="0.176cm" fo:margin-bottom="0.176cm" style:contextual-spacing="false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_3f__3f__3f__3f__3f__3f__3f__3f__3f_" style:display-name="?????????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text-outline="false" style:text-line-through-styl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7__3f__3f__3f__20__3f__3f__20__3f__3f__3f__3f__3f__3f__3f__3f_" style:display-name="??'??? ?? ????????" style:family="paragraph" style:parent-style-name="_3f__3f__3f__3f__3f__3f__3f__3f__3f_"/>
    <style:style style:name="_3f__3f__27__3f__3f__3f__20__3f__20__3f__3f__3f__3f__3f_" style:display-name="??'??? ? ?????" style:family="paragraph" style:parent-style-name="_3f__3f__3f__3f__3f__3f__3f__3f__3f_"/>
    <style:style style:name="_3f__3f__27__3f__3f__3f__20__3f__3f__3f__20__3f__3f__3f__3f__3f__3f__3f__3f__3f__3f_" style:display-name="??'??? ??? ??????????" style:family="paragraph" style:parent-style-name="_3f__3f__3f__3f__3f__3f__3f__3f__3f_"/>
    <style:style style:name="_3f__3f__3f__3f__3f_" style:display-name="?????" style:family="paragraph" style:parent-style-name="_3f__3f__3f__3f__3f__3f__3f__3f__3f_"/>
    <style:style style:name="_3f__3f__3f__3f__3f__3f__3f__3f__20__3f__3f__3f__3f__3f_" style:display-name="???????? ?????" style:family="paragraph" style:parent-style-name="_3f__3f__3f__3f__3f__3f__3f__3f__3f_"/>
    <style:style style:name="_3f__3f__3f__3f__3f__3f__3f__3f__3f__3f__3f__3f__20__3f__3f__3f__3f__3f__3f__20__3f__20__3f__3f__3f__3f__3f__3f_" style:display-name="???????????? ?????? ? ??????" style:family="paragraph" style:parent-style-name="_3f__3f__3f__3f__3f__3f__3f__3f__3f_">
      <style:paragraph-properties fo:text-align="start" style:justify-single-word="false"/>
    </style:style>
    <style:style style:name="_3f__3f__3f__3f__3f__3f__20__3f__3f__3f__3f__3f__20__3f__20__3f__3f__3f__3f__3f__3f__3f__3f__3f_" style:display-name="?????? ????? ? ?????????" style:family="paragraph" style:parent-style-name="_3f__3f__3f__3f__3f__3f__3f__3f__3f_">
      <style:paragraph-properties fo:margin-left="0cm" fo:margin-right="0cm" fo:margin-top="0cm" fo:margin-bottom="0cm" style:contextual-spacing="false" fo:text-indent="0.6cm" style:auto-text-indent="false"/>
    </style:style>
    <style:style style:name="WW-_3f__3f__3f__3f__3f__3f__3f__3f__3f_" style:display-name="WW-?????????" style:family="paragraph" style:parent-style-name="_3f__3f__3f__3f__3f__3f__3f__3f__3f_"/>
    <style:style style:name="_3f__3f__3f__3f__3f__3f__3f__3f__3f_1" style:display-name="?????????1" style:family="paragraph" style:parent-style-name="_3f__3f__3f__3f__3f__3f__3f__3f__3f_">
      <style:paragraph-properties fo:text-align="center" style:justify-single-word="false"/>
    </style:style>
    <style:style style:name="_3f__3f__3f__3f__3f__3f__3f__3f__3f_2" style:display-name="?????????2" style:family="paragraph" style:parent-style-name="_3f__3f__3f__3f__3f__3f__3f__3f__3f_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_3f__3f__3f__3f__3f__3f__3f__3f__3f_1" style:display-name="WW-?????????1" style:family="paragraph" style:parent-style-name="_3f__3f__3f__3f__3f__3f__3f__3f__3f_">
      <style:paragraph-properties fo:margin-top="0.42cm" fo:margin-bottom="0.21cm" style:contextual-spacing="false"/>
    </style:style>
    <style:style style:name="_3f__3f__3f__3f__3f__3f__3f__3f__3f__20_1" style:display-name="????????? 1" style:family="paragraph" style:parent-style-name="_3f__3f__3f__3f__3f__3f__3f__3f__3f_">
      <style:paragraph-properties fo:margin-top="0.42cm" fo:margin-bottom="0.21cm" style:contextual-spacing="false"/>
    </style:style>
    <style:style style:name="_3f__3f__3f__3f__3f__3f__3f__3f__3f__20_2" style:display-name="????????? 2" style:family="paragraph" style:parent-style-name="_3f__3f__3f__3f__3f__3f__3f__3f__3f_">
      <style:paragraph-properties fo:margin-top="0.42cm" fo:margin-bottom="0.21cm" style:contextual-spacing="false"/>
    </style:style>
    <style:style style:name="WW-_3f__3f__3f__3f__3f__3f__3f__3f__20__3f__3f__3f__3f__3f_" style:display-name="WW-???????? ?????" style:family="paragraph" style:parent-style-name="_3f__3f__3f__3f__3f__3f__3f__3f__3f_"/>
    <style:style style:name="LushGreen_7e_LT_7e_Gliederung_20_1" style:display-name="LushGreen~LT~Gliederung 1" style:family="paragraph">
      <style:paragraph-properties fo:margin-left="0cm" fo:margin-right="0cm" fo:margin-top="0cm" fo:margin-bottom="0.497cm" style:contextual-spacing="false" fo:text-indent="0cm" style:auto-text-indent="false" style:text-autospace="none"/>
      <style:text-properties style:use-window-font-color="true" style:text-outline="false" style:text-line-through-styl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LushGreen_7e_LT_7e_Gliederung_20_2" style:display-name="LushGreen~LT~Gliederung 2" style:family="paragraph" style:parent-style-name="LushGreen_7e_LT_7e_Gliederung_20_1">
      <style:paragraph-properties fo:margin-top="0cm" fo:margin-bottom="0.399cm" style:contextual-spacing="false"/>
      <style:text-properties fo:font-size="28pt" style:font-size-asian="28pt" style:font-size-complex="28pt"/>
    </style:style>
    <style:style style:name="LushGreen_7e_LT_7e_Gliederung_20_3" style:display-name="LushGreen~LT~Gliederung 3" style:family="paragraph" style:parent-style-name="LushGreen_7e_LT_7e_Gliederung_20_2">
      <style:paragraph-properties fo:margin-top="0cm" fo:margin-bottom="0.296cm" style:contextual-spacing="false"/>
      <style:text-properties fo:font-size="24pt" style:font-size-asian="24pt" style:font-size-complex="24pt"/>
    </style:style>
    <style:style style:name="LushGreen_7e_LT_7e_Gliederung_20_4" style:display-name="LushGreen~LT~Gliederung 4" style:family="paragraph" style:parent-style-name="LushGreen_7e_LT_7e_Gliederung_20_3">
      <style:paragraph-properties fo:margin-top="0cm" fo:margin-bottom="0.198cm" style:contextual-spacing="false"/>
      <style:text-properties fo:font-size="20pt" style:font-size-asian="20pt" style:font-size-complex="20pt"/>
    </style:style>
    <style:style style:name="LushGreen_7e_LT_7e_Gliederung_20_5" style:display-name="LushGreen~LT~Gliederung 5" style:family="paragraph" style:parent-style-name="LushGreen_7e_LT_7e_Gliederung_20_4">
      <style:paragraph-properties fo:margin-top="0cm" fo:margin-bottom="0.099cm" style:contextual-spacing="false"/>
    </style:style>
    <style:style style:name="LushGreen_7e_LT_7e_Gliederung_20_6" style:display-name="LushGreen~LT~Gliederung 6" style:family="paragraph" style:parent-style-name="LushGreen_7e_LT_7e_Gliederung_20_5"/>
    <style:style style:name="LushGreen_7e_LT_7e_Gliederung_20_7" style:display-name="LushGreen~LT~Gliederung 7" style:family="paragraph" style:parent-style-name="LushGreen_7e_LT_7e_Gliederung_20_6"/>
    <style:style style:name="LushGreen_7e_LT_7e_Gliederung_20_8" style:display-name="LushGreen~LT~Gliederung 8" style:family="paragraph" style:parent-style-name="LushGreen_7e_LT_7e_Gliederung_20_7"/>
    <style:style style:name="LushGreen_7e_LT_7e_Gliederung_20_9" style:display-name="LushGreen~LT~Gliederung 9" style:family="paragraph" style:parent-style-name="LushGreen_7e_LT_7e_Gliederung_20_8"/>
    <style:style style:name="LushGreen_7e_LT_7e_Titel" style:display-name="LushGree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LushGreen_7e_LT_7e_Untertitel" style:display-name="LushGreen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LushGreen_7e_LT_7e_Notizen" style:display-name="LushGreen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LushGreen_7e_LT_7e_Hintergrundobjekte" style:display-name="LushGreen~LT~Hintergrundobjekte" style:family="paragraph">
      <style:paragraph-properties style:text-autospace="none"/>
      <style:text-properties style:letter-kerning="true"/>
    </style:style>
    <style:style style:name="LushGreen_7e_LT_7e_Hintergrund" style:display-name="LushGreen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FreeSans" fo:font-family="FreeSans" style:font-family-generic="swiss" style:font-pitch="variable" fo:font-size="18pt" style:letter-kerning="true" style:font-name-asian="FreeSans" style:font-family-asian="FreeSans" style:font-family-generic-asian="swiss" style:font-pitch-asian="variable" style:font-size-asian="18pt" style:font-name-complex="FreeSans" style:font-family-complex="FreeSans" style:font-family-generic-complex="swiss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2" style:display-name="WW-?????????12" style:family="paragraph">
      <style:paragraph-properties fo:text-align="center" style:justify-single-word="false" style:text-autospace="none"/>
      <style:text-properties fo:color="#ffffff" style:text-outline="false" style:text-line-through-styl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27__3f__3f__3f__3f__20__3f__3f__20__3f__3f__3f_" style:display-name="??'???? ?? 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" style:display-name="????????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" style:display-name="WW-????????? 1" style:family="paragraph">
      <style:paragraph-properties fo:margin-left="0cm" fo:margin-right="0cm" fo:margin-top="0cm" fo:margin-bottom="0.497cm" style:contextual-spacing="false" fo:text-indent="0cm" style:auto-text-indent="false" style:text-autospace="none"/>
      <style:text-properties style:use-window-font-color="true" style:text-outline="false" style:text-line-through-styl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WW-_3f__3f__3f__3f__3f__3f__3f__3f__3f__20_2" style:display-name="WW-????????? 2" style:family="paragraph" style:parent-style-name="WW-_3f__3f__3f__3f__3f__3f__3f__3f__3f__20_1">
      <style:paragraph-properties fo:margin-top="0cm" fo:margin-bottom="0.399cm" style:contextual-spacing="false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">
      <style:paragraph-properties fo:margin-top="0cm" fo:margin-bottom="0.296cm" style:contextual-spacing="false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8cm" style:contextual-spacing="false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099cm" style:contextual-spacing="false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_3f__3f__3f__3f__3f__3f__3f_" style:display-name="???????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text-outline="false" style:text-line-through-styl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margin-top="0cm" fo:margin-bottom="0cm" style:contextual-spacing="false" fo:text-indent="0.6cm" style:auto-text-indent="false"/>
    </style:style>
    <style:style style:name="_3f__3f__3f__3f__3f__3f__3f__3f__20_1" style:display-name="???????? 1" style:family="paragraph" style:parent-style-name="_3f__3f__3f__3f__3f__3f__3f_">
      <style:paragraph-properties fo:text-align="center" style:justify-single-word="false"/>
    </style:style>
    <style:style style:name="_3f__3f__3f__3f__3f__3f__3f__3f__20_2" style:display-name="???????? 2" style:family="paragraph" style:parent-style-name="_3f__3f__3f__3f__3f__3f__3f_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_3f__3f__3f__3f__3f__3f__3f__3f__3f__20__3f__3f__3f__3f__3f_" style:display-name="????????? ?????" style:family="paragraph" style:parent-style-name="_3f__3f__3f__3f__3f__3f__3f_"/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fo:color="#ffffff" style:text-outline="false" style:text-line-through-styl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1" style:display-name="WW-????????? 11" style:family="paragraph">
      <style:paragraph-properties fo:margin-left="0cm" fo:margin-right="0cm" fo:margin-top="0cm" fo:margin-bottom="0.497cm" style:contextual-spacing="false" fo:text-indent="0cm" style:auto-text-indent="false" style:text-autospace="none"/>
      <style:text-properties style:use-window-font-color="true" style:text-outline="false" style:text-line-through-styl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cm" fo:margin-bottom="0.399cm" style:contextual-spacing="false"/>
      <style:text-properties fo:font-size="28pt" style:font-size-asian="28pt" style:font-size-complex="28pt"/>
    </style:style>
    <style:style style:name="WW-_3f__3f__3f__3f__3f__3f__3f__3f__3f_1234" style:display-name="WW-?????????1234" style:family="paragraph">
      <style:paragraph-properties fo:text-align="center" style:justify-single-word="false" style:text-autospace="none"/>
      <style:text-properties fo:color="#ffffff" style:text-outline="false" style:text-line-through-styl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_3f__3f__3f__3f__3f__3f__3f__3f__3f__20_112" style:display-name="WW-????????? 112" style:family="paragraph">
      <style:paragraph-properties fo:margin-left="0cm" fo:margin-right="0cm" fo:margin-top="0cm" fo:margin-bottom="0.497cm" style:contextual-spacing="false" fo:text-indent="0cm" style:auto-text-indent="false" style:text-autospace="none"/>
      <style:text-properties style:use-window-font-color="true" style:text-outline="false" style:text-line-through-styl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WW-_3f__3f__3f__3f__3f__3f__3f__3f__3f__20_212" style:display-name="WW-????????? 212" style:family="paragraph" style:parent-style-name="WW-_3f__3f__3f__3f__3f__3f__3f__3f__3f__20_112">
      <style:paragraph-properties fo:margin-top="0cm" fo:margin-bottom="0.399cm" style:contextual-spacing="false"/>
      <style:text-properties fo:font-size="28pt" style:font-size-asian="28pt" style:font-size-complex="28pt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fo:color="#ffffff" style:text-outline="false" style:text-line-through-styl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_3f__3f__3f__3f__3f__3f__3f__3f__3f__20_1123" style:display-name="WW-????????? 1123" style:family="paragraph">
      <style:paragraph-properties fo:margin-left="0cm" fo:margin-right="0cm" fo:margin-top="0cm" fo:margin-bottom="0.497cm" style:contextual-spacing="false" fo:text-indent="0cm" style:auto-text-indent="false" style:text-autospace="none"/>
      <style:text-properties style:use-window-font-color="true" style:text-outline="false" style:text-line-through-styl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top="0cm" fo:margin-bottom="0.399cm" style:contextual-spacing="false"/>
      <style:text-properties fo:font-size="28pt" style:font-size-asian="28pt" style:font-size-complex="28pt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Wingdings" fo:font-family="Wingdings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1pt" officeooo:rsid="0022bcea" style:font-size-asian="11pt" style:font-name-complex="Symbol" style:font-family-complex="Symbol" style:font-family-generic-complex="roman" style:font-pitch-complex="variable" style:font-charset-complex="x-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-Absatz-Standardschriftart11111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Заголовок_20_2_20_Знак" style:display-name="Заголовок 2 Знак" style:family="text" style:parent-style-name="Основной_20_шрифт_20_абзаца">
      <style:text-properties fo:font-size="12pt" fo:font-weight="bold" style:font-size-asian="12pt" style:font-weight-asian="bold"/>
    </style:style>
    <style:style style:name="Заголовок_20_4_20_Знак" style:display-name="Заголовок 4 Знак" style:family="text" style:parent-style-name="Основной_20_шрифт_20_абзаца">
      <style:text-properties fo:font-size="13pt" style:font-size-asian="13pt"/>
    </style:style>
    <style:style style:name="Заголовок_20_5_20_Знак" style:display-name="Заголовок 5 Знак" style:family="text" style:parent-style-name="Основной_20_шрифт_20_абзаца">
      <style:text-properties fo:font-size="14pt" style:font-size-asian="14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Заголовок_20_6_20_Знак" style:display-name="Заголовок 6 Знак" style:family="text" style:parent-style-name="Основной_20_шрифт_20_абзаца">
      <style:text-properties fo:font-size="14pt" style:font-size-asian="14pt"/>
    </style:style>
    <style:style style:name="Подзаголовок_20_Знак" style:display-name="Подзаголовок Знак" style:family="text" style:parent-style-name="Основной_20_шрифт_20_абзаца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Название_20_Знак" style:display-name="Название Знак" style:family="text" style:parent-style-name="Основной_20_шрифт_20_абзаца">
      <style:text-properties fo:font-size="13pt" style:font-size-asian="13pt"/>
    </style:style>
    <style:style style:name="Основной_20_текст_20_Знак" style:display-name="Основной текст Знак" style:family="text" style:parent-style-name="Основной_20_шрифт_20_абзаца">
      <style:text-properties fo:font-size="14pt" style:font-size-asian="14pt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6.3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uk" fo:country="UA"/>
    </style:style>
    <style:style style:name="MP2" style:family="paragraph" style:parent-style-name="Footer">
      <style:text-properties fo:language="uk" fo:country="UA"/>
    </style:style>
    <style:style style:name="MP3" style:family="paragraph" style:parent-style-name="Header">
      <style:paragraph-properties fo:margin-left="0cm" fo:margin-right="0.635cm" fo:text-indent="0cm" style:auto-text-indent="false"/>
      <style:text-properties fo:language="uk" fo:country="UA"/>
    </style:style>
    <style:style style:name="MP4" style:family="paragraph" style:parent-style-name="Footer" style:master-page-name="">
      <style:paragraph-properties fo:margin-left="0cm" fo:margin-right="0cm" fo:text-align="end" style:justify-single-word="false" fo:text-indent="0cm" style:auto-text-indent="false" style:page-number="auto"/>
      <style:text-properties fo:language="uk" fo:country="UA"/>
    </style:style>
    <style:page-layout style:name="Mpm1">
      <style:page-layout-properties fo:page-width="21.001cm" fo:page-height="29.7cm" style:num-format="1" style:print-orientation="portrait" fo:margin-top="1.408cm" fo:margin-bottom="1.487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.501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07cm" fo:margin-left="0cm" fo:margin-right="0cm" fo:margin-bottom="0.309cm" style:dynamic-spacing="true"/>
      </style:header-style>
      <style:footer-style>
        <style:header-footer-properties fo:min-height="0.487cm" fo:margin-left="0cm" fo:margin-right="0cm" fo:margin-top="0.388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.501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499cm" fo:margin-left="2.501cm" fo:margin-right="1.501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2"/>
      </style:footer>
    </style:master-page>
    <style:master-page style:name="Первое_20_преобразование_20_1" style:display-name="Первое преобразование 1" style:page-layout-name="Mpm3" style:next-style-name="Преобразование_20_1">
      <style:header>
        <text:p text:style-name="Standard"/>
      </style:header>
      <style:footer>
        <text:p text:style-name="Standard"/>
      </style:footer>
    </style:master-page>
    <style:master-page style:name="Преобразование_20_1" style:display-name="Преобразование 1" style:page-layout-name="Mpm4">
      <style:header>
        <text:p text:style-name="MP3"/>
      </style:header>
      <style:footer>
        <text:p text:style-name="MP4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РПЧ</dc:title>
    <meta:initial-creator>Unknown User</meta:initial-creator>
    <meta:creation-date>2011-09-30T13:08:00</meta:creation-date>
    <dc:date>2014-03-19T05:10:12.763088002</dc:date>
    <meta:print-date>2011-11-08T14:55:00</meta:print-date>
    <meta:editing-cycles>35</meta:editing-cycles>
    <meta:editing-duration>P24DT5H10M17S</meta:editing-duration>
    <meta:generator>LibreOffice/4.2.0.4$Linux_X86_64 LibreOffice_project/05dceb5d363845f2cf968344d7adab8dcfb2ba71</meta:generator>
    <meta:document-statistic meta:table-count="10" meta:image-count="0" meta:object-count="0" meta:page-count="10" meta:paragraph-count="539" meta:word-count="2460" meta:character-count="17089" meta:non-whitespace-character-count="15175"/>
    <meta:user-defined meta:name="Поле 1"/>
    <meta:user-defined meta:name="Поле 2"/>
    <meta:user-defined meta:name="Поле 3"/>
    <meta:user-defined meta:name="Поле 4"/>
  </office:meta>
</office:document-meta>
</file>